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PSMT" fo:font-size="9.5pt" fo:font-weight="normal" style:font-size-asian="9.5pt" style:font-weight-asian="normal" style:font-size-complex="9.5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499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11"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5"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6" style:family="paragraph" style:parent-style-name="Heading_20_1">
      <style:paragraph-properties fo:margin-top="0cm" fo:margin-bottom="0cm" fo:text-align="center" style:justify-single-word="false"/>
      <style:text-properties style:font-name="Century Schoolbook L" fo:font-size="14pt" style:font-size-asian="14pt" style:font-size-complex="14pt"/>
    </style:style>
    <style:style style:name="P17" style:family="paragraph" style:parent-style-name="Heading_20_2">
      <style:text-properties fo:font-size="12pt" fo:font-style="normal" style:font-size-asian="12pt" style:font-style-asian="normal" style:font-size-complex="12pt" style:font-style-complex="normal"/>
    </style:style>
    <style:style style:name="P18"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9" style:family="paragraph">
      <style:paragraph-properties fo:text-align="start" style:writing-mode="lr-tb"/>
    </style:style>
    <style:style style:name="P20" style:family="paragraph">
      <style:paragraph-properties fo:text-align="start" style:writing-mode="lr-tb"/>
      <style:text-properties fo:font-size="24pt"/>
    </style:style>
    <style:style style:name="P21" style:family="paragraph">
      <style:paragraph-properties fo:text-align="start" style:writing-mode="lr-tb"/>
      <style:text-properties fo:font-size="6.5pt" style:font-size-asian="6.5pt" style:font-size-complex="6.5pt"/>
    </style:style>
    <style:style style:name="P22" style:family="paragraph">
      <style:paragraph-properties fo:text-align="start" style:writing-mode="lr-tb"/>
      <style:text-properties fo:font-size="6.69999980926514pt" style:font-size-asian="6.69999980926514pt" style:font-size-complex="6.69999980926514pt"/>
    </style:style>
    <style:style style:name="P23" style:family="paragraph">
      <style:paragraph-properties fo:text-align="start" style:writing-mode="lr-tb"/>
      <style:text-properties fo:font-size="6.40000009536743pt" style:font-size-asian="6.40000009536743pt" style:font-size-complex="6.40000009536743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use-window-font-color="true"/>
    </style:style>
    <style:style style:name="T9" style:family="text">
      <style:text-properties fo:color="#ff0000"/>
    </style:style>
    <style:style style:name="T10" style:family="text">
      <style:text-properties fo:color="#800000"/>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5pt" style:font-size-asian="6.5pt" style:font-name-complex="Arial1" style:font-size-complex="6.5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Arial1" fo:font-size="6.69999980926514pt" style:font-size-asian="6.69999980926514pt" style:font-name-complex="Arial1" style:font-size-complex="6.69999980926514pt"/>
    </style:style>
    <style:style style:name="T15" style:family="text">
      <style:text-properties fo:color="#000000" style:font-name="Arial1" fo:font-size="6.40000009536743pt" style:font-size-asian="6.40000009536743pt" style:font-name-complex="Arial1" style:font-size-complex="6.40000009536743pt"/>
    </style:style>
    <style:style style:name="T16" style:family="text">
      <style:text-properties fo:color="#000000" style:font-name="Arial1" fo:font-size="7.09999990463257pt" style:font-size-asian="7.09999990463257pt" style:font-name-complex="Arial1" style:font-size-complex="7.09999990463257pt"/>
    </style:style>
    <style:style style:name="T17" style:family="text">
      <style:text-properties fo:color="#000000" style:font-name="Arial1" fo:font-size="6.09999990463257pt" style:font-size-asian="6.09999990463257pt" style:font-name-complex="Arial1" style:font-size-complex="6.09999990463257pt"/>
    </style:style>
    <style:style style:name="T18" style:family="text">
      <style:text-properties fo:color="#000000" style:font-name="Times New Roman1" fo:font-size="11pt" fo:font-style="italic" style:font-size-asian="11pt" style:font-name-complex="Times New Roman1" style:font-size-complex="11pt" style:font-style-complex="italic"/>
    </style:style>
    <style:style style:name="T19"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0" style:family="text">
      <style:text-properties fo:color="#000000" style:font-name="OpenSymbol" fo:font-size="11pt" style:font-size-asian="11pt" style:font-name-complex="OpenSymbol" style:font-size-complex="11pt"/>
    </style:style>
    <style:style style:name="T21" style:family="text">
      <style:text-properties fo:color="#000000" style:font-name="OpenSymbol" fo:font-size="29.8999996185303pt" style:font-size-asian="29.8999996185303pt" style:font-name-complex="OpenSymbol" style:font-size-complex="29.8999996185303pt"/>
    </style:style>
    <style:style style:name="T22" style:family="text">
      <style:text-properties fo:color="#000000" style:font-name="Times New Roman1" fo:font-size="11pt" style:font-size-asian="11pt" style:font-name-complex="Times New Roman1" style:font-size-complex="11pt"/>
    </style:style>
    <style:style style:name="T23" style:family="text">
      <style:text-properties fo:color="#000000" style:font-name="OpenSymbol" fo:font-size="16pt" style:font-size-asian="16pt" style:font-name-complex="OpenSymbol" style:font-size-complex="16pt"/>
    </style:style>
    <style:style style:name="T24" style:family="text">
      <style:text-properties fo:color="#000000" style:font-name="OpenSymbol" fo:font-size="6.59999990463257pt" style:font-size-asian="6.59999990463257pt" style:font-name-complex="OpenSymbol" style:font-size-complex="6.59999990463257pt"/>
    </style:style>
    <style:style style:name="T25" style:family="text">
      <style:text-properties fo:color="#000000" style:font-name="Times New Roman1" fo:font-size="6.59999990463257pt" style:font-size-asian="6.59999990463257pt" style:font-name-complex="Times New Roman1" style:font-size-complex="6.59999990463257pt"/>
    </style:style>
    <style:style style:name="T26" style:family="text">
      <style:text-properties fo:color="#000000" style:font-name="OpenSymbol" fo:font-size="14.6000003814697pt" style:font-size-asian="14.6000003814697pt" style:font-name-complex="OpenSymbol" style:font-size-complex="14.6000003814697pt"/>
    </style:style>
    <style:style style:name="T27" style:family="text">
      <style:text-properties fo:color="#000000" style:font-name="Courier New" fo:font-size="8pt" style:font-size-asian="8pt" style:font-name-complex="Courier New" style:font-size-complex="8pt"/>
    </style:style>
    <style:style style:name="T28"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4" style:family="graphic">
      <style:graphic-properties draw:stroke="solid" svg:stroke-color="#000000" draw:marker-start="" draw:marker-end="" draw:fill="non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295cm" fo:min-width="0.624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66cm" fo:min-width="1.427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95cm" fo:min-width="0.73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95cm" fo:min-width="0.286cm" fo:padding-top="0cm" fo:padding-bottom="0cm" fo:padding-left="0cm" fo:padding-right="0cm" style:run-through="foreground"/>
    </style:style>
    <style:style style:name="gr9"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0"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95cm" fo:min-width="0.215cm" fo:padding-top="0cm" fo:padding-bottom="0cm" fo:padding-left="0cm" fo:padding-right="0cm" style:run-through="foreground"/>
    </style:style>
    <style:style style:name="gr12" style:family="graphic">
      <style:graphic-properties draw:stroke="solid" svg:stroke-color="#000000" draw:marker-start="" draw:marker-end="" draw:fill="solid" draw:fill-color="#ffffff" style:run-through="foreground" style:vertical-pos="from-top" style:vertical-rel="page" style:horizontal-pos="from-left" style:horizontal-rel="paragraph" draw:wrap-influence-on-position="once-concurrent" style:flow-with-text="false"/>
    </style:style>
    <style:style style:name="gr13" style:family="graphic">
      <style:graphic-properties draw:stroke="none" draw:marker-start="" draw:marker-end="" draw:fill="none" draw:textarea-horizontal-align="left" draw:textarea-vertical-align="top" draw:auto-grow-height="true" draw:auto-grow-width="true" fo:min-height="0.282cm" fo:min-width="0.59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4" style:family="graphic">
      <style:graphic-properties draw:stroke="solid" svg:stroke-width="0.004cm" svg:stroke-color="#000000"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15" style:family="graphic">
      <style:graphic-properties draw:stroke="solid"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16" style:family="graphic">
      <style:graphic-properties draw:stroke="none" draw:marker-start="" draw:marker-end="" draw:fill="none" draw:textarea-horizontal-align="left" draw:textarea-vertical-align="top" draw:auto-grow-height="true" draw:auto-grow-width="true" fo:min-height="0.266cm" fo:min-width="3.50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272cm" fo:min-width="1.46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8" style:family="graphic">
      <style:graphic-properties draw:stroke="dash" svg:stroke-color="#4c4c4c" draw:marker-start="" draw:marker-end="" draw:fill="none" style:run-through="foreground" style:vertical-pos="from-top" style:vertical-rel="page" style:horizontal-pos="from-left" style:horizontal-rel="paragraph" draw:wrap-influence-on-position="once-concurrent" style:flow-with-text="false"/>
    </style:style>
    <style:style style:name="gr19" style:family="graphic">
      <style:graphic-properties draw:stroke="none" draw:marker-start="" draw:marker-end="" draw:fill="none" draw:textarea-horizontal-align="left" draw:textarea-vertical-align="top" draw:auto-grow-height="true" draw:auto-grow-width="true" fo:min-height="0.282cm" fo:min-width="0.70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0" style:family="graphic">
      <style:graphic-properties draw:stroke="solid" svg:stroke-width="0.004cm" svg:stroke-color="#4c4c4c"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1" style:family="graphic">
      <style:graphic-properties draw:stroke="none" draw:marker-start="" draw:marker-end="" draw:fill="none" draw:textarea-horizontal-align="left" draw:textarea-vertical-align="top" draw:auto-grow-height="true" draw:auto-grow-width="true" fo:min-height="0.266cm" fo:min-width="0.79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2" style:family="graphic">
      <style:graphic-properties draw:stroke="solid" svg:stroke-width="0.004cm" svg:stroke-color="#4c4c4c"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3" style:family="graphic">
      <style:graphic-properties draw:stroke="solid" svg:stroke-width="0.004cm" svg:stroke-color="#000000" draw:marker-start="" draw:marker-end="" draw:fill="none"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4" style:family="graphic">
      <style:graphic-properties draw:stroke="solid" svg:stroke-width="0.004cm" svg:stroke-color="#000000"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5" style:family="graphic">
      <style:graphic-properties draw:stroke="none" draw:marker-start="" draw:marker-end="" draw:fill="solid" draw:fill-color="#000000" style:run-through="foreground" style:vertical-pos="from-top" style:vertical-rel="page" style:horizontal-pos="from-left" style:horizontal-rel="paragraph" draw:wrap-influence-on-position="once-concurrent" style:flow-with-text="false"/>
    </style:style>
    <style:style style:name="gr26" style:family="graphic">
      <style:graphic-properties draw:stroke="none" draw:marker-start="" draw:marker-end="" draw:fill="none" draw:textarea-horizontal-align="left" draw:textarea-vertical-align="top" draw:auto-grow-height="true" draw:auto-grow-width="true" fo:min-height="0.261cm" fo:min-width="1.53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7" style:family="graphic">
      <style:graphic-properties draw:stroke="none" draw:marker-start="" draw:marker-end="" draw:fill="none" draw:textarea-horizontal-align="left" draw:textarea-vertical-align="top" draw:auto-grow-height="true" draw:auto-grow-width="true" fo:min-height="0.282cm" fo:min-width="0.8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8" style:family="graphic">
      <style:graphic-properties draw:stroke="none" draw:marker-start="" draw:marker-end="" draw:fill="none" draw:textarea-horizontal-align="left" draw:textarea-vertical-align="top" draw:auto-grow-height="true" draw:auto-grow-width="true" fo:min-height="0.282cm" fo:min-width="0.40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9" style:family="graphic">
      <style:graphic-properties draw:stroke="none" draw:marker-start="" draw:marker-end="" draw:fill="none" draw:textarea-horizontal-align="left" draw:textarea-vertical-align="top" draw:auto-grow-height="true" draw:auto-grow-width="true" fo:min-height="0.266cm" fo:min-width="3.40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0" style:family="graphic">
      <style:graphic-properties draw:stroke="none" draw:marker-start="" draw:marker-end="" draw:fill="none" draw:textarea-horizontal-align="left" draw:textarea-vertical-align="top" draw:auto-grow-height="true" draw:auto-grow-width="true" fo:min-height="0.282cm" fo:min-width="4.29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1" style:family="graphic">
      <style:graphic-properties draw:stroke="none" draw:marker-start="" draw:marker-end="" draw:fill="none" draw:textarea-horizontal-align="left" draw:textarea-vertical-align="top" draw:auto-grow-height="true" draw:auto-grow-width="true" fo:min-height="0.282cm" fo:min-width="4.13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2" style:family="graphic">
      <style:graphic-properties draw:stroke="none" draw:marker-start="" draw:marker-end="" draw:fill="none" draw:textarea-horizontal-align="left" draw:textarea-vertical-align="top" draw:auto-grow-height="true" draw:auto-grow-width="true" fo:min-height="0.291cm" fo:min-width="0.8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3"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4" style:family="graphic">
      <style:graphic-properties draw:stroke="none" draw:marker-start="" draw:marker-end="" draw:fill="none" draw:textarea-horizontal-align="left" draw:textarea-vertical-align="top" draw:auto-grow-height="true" draw:auto-grow-width="true" fo:min-height="0.291cm" fo:min-width="1.4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5" style:family="graphic">
      <style:graphic-properties draw:stroke="none" draw:marker-start="" draw:marker-end="" draw:fill="none" draw:textarea-horizontal-align="left" draw:textarea-vertical-align="top" draw:auto-grow-height="true" draw:auto-grow-width="true" fo:min-height="0.291cm" fo:min-width="1.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6" style:family="graphic">
      <style:graphic-properties draw:stroke="none" draw:marker-start="" draw:marker-end="" draw:fill="none" draw:textarea-horizontal-align="left" draw:textarea-vertical-align="top" draw:auto-grow-height="true" draw:auto-grow-width="true" fo:min-height="0.272cm" fo:min-width="1.49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7" style:family="graphic">
      <style:graphic-properties draw:stroke="none" draw:marker-start="" draw:marker-end="" draw:fill="none" draw:textarea-horizontal-align="left" draw:textarea-vertical-align="top" draw:auto-grow-height="true" draw:auto-grow-width="true" fo:min-height="0.272cm" fo:min-width="1.43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8" style:family="graphic">
      <style:graphic-properties draw:stroke="none" draw:marker-start="" draw:marker-end="" draw:fill="none" draw:textarea-horizontal-align="left" draw:textarea-vertical-align="top" draw:auto-grow-height="true" draw:auto-grow-width="true" fo:min-height="0.291cm" fo:min-width="2.3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9" style:family="graphic">
      <style:graphic-properties draw:stroke="none" draw:marker-start="" draw:marker-end="" draw:fill="none" draw:textarea-horizontal-align="left" draw:textarea-vertical-align="top" draw:auto-grow-height="true" draw:auto-grow-width="true" fo:min-height="0.291cm" fo:min-width="3.13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0" style:family="graphic">
      <style:graphic-properties draw:stroke="none" draw:marker-start="" draw:marker-end="" draw:fill="none" draw:textarea-horizontal-align="left" draw:textarea-vertical-align="top" draw:auto-grow-height="true" draw:auto-grow-width="true" fo:min-height="0.291cm" fo:min-width="0.42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1" style:family="graphic">
      <style:graphic-properties draw:stroke="none" draw:marker-start="" draw:marker-end="" draw:fill="none" draw:textarea-horizontal-align="left" draw:textarea-vertical-align="top" draw:auto-grow-height="true" draw:auto-grow-width="true" fo:min-height="0.282cm" fo:min-width="1.266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82cm" fo:min-width="0.206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82cm" fo:min-width="0.383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5cm" fo:min-width="1.00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5" style:family="graphic">
      <style:graphic-properties draw:stroke="none" draw:marker-start="" draw:marker-end="" draw:fill="none" draw:textarea-horizontal-align="left" draw:textarea-vertical-align="top" draw:auto-grow-height="true" draw:auto-grow-width="true" fo:min-height="0.25cm" fo:min-width="1.31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6" style:family="graphic">
      <style:graphic-properties draw:stroke="none" draw:marker-start="" draw:marker-end="" draw:fill="none" draw:textarea-horizontal-align="left" draw:textarea-vertical-align="top" draw:auto-grow-height="true" draw:auto-grow-width="true" fo:min-height="0.25cm" fo:min-width="1.0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25cm" fo:min-width="1.1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8" style:family="graphic">
      <style:graphic-properties draw:stroke="none" draw:marker-start="" draw:marker-end="" draw:fill="none" draw:textarea-horizontal-align="left" draw:textarea-vertical-align="top" draw:auto-grow-height="true" draw:auto-grow-width="true" fo:min-height="0.25cm" fo:min-width="1.19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9" style:family="graphic">
      <style:graphic-properties draw:stroke="none" draw:marker-start="" draw:marker-end="" draw:fill="none" draw:textarea-horizontal-align="left" draw:textarea-vertical-align="top" draw:auto-grow-height="true" draw:auto-grow-width="true" fo:min-height="0.25cm" fo:min-width="0.9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0" style:family="graphic">
      <style:graphic-properties draw:stroke="none" draw:marker-start="" draw:marker-end="" draw:fill="none" draw:textarea-horizontal-align="left" draw:textarea-vertical-align="top" draw:auto-grow-height="true" draw:auto-grow-width="true" fo:min-height="0.25cm" fo:min-width="1.90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1" style:family="graphic">
      <style:graphic-properties draw:stroke="none" draw:marker-start="" draw:marker-end="" draw:fill="none" draw:textarea-horizontal-align="left" draw:textarea-vertical-align="top" draw:auto-grow-height="true" draw:auto-grow-width="true" fo:min-height="0.25cm" fo:min-width="2.63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2" style:family="graphic">
      <style:graphic-properties style:run-through="foreground" style:vertical-pos="middle" style:vertical-rel="baseline" style:horizontal-pos="from-left" style:horizontal-rel="paragraph" draw:wrap-influence-on-position="once-concurrent" style:flow-with-text="false"/>
    </style:style>
    <style:style style:name="gr53" style:family="graphic">
      <style:graphic-properties draw:stroke="none" draw:marker-start="" draw:marker-end="" draw:fill="none" draw:textarea-horizontal-align="left" draw:textarea-vertical-align="top" draw:auto-grow-height="true" draw:auto-grow-width="true" fo:min-height="0.448cm" fo:min-width="0.198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72cm" fo:min-width="0.093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48cm" fo:min-width="0.312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1.3cm" fo:min-width="0.406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448cm" fo:min-width="0.219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48cm" fo:min-width="0.125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48cm" fo:min-width="0.111cm" fo:padding-top="0cm" fo:padding-bottom="0cm" fo:padding-left="0cm" fo:padding-right="0cm" style:run-through="foreground"/>
    </style:style>
    <style:style style:name="gr60" style:family="graphic">
      <style:graphic-properties style:run-through="foreground" style:vertical-pos="from-top" style:horizontal-pos="from-left" style:horizontal-rel="paragraph" draw:wrap-influence-on-position="once-concurrent" style:flow-with-text="false"/>
    </style:style>
    <style:style style:name="gr61" style:family="graphic">
      <style:graphic-properties draw:stroke="none" draw:marker-start="" draw:marker-end="" draw:fill="none" draw:textarea-horizontal-align="left" draw:textarea-vertical-align="top" draw:auto-grow-height="true" draw:auto-grow-width="true" fo:min-height="0.48cm" fo:min-width="0.52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448cm" fo:min-width="0.155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697cm" fo:min-width="0.452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272cm" fo:min-width="0.108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289cm" fo:min-width="0.189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72cm" fo:min-width="0.12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289cm" fo:min-width="0.178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48cm" fo:min-width="0.212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448cm" fo:min-width="0.176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89cm" fo:min-width="0.314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48cm" fo:min-width="0.118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48cm" fo:min-width="0.228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9cm" fo:min-width="0.076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448cm" fo:min-width="0.489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637cm" fo:min-width="0.164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48cm" fo:min-width="0.432cm" fo:padding-top="0cm" fo:padding-bottom="0cm" fo:padding-left="0cm" fo:padding-right="0cm" style:run-through="foreground"/>
    </style:style>
    <style:style style:name="gr7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8" style:family="graphic">
      <style:graphic-properties draw:stroke="none" draw:marker-start="" draw:marker-end="" draw:fill="none" draw:textarea-horizontal-align="left" draw:textarea-vertical-align="top" draw:auto-grow-height="true" draw:auto-grow-width="true" fo:min-height="0.321cm" fo:min-width="0.85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321cm" fo:min-width="3.052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321cm" fo:min-width="1.528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321cm" fo:min-width="2.036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321cm" fo:min-width="2.205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321cm" fo:min-width="2.374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88cm" fo:min-width="1.28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5" style:family="graphic">
      <style:graphic-properties draw:stroke="none" draw:marker-start="" draw:marker-end="" draw:fill="none" draw:textarea-horizontal-align="left" draw:textarea-vertical-align="top" draw:auto-grow-height="true" draw:auto-grow-width="true" fo:min-height="0.266cm" fo:min-width="1.0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6" style:family="graphic">
      <style:graphic-properties draw:stroke="none" draw:marker-start="" draw:marker-end="" draw:fill="none" draw:textarea-horizontal-align="left" draw:textarea-vertical-align="top" draw:auto-grow-height="true" draw:auto-grow-width="true" fo:min-height="0.266cm" fo:min-width="1.50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7" style:family="graphic">
      <style:graphic-properties draw:stroke="none" draw:marker-start="" draw:marker-end="" draw:fill="none" draw:textarea-horizontal-align="left" draw:textarea-vertical-align="top" draw:auto-grow-height="true" draw:auto-grow-width="true" fo:min-height="0.266cm" fo:min-width="0.9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8" style:family="graphic">
      <style:graphic-properties draw:stroke="dash"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89" style:family="graphic">
      <style:graphic-properties draw:stroke="none" draw:marker-start="" draw:marker-end="" draw:fill="none" draw:textarea-horizontal-align="left" draw:textarea-vertical-align="top" draw:auto-grow-height="true" draw:auto-grow-width="true" fo:min-height="0.266cm" fo:min-width="0.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0" style:family="graphic">
      <style:graphic-properties draw:stroke="none" draw:marker-start="" draw:marker-end="" draw:fill="none" draw:textarea-horizontal-align="left" draw:textarea-vertical-align="top" draw:auto-grow-height="true" draw:auto-grow-width="true" fo:min-height="0.288cm" fo:min-width="0.07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1" style:family="graphic">
      <style:graphic-properties draw:stroke="none" draw:marker-start="" draw:marker-end="" draw:fill="none" draw:textarea-horizontal-align="left" draw:textarea-vertical-align="top" draw:auto-grow-height="true" draw:auto-grow-width="true" fo:min-height="0.266cm" fo:min-width="0.98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2" style:family="graphic">
      <style:graphic-properties draw:stroke="none" draw:marker-start="" draw:marker-end="" draw:fill="none" draw:textarea-horizontal-align="left" draw:textarea-vertical-align="top" draw:auto-grow-height="true" draw:auto-grow-width="true" fo:min-height="0.288cm" fo:min-width="0.9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3" style:family="graphic">
      <style:graphic-properties draw:stroke="none" draw:marker-start="" draw:marker-end="" draw:fill="none" draw:textarea-horizontal-align="left" draw:textarea-vertical-align="top" draw:auto-grow-height="true" draw:auto-grow-width="true" fo:min-height="0.266cm" fo:min-width="1.46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4" style:family="graphic">
      <style:graphic-properties draw:stroke="none" draw:marker-start="" draw:marker-end="" draw:fill="none" draw:textarea-horizontal-align="left" draw:textarea-vertical-align="top" draw:auto-grow-height="true" draw:auto-grow-width="true" fo:min-height="0.295cm" fo:min-width="0.62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5" style:family="graphic">
      <style:graphic-properties draw:stroke="none" draw:marker-start="" draw:marker-end="" draw:fill="none" draw:textarea-horizontal-align="left" draw:textarea-vertical-align="top" draw:auto-grow-height="true" draw:auto-grow-width="true" fo:min-height="0.295cm" fo:min-width="0.52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6" style:family="graphic">
      <style:graphic-properties draw:stroke="none" draw:marker-start="" draw:marker-end="" draw:fill="none" draw:textarea-horizontal-align="left" draw:textarea-vertical-align="top" draw:auto-grow-height="true" draw:auto-grow-width="true" fo:min-height="0.295cm" fo:min-width="0.21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7" style:family="graphic">
      <style:graphic-properties draw:stroke="none" draw:marker-start="" draw:marker-end="" draw:fill="none" draw:textarea-horizontal-align="left" draw:textarea-vertical-align="top" draw:auto-grow-height="true" draw:auto-grow-width="true" fo:min-height="0.531cm" fo:min-width="0.61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8" style:family="graphic">
      <style:graphic-properties draw:stroke="none" draw:marker-start="" draw:marker-end="" draw:fill="none" draw:textarea-horizontal-align="left" draw:textarea-vertical-align="top" draw:auto-grow-height="true" draw:auto-grow-width="true" fo:min-height="0.321cm" fo:min-width="2.882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321cm" fo:min-width="8.47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321cm" fo:min-width="0.173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321cm" fo:min-width="3.898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321cm" fo:min-width="5.422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321cm" fo:min-width="3.56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321cm" fo:min-width="4.745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321cm" fo:min-width="6.438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321cm" fo:min-width="5.761cm" fo:padding-top="0cm" fo:padding-bottom="0cm" fo:padding-left="0cm" fo:padding-right="0cm"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321cm" fo:min-width="8.301cm" fo:padding-top="0cm" fo:padding-bottom="0cm" fo:padding-left="0cm" fo:padding-right="0cm"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321cm" fo:min-width="2.544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3" draw:z-index="0" draw:style-name="gr1">
        <draw:polygon draw:style-name="gr2" svg:width="3.453cm" svg:height="1.83cm" svg:x="7.44cm" svg:y="8.345cm" svg:viewBox="0 0 3454 1831" draw:points="1729,1831 0,1831 0,0 3454,0 3454,1831">
          <text:p/>
        </draw:polygon>
        <draw:polygon draw:style-name="gr3" svg:width="1.625cm" svg:height="0.404cm" svg:x="7.844cm" svg:y="8.956cm" svg:viewBox="0 0 1626 405" draw:points="815,405 0,405 0,0 1626,0 1626,405">
          <text:p/>
        </draw:polygon>
        <draw:polygon draw:style-name="gr4" svg:width="1.625cm" svg:height="0.404cm" svg:x="7.844cm" svg:y="8.956cm" svg:viewBox="0 0 1626 405" draw:points="815,405 0,405 0,0 1626,0 1626,405">
          <text:p/>
        </draw:polygon>
        <draw:frame draw:style-name="gr5" draw:text-style-name="P20" svg:width="0.625cm" svg:height="0.295cm" svg:x="7.646cm" svg:y="8.493cm">
          <draw:text-box>
            <text:p text:style-name="P19"><text:span text:style-name="T11">Block</text:span></text:p>
          </draw:text-box>
        </draw:frame>
        <draw:polygon draw:style-name="gr3" svg:width="1.015cm" svg:height="0.404cm" svg:x="9.678cm" svg:y="8.956cm" svg:viewBox="0 0 1016 405" draw:points="508,405 0,405 0,0 1016,0 1016,405">
          <text:p/>
        </draw:polygon>
        <draw:polygon draw:style-name="gr4" svg:width="1.015cm" svg:height="0.404cm" svg:x="9.678cm" svg:y="8.956cm" svg:viewBox="0 0 1016 405" draw:points="508,405 0,405 0,0 1016,0 1016,405">
          <text:p/>
        </draw:polygon>
        <draw:frame draw:style-name="gr6" draw:text-style-name="P21" svg:width="1.428cm" svg:height="0.267cm" svg:x="8.069cm" svg:y="9.045cm">
          <draw:text-box>
            <text:p text:style-name="P19"><text:span text:style-name="T12">Föreg. Hashv.</text:span></text:p>
          </draw:text-box>
        </draw:frame>
        <draw:polygon draw:style-name="gr3" svg:width="0.814cm" svg:height="0.405cm" svg:x="7.844cm" svg:y="9.567cm" svg:viewBox="0 0 815 406" draw:points="409,406 0,406 0,0 815,0 815,406">
          <text:p/>
        </draw:polygon>
        <draw:polygon draw:style-name="gr4" svg:width="0.814cm" svg:height="0.405cm" svg:x="7.844cm" svg:y="9.567cm" svg:viewBox="0 0 815 406" draw:points="409,406 0,406 0,0 815,0 815,406">
          <text:p/>
        </draw:polygon>
        <draw:frame draw:style-name="gr7" draw:text-style-name="P20" svg:width="0.74cm" svg:height="0.295cm" svg:x="9.826cm" svg:y="9.045cm">
          <draw:text-box>
            <text:p text:style-name="P19"><text:span text:style-name="T11">Nonce</text:span></text:p>
          </draw:text-box>
        </draw:frame>
        <draw:polygon draw:style-name="gr3" svg:width="0.814cm" svg:height="0.405cm" svg:x="8.86cm" svg:y="9.567cm" svg:viewBox="0 0 815 406" draw:points="409,406 0,406 0,0 815,0 815,406">
          <text:p/>
        </draw:polygon>
        <draw:polygon draw:style-name="gr4" svg:width="0.814cm" svg:height="0.405cm" svg:x="8.86cm" svg:y="9.567cm" svg:viewBox="0 0 815 406" draw:points="409,406 0,406 0,0 815,0 815,406">
          <text:p/>
        </draw:polygon>
        <draw:frame draw:style-name="gr8" draw:text-style-name="P20" svg:width="0.287cm" svg:height="0.295cm" svg:x="8.112cm" svg:y="9.657cm">
          <draw:text-box>
            <text:p text:style-name="P19"><text:span text:style-name="T11">Tx</text:span></text:p>
          </draw:text-box>
        </draw:frame>
        <draw:polygon draw:style-name="gr3" svg:width="0.814cm" svg:height="0.405cm" svg:x="9.876cm" svg:y="9.567cm" svg:viewBox="0 0 815 406" draw:points="406,406 0,406 0,0 815,0 815,406">
          <text:p/>
        </draw:polygon>
        <draw:polygon draw:style-name="gr4" svg:width="0.814cm" svg:height="0.405cm" svg:x="9.876cm" svg:y="9.567cm" svg:viewBox="0 0 815 406" draw:points="406,406 0,406 0,0 815,0 815,406">
          <text:p/>
        </draw:polygon>
        <draw:frame draw:style-name="gr8" draw:text-style-name="P20" svg:width="0.287cm" svg:height="0.295cm" svg:x="9.128cm" svg:y="9.657cm">
          <draw:text-box>
            <text:p text:style-name="P19"><text:span text:style-name="T11">Tx</text:span></text:p>
          </draw:text-box>
        </draw:frame>
        <draw:polygon draw:style-name="gr9" svg:width="0.239cm" svg:height="0.161cm" svg:x="7.605cm" svg:y="9.082cm" svg:viewBox="0 0 240 162" draw:points="240,81 0,162 0,0">
          <text:p/>
        </draw:polygon>
        <draw:line draw:style-name="gr10" svg:x1="6.63cm" svg:y1="9.163cm" svg:x2="7.653cm" svg:y2="9.163cm">
          <text:p/>
        </draw:line>
        <draw:polygon draw:style-name="gr2" svg:width="3.453cm" svg:height="1.83cm" svg:x="11.504cm" svg:y="8.345cm" svg:viewBox="0 0 3454 1831" draw:points="1725,1831 0,1831 0,0 3454,0 3454,1831">
          <text:p/>
        </draw:polygon>
        <draw:frame draw:style-name="gr11" draw:text-style-name="P20" svg:width="0.216cm" svg:height="0.295cm" svg:x="10.186cm" svg:y="9.657cm">
          <draw:text-box>
            <text:p text:style-name="P19"><text:span text:style-name="T11">...</text:span></text:p>
          </draw:text-box>
        </draw:frame>
        <draw:polygon draw:style-name="gr3" svg:width="1.625cm" svg:height="0.404cm" svg:x="11.908cm" svg:y="8.956cm" svg:viewBox="0 0 1626 405" draw:points="811,405 0,405 0,0 1626,0 1626,405">
          <text:p/>
        </draw:polygon>
        <draw:polygon draw:style-name="gr4" svg:width="1.625cm" svg:height="0.404cm" svg:x="11.908cm" svg:y="8.956cm" svg:viewBox="0 0 1626 405" draw:points="811,405 0,405 0,0 1626,0 1626,405">
          <text:p/>
        </draw:polygon>
        <draw:frame draw:style-name="gr5" draw:text-style-name="P20" svg:width="0.625cm" svg:height="0.295cm" svg:x="11.71cm" svg:y="8.493cm">
          <draw:text-box>
            <text:p text:style-name="P19"><text:span text:style-name="T11">Block</text:span></text:p>
          </draw:text-box>
        </draw:frame>
        <draw:polygon draw:style-name="gr3" svg:width="1.015cm" svg:height="0.404cm" svg:x="13.737cm" svg:y="8.956cm" svg:viewBox="0 0 1016 405" draw:points="508,405 0,405 0,0 1016,0 1016,405">
          <text:p/>
        </draw:polygon>
        <draw:polygon draw:style-name="gr4" svg:width="1.015cm" svg:height="0.404cm" svg:x="13.737cm" svg:y="8.956cm" svg:viewBox="0 0 1016 405" draw:points="508,405 0,405 0,0 1016,0 1016,405">
          <text:p/>
        </draw:polygon>
        <draw:frame draw:style-name="gr6" draw:text-style-name="P21" svg:width="1.428cm" svg:height="0.267cm" svg:x="12.13cm" svg:y="9.045cm">
          <draw:text-box>
            <text:p text:style-name="P19"><text:span text:style-name="T12">Föreg. Hashv.</text:span></text:p>
          </draw:text-box>
        </draw:frame>
        <draw:polygon draw:style-name="gr3" svg:width="0.81cm" svg:height="0.405cm" svg:x="11.908cm" svg:y="9.567cm" svg:viewBox="0 0 811 406" draw:points="406,406 0,406 0,0 811,0 811,406">
          <text:p/>
        </draw:polygon>
        <draw:polygon draw:style-name="gr4" svg:width="0.81cm" svg:height="0.405cm" svg:x="11.908cm" svg:y="9.567cm" svg:viewBox="0 0 811 406" draw:points="406,406 0,406 0,0 811,0 811,406">
          <text:p/>
        </draw:polygon>
        <draw:frame draw:style-name="gr7" draw:text-style-name="P20" svg:width="0.74cm" svg:height="0.295cm" svg:x="13.887cm" svg:y="9.045cm">
          <draw:text-box>
            <text:p text:style-name="P19"><text:span text:style-name="T11">Nonce</text:span></text:p>
          </draw:text-box>
        </draw:frame>
        <draw:polygon draw:style-name="gr3" svg:width="0.81cm" svg:height="0.405cm" svg:x="12.924cm" svg:y="9.567cm" svg:viewBox="0 0 811 406" draw:points="406,406 0,406 0,0 811,0 811,406">
          <text:p/>
        </draw:polygon>
        <draw:polygon draw:style-name="gr4" svg:width="0.81cm" svg:height="0.405cm" svg:x="12.924cm" svg:y="9.567cm" svg:viewBox="0 0 811 406" draw:points="406,406 0,406 0,0 811,0 811,406">
          <text:p/>
        </draw:polygon>
        <draw:frame draw:style-name="gr8" draw:text-style-name="P20" svg:width="0.287cm" svg:height="0.295cm" svg:x="12.172cm" svg:y="9.657cm">
          <draw:text-box>
            <text:p text:style-name="P19"><text:span text:style-name="T11">Tx</text:span></text:p>
          </draw:text-box>
        </draw:frame>
        <draw:polygon draw:style-name="gr3" svg:width="0.81cm" svg:height="0.405cm" svg:x="13.94cm" svg:y="9.567cm" svg:viewBox="0 0 811 406" draw:points="406,406 0,406 0,0 811,0 811,406">
          <text:p/>
        </draw:polygon>
        <draw:polygon draw:style-name="gr4" svg:width="0.81cm" svg:height="0.405cm" svg:x="13.94cm" svg:y="9.567cm" svg:viewBox="0 0 811 406" draw:points="406,406 0,406 0,0 811,0 811,406">
          <text:p/>
        </draw:polygon>
        <draw:frame draw:style-name="gr8" draw:text-style-name="P20" svg:width="0.287cm" svg:height="0.295cm" svg:x="13.188cm" svg:y="9.657cm">
          <draw:text-box>
            <text:p text:style-name="P19"><text:span text:style-name="T11">Tx</text:span></text:p>
          </draw:text-box>
        </draw:frame>
        <draw:polygon draw:style-name="gr9" svg:width="0.243cm" svg:height="0.161cm" svg:x="11.667cm" svg:y="9.082cm" svg:viewBox="0 0 244 162" draw:points="244,81 0,162 0,0">
          <text:p/>
        </draw:polygon>
        <draw:line draw:style-name="gr10" svg:x1="10.892cm" svg:y1="9.163cm" svg:x2="11.714cm" svg:y2="9.163cm">
          <text:p/>
        </draw:line>
        <draw:frame draw:style-name="gr11" draw:text-style-name="P20" svg:width="0.216cm" svg:height="0.295cm" svg:x="14.245cm" svg:y="9.657cm">
          <draw:text-box>
            <text:p text:style-name="P19"><text:span text:style-name="T11">...</text:span></text:p>
          </draw:text-box>
        </draw:frame>
      </draw:g>
      <draw:polygon text:anchor-type="page" text:anchor-page-number="4" draw:z-index="1" draw:style-name="gr12" svg:width="4.825cm" svg:height="5.234cm" svg:x="11.203cm" svg:y="16.386cm" svg:viewBox="0 0 4826 5235" draw:points="2413,5235 0,5235 0,0 4826,0 4826,5235">
        <text:p/>
      </draw:polygon>
      <draw:polygon text:anchor-type="page" text:anchor-page-number="4" draw:z-index="2" draw:style-name="gr12" svg:width="4.86cm" svg:height="5.234cm" svg:x="5.562cm" svg:y="16.386cm" svg:viewBox="0 0 4861 5235" draw:points="2430,5235 0,5235 0,0 4861,0 4861,5235">
        <text:p/>
      </draw:polygon>
      <draw:frame text:anchor-type="page" text:anchor-page-number="4" draw:z-index="3" draw:style-name="gr13" draw:text-style-name="P20" svg:width="0.599cm" svg:height="0.283cm" svg:x="11.396cm" svg:y="16.503cm">
        <draw:text-box>
          <text:p text:style-name="P19"><text:span text:style-name="T13">Block</text:span></text:p>
        </draw:text-box>
      </draw:frame>
      <draw:polygon text:anchor-type="page" text:anchor-page-number="4" draw:z-index="4" draw:style-name="gr12" svg:width="3.499cm" svg:height="1.745cm" svg:x="6.535cm" svg:y="16.58cm" svg:viewBox="0 0 3500 1746" draw:points="1750,1746 0,1746 0,0 3500,0 3500,1746">
        <text:p/>
      </draw:polygon>
      <draw:frame text:anchor-type="page" text:anchor-page-number="4" draw:z-index="5" draw:style-name="gr13" draw:text-style-name="P20" svg:width="0.599cm" svg:height="0.283cm" svg:x="5.743cm" svg:y="16.503cm">
        <draw:text-box>
          <text:p text:style-name="P19"><text:span text:style-name="T13">Block</text:span></text:p>
        </draw:text-box>
      </draw:frame>
      <draw:polygon text:anchor-type="page" text:anchor-page-number="4" draw:z-index="6" draw:style-name="gr14" svg:width="1.554cm" svg:height="0.387cm" svg:x="6.924cm" svg:y="17.161cm" svg:viewBox="0 0 1555 388" draw:points="776,388 0,388 0,0 1555,0 1555,388">
        <text:p/>
      </draw:polygon>
      <draw:polygon text:anchor-type="page" text:anchor-page-number="4" draw:z-index="7" draw:style-name="gr15" svg:width="1.554cm" svg:height="0.387cm" svg:x="6.924cm" svg:y="17.161cm" svg:viewBox="0 0 1555 388" draw:points="776,388 0,388 0,0 1555,0 1555,388">
        <text:p/>
      </draw:polygon>
      <draw:frame text:anchor-type="page" text:anchor-page-number="4" draw:z-index="8" draw:style-name="gr16" draw:text-style-name="P21" svg:width="3.509cm" svg:height="0.267cm" svg:x="6.535cm" svg:y="16.704cm">
        <draw:text-box>
          <text:p text:style-name="P19"><text:span text:style-name="T12"><text:s/></text:span><text:span text:style-name="T12">Blockhuvud (Blockets Hashvärde)</text:span></text:p>
        </draw:text-box>
      </draw:frame>
      <draw:polygon text:anchor-type="page" text:anchor-page-number="4" draw:z-index="9" draw:style-name="gr14" svg:width="1.167cm" svg:height="0.387cm" svg:x="8.673cm" svg:y="17.161cm" svg:viewBox="0 0 1168 388" draw:points="582,388 0,388 0,0 1168,0 1168,388">
        <text:p/>
      </draw:polygon>
      <draw:polygon text:anchor-type="page" text:anchor-page-number="4" draw:z-index="10" draw:style-name="gr15" svg:width="1.167cm" svg:height="0.387cm" svg:x="8.673cm" svg:y="17.161cm" svg:viewBox="0 0 1168 388" draw:points="582,388 0,388 0,0 1168,0 1168,388">
        <text:p/>
      </draw:polygon>
      <draw:frame text:anchor-type="page" text:anchor-page-number="4" draw:z-index="11" draw:style-name="gr17" draw:text-style-name="P22" svg:width="1.47cm" svg:height="0.272cm" svg:x="6.923cm" svg:y="17.277cm">
        <draw:text-box>
          <text:p text:style-name="P19"><text:span text:style-name="T14">Föreg. Hashv.</text:span></text:p>
        </draw:text-box>
      </draw:frame>
      <draw:polygon text:anchor-type="page" text:anchor-page-number="4" draw:z-index="12" draw:style-name="gr14" svg:width="1.164cm" svg:height="0.387cm" svg:x="6.341cm" svg:y="18.909cm" svg:viewBox="0 0 1165 388" draw:points="583,388 0,388 0,0 1165,0 1165,388">
        <text:p/>
      </draw:polygon>
      <draw:polygon text:anchor-type="page" text:anchor-page-number="4" draw:z-index="13" draw:style-name="gr18" svg:width="1.164cm" svg:height="0.387cm" svg:x="6.341cm" svg:y="18.909cm" svg:viewBox="0 0 1165 388" draw:points="583,388 0,388 0,0 1165,0 1165,388">
        <text:p/>
      </draw:polygon>
      <draw:frame text:anchor-type="page" text:anchor-page-number="4" draw:z-index="14" draw:style-name="gr19" draw:text-style-name="P20" svg:width="0.708cm" svg:height="0.283cm" svg:x="8.904cm" svg:y="17.231cm">
        <draw:text-box>
          <text:p text:style-name="P19"><text:span text:style-name="T13">Nonce</text:span></text:p>
        </draw:text-box>
      </draw:frame>
      <draw:polygon text:anchor-type="page" text:anchor-page-number="4" draw:z-index="15" draw:style-name="gr20" svg:width="0.779cm" svg:height="0.387cm" svg:x="5.95cm" svg:y="20.069cm" svg:viewBox="0 0 780 388" draw:points="391,388 0,388 0,0 780,0 780,388">
        <text:p/>
      </draw:polygon>
      <draw:polygon text:anchor-type="page" text:anchor-page-number="4" draw:z-index="16" draw:style-name="gr18" svg:width="0.779cm" svg:height="0.387cm" svg:x="5.95cm" svg:y="20.069cm" svg:viewBox="0 0 780 388" draw:points="391,388 0,388 0,0 780,0 780,388">
        <text:p/>
      </draw:polygon>
      <draw:frame text:anchor-type="page" text:anchor-page-number="4" draw:z-index="17" draw:style-name="gr21" draw:text-style-name="P21" svg:width="0.795cm" svg:height="0.267cm" svg:x="6.491cm" svg:y="18.988cm">
        <draw:text-box>
          <text:p text:style-name="P19"><text:span text:style-name="T12">Hash01</text:span></text:p>
        </draw:text-box>
      </draw:frame>
      <draw:polygon text:anchor-type="page" text:anchor-page-number="4" draw:z-index="18" draw:style-name="gr20" svg:width="0.778cm" svg:height="0.387cm" svg:x="7.118cm" svg:y="20.069cm" svg:viewBox="0 0 779 388" draw:points="388,388 0,388 0,0 779,0 779,388">
        <text:p/>
      </draw:polygon>
      <draw:polygon text:anchor-type="page" text:anchor-page-number="4" draw:z-index="19" draw:style-name="gr18" svg:width="0.778cm" svg:height="0.387cm" svg:x="7.118cm" svg:y="20.069cm" svg:viewBox="0 0 779 388" draw:points="388,388 0,388 0,0 779,0 779,388">
        <text:p/>
      </draw:polygon>
      <draw:frame text:anchor-type="page" text:anchor-page-number="4" draw:z-index="20" draw:style-name="gr19" draw:text-style-name="P20" svg:width="0.708cm" svg:height="0.283cm" svg:x="5.988cm" svg:y="20.138cm">
        <draw:text-box>
          <text:p text:style-name="P19"><text:span text:style-name="T13">Hash0</text:span></text:p>
        </draw:text-box>
      </draw:frame>
      <draw:polygon text:anchor-type="page" text:anchor-page-number="4" draw:z-index="21" draw:style-name="gr20" svg:width="0.775cm" svg:height="0.387cm" svg:x="8.285cm" svg:y="20.069cm" svg:viewBox="0 0 776 388" draw:points="388,388 0,388 0,0 776,0 776,388">
        <text:p/>
      </draw:polygon>
      <draw:polygon text:anchor-type="page" text:anchor-page-number="4" draw:z-index="22" draw:style-name="gr18" svg:width="0.775cm" svg:height="0.387cm" svg:x="8.285cm" svg:y="20.069cm" svg:viewBox="0 0 776 388" draw:points="388,388 0,388 0,0 776,0 776,388">
        <text:p/>
      </draw:polygon>
      <draw:frame text:anchor-type="page" text:anchor-page-number="4" draw:z-index="23" draw:style-name="gr19" draw:text-style-name="P20" svg:width="0.708cm" svg:height="0.283cm" svg:x="7.161cm" svg:y="20.138cm">
        <draw:text-box>
          <text:p text:style-name="P19"><text:span text:style-name="T13">Hash1</text:span></text:p>
        </draw:text-box>
      </draw:frame>
      <draw:polygon text:anchor-type="page" text:anchor-page-number="4" draw:z-index="24" draw:style-name="gr20" svg:width="0.775cm" svg:height="0.387cm" svg:x="9.452cm" svg:y="20.069cm" svg:viewBox="0 0 776 388" draw:points="388,388 0,388 0,0 776,0 776,388">
        <text:p/>
      </draw:polygon>
      <draw:polygon text:anchor-type="page" text:anchor-page-number="4" draw:z-index="25" draw:style-name="gr18" svg:width="0.775cm" svg:height="0.387cm" svg:x="9.452cm" svg:y="20.069cm" svg:viewBox="0 0 776 388" draw:points="388,388 0,388 0,0 776,0 776,388">
        <text:p/>
      </draw:polygon>
      <draw:frame text:anchor-type="page" text:anchor-page-number="4" draw:z-index="26" draw:style-name="gr19" draw:text-style-name="P20" svg:width="0.708cm" svg:height="0.283cm" svg:x="8.315cm" svg:y="20.138cm">
        <draw:text-box>
          <text:p text:style-name="P19"><text:span text:style-name="T13">Hash2</text:span></text:p>
        </draw:text-box>
      </draw:frame>
      <draw:polygon text:anchor-type="page" text:anchor-page-number="4" draw:z-index="27" draw:style-name="gr20" svg:width="1.167cm" svg:height="0.387cm" svg:x="8.673cm" svg:y="18.909cm" svg:viewBox="0 0 1168 388" draw:points="582,388 0,388 0,0 1168,0 1168,388">
        <text:p/>
      </draw:polygon>
      <draw:polygon text:anchor-type="page" text:anchor-page-number="4" draw:z-index="28" draw:style-name="gr18" svg:width="1.167cm" svg:height="0.387cm" svg:x="8.673cm" svg:y="18.909cm" svg:viewBox="0 0 1168 388" draw:points="582,388 0,388 0,0 1168,0 1168,388">
        <text:p/>
      </draw:polygon>
      <draw:frame text:anchor-type="page" text:anchor-page-number="4" draw:z-index="29" draw:style-name="gr19" draw:text-style-name="P20" svg:width="0.708cm" svg:height="0.283cm" svg:x="9.491cm" svg:y="20.138cm">
        <draw:text-box>
          <text:p text:style-name="P19"><text:span text:style-name="T13">Hash3</text:span></text:p>
        </draw:text-box>
      </draw:frame>
      <draw:polygon text:anchor-type="page" text:anchor-page-number="4" draw:z-index="30" draw:style-name="gr22" svg:width="0.172cm" svg:height="0.239cm" svg:x="6.557cm" svg:y="19.297cm" svg:viewBox="0 0 173 240" draw:points="173,0 137,240 0,173">
        <text:p/>
      </draw:polygon>
      <draw:line text:anchor-type="page" text:anchor-page-number="4" draw:z-index="31" draw:style-name="gr23" svg:x1="6.341cm" svg:y1="20.068cm" svg:x2="6.645cm" svg:y2="19.461cm">
        <text:p/>
      </draw:line>
      <draw:polygon text:anchor-type="page" text:anchor-page-number="4" draw:z-index="32" draw:style-name="gr24" svg:width="0.171cm" svg:height="0.239cm" svg:x="7.118cm" svg:y="19.297cm" svg:viewBox="0 0 172 240" draw:points="0,0 172,173 35,240">
        <text:p/>
      </draw:polygon>
      <draw:line text:anchor-type="page" text:anchor-page-number="4" draw:z-index="33" draw:style-name="gr23" svg:x1="7.506cm" svg:y1="20.068cm" svg:x2="7.202cm" svg:y2="19.461cm">
        <text:p/>
      </draw:line>
      <draw:polygon text:anchor-type="page" text:anchor-page-number="4" draw:z-index="34" draw:style-name="gr24" svg:width="0.171cm" svg:height="0.239cm" svg:x="8.889cm" svg:y="19.297cm" svg:viewBox="0 0 172 240" draw:points="172,0 141,240 0,173">
        <text:p/>
      </draw:polygon>
      <draw:line text:anchor-type="page" text:anchor-page-number="4" draw:z-index="35" draw:style-name="gr23" svg:x1="8.673cm" svg:y1="20.068cm" svg:x2="8.98cm" svg:y2="19.461cm">
        <text:p/>
      </draw:line>
      <draw:polygon text:anchor-type="page" text:anchor-page-number="4" draw:z-index="36" draw:style-name="gr25" svg:width="0.172cm" svg:height="0.239cm" svg:x="9.452cm" svg:y="19.297cm" svg:viewBox="0 0 173 240" draw:points="0,0 173,173 32,240">
        <text:p/>
      </draw:polygon>
      <draw:polygon text:anchor-type="page" text:anchor-page-number="4" draw:z-index="37" draw:style-name="gr23" svg:width="0.172cm" svg:height="0.239cm" svg:x="9.452cm" svg:y="19.297cm" svg:viewBox="0 0 173 240" draw:points="0,0 173,173 32,240">
        <text:p/>
      </draw:polygon>
      <draw:line text:anchor-type="page" text:anchor-page-number="4" draw:z-index="38" draw:style-name="gr23" svg:x1="9.841cm" svg:y1="20.068cm" svg:x2="9.534cm" svg:y2="19.461cm">
        <text:p/>
      </draw:line>
      <draw:polygon text:anchor-type="page" text:anchor-page-number="4" draw:z-index="39" draw:style-name="gr14" svg:width="1.554cm" svg:height="0.387cm" svg:x="7.312cm" svg:y="17.743cm" svg:viewBox="0 0 1555 388" draw:points="779,388 0,388 0,0 1555,0 1555,388">
        <text:p/>
      </draw:polygon>
      <draw:polygon text:anchor-type="page" text:anchor-page-number="4" draw:z-index="40" draw:style-name="gr15" svg:width="1.554cm" svg:height="0.387cm" svg:x="7.312cm" svg:y="17.743cm" svg:viewBox="0 0 1555 388" draw:points="779,388 0,388 0,0 1555,0 1555,388">
        <text:p/>
      </draw:polygon>
      <draw:frame text:anchor-type="page" text:anchor-page-number="4" draw:z-index="41" draw:style-name="gr21" draw:text-style-name="P21" svg:width="0.795cm" svg:height="0.267cm" svg:x="8.842cm" svg:y="18.988cm">
        <draw:text-box>
          <text:p text:style-name="P19"><text:span text:style-name="T12">Hash23</text:span></text:p>
        </draw:text-box>
      </draw:frame>
      <draw:polygon text:anchor-type="page" text:anchor-page-number="4" draw:z-index="42" draw:style-name="gr24" svg:width="0.2cm" svg:height="0.232cm" svg:x="7.499cm" svg:y="18.131cm" svg:viewBox="0 0 201 233" draw:points="201,0 127,233 0,138">
        <text:p/>
      </draw:polygon>
      <draw:line text:anchor-type="page" text:anchor-page-number="4" draw:z-index="43" draw:style-name="gr23" svg:x1="7.118cm" svg:y1="18.909cm" svg:x2="7.59cm" svg:y2="18.281cm">
        <text:p/>
      </draw:line>
      <draw:polygon text:anchor-type="page" text:anchor-page-number="4" draw:z-index="44" draw:style-name="gr24" svg:width="0.2cm" svg:height="0.232cm" svg:x="8.479cm" svg:y="18.131cm" svg:viewBox="0 0 201 233" draw:points="0,0 201,138 78,233">
        <text:p/>
      </draw:polygon>
      <draw:line text:anchor-type="page" text:anchor-page-number="4" draw:z-index="45" draw:style-name="gr23" svg:x1="9.061cm" svg:y1="18.909cm" svg:x2="8.592cm" svg:y2="18.281cm">
        <text:p/>
      </draw:line>
      <draw:polygon text:anchor-type="page" text:anchor-page-number="4" draw:z-index="46" draw:style-name="gr14" svg:width="1.166cm" svg:height="0.387cm" svg:x="11.944cm" svg:y="18.909cm" svg:viewBox="0 0 1167 388" draw:points="585,388 0,388 0,0 1167,0 1167,388">
        <text:p/>
      </draw:polygon>
      <draw:polygon text:anchor-type="page" text:anchor-page-number="4" draw:z-index="47" draw:style-name="gr15" svg:width="1.166cm" svg:height="0.387cm" svg:x="11.944cm" svg:y="18.909cm" svg:viewBox="0 0 1167 388" draw:points="585,388 0,388 0,0 1167,0 1167,388">
        <text:p/>
      </draw:polygon>
      <draw:frame text:anchor-type="page" text:anchor-page-number="4" draw:z-index="48" draw:style-name="gr26" draw:text-style-name="P23" svg:width="1.532cm" svg:height="0.262cm" svg:x="7.311cm" svg:y="17.87cm">
        <draw:text-box>
          <text:p text:style-name="P19"><text:span text:style-name="T15"><text:s/></text:span><text:span text:style-name="T15">Rotens Hashv.</text:span></text:p>
        </draw:text-box>
      </draw:frame>
      <draw:polygon text:anchor-type="page" text:anchor-page-number="4" draw:z-index="49" draw:style-name="gr14" svg:width="0.775cm" svg:height="0.387cm" svg:x="13.926cm" svg:y="20.069cm" svg:viewBox="0 0 776 388" draw:points="388,388 0,388 0,0 776,0 776,388">
        <text:p/>
      </draw:polygon>
      <draw:polygon text:anchor-type="page" text:anchor-page-number="4" draw:z-index="50" draw:style-name="gr15" svg:width="0.775cm" svg:height="0.387cm" svg:x="13.926cm" svg:y="20.069cm" svg:viewBox="0 0 776 388" draw:points="388,388 0,388 0,0 776,0 776,388">
        <text:p/>
      </draw:polygon>
      <draw:frame text:anchor-type="page" text:anchor-page-number="4" draw:z-index="51" draw:style-name="gr27" draw:text-style-name="P20" svg:width="0.842cm" svg:height="0.283cm" svg:x="12.106cm" svg:y="18.988cm">
        <draw:text-box>
          <text:p text:style-name="P19"><text:span text:style-name="T13">Hash01</text:span></text:p>
        </draw:text-box>
      </draw:frame>
      <draw:polygon text:anchor-type="page" text:anchor-page-number="4" draw:z-index="52" draw:style-name="gr14" svg:width="0.779cm" svg:height="0.387cm" svg:x="15.09cm" svg:y="21.038cm" svg:viewBox="0 0 780 388" draw:points="392,388 0,388 0,0 780,0 780,388">
        <text:p/>
      </draw:polygon>
      <draw:polygon text:anchor-type="page" text:anchor-page-number="4" draw:z-index="53" draw:style-name="gr15" svg:width="0.779cm" svg:height="0.387cm" svg:x="15.09cm" svg:y="21.038cm" svg:viewBox="0 0 780 388" draw:points="392,388 0,388 0,0 780,0 780,388">
        <text:p/>
      </draw:polygon>
      <draw:frame text:anchor-type="page" text:anchor-page-number="4" draw:z-index="54" draw:style-name="gr19" draw:text-style-name="P20" svg:width="0.708cm" svg:height="0.283cm" svg:x="13.968cm" svg:y="20.138cm">
        <draw:text-box>
          <text:p text:style-name="P19"><text:span text:style-name="T13">Hash2</text:span></text:p>
        </draw:text-box>
      </draw:frame>
      <draw:polygon text:anchor-type="page" text:anchor-page-number="4" draw:z-index="55" draw:style-name="gr14" svg:width="1.167cm" svg:height="0.387cm" svg:x="14.278cm" svg:y="18.909cm" svg:viewBox="0 0 1168 388" draw:points="582,388 0,388 0,0 1168,0 1168,388">
        <text:p/>
      </draw:polygon>
      <draw:polygon text:anchor-type="page" text:anchor-page-number="4" draw:z-index="56" draw:style-name="gr18" svg:width="1.167cm" svg:height="0.387cm" svg:x="14.278cm" svg:y="18.909cm" svg:viewBox="0 0 1168 388" draw:points="582,388 0,388 0,0 1168,0 1168,388">
        <text:p/>
      </draw:polygon>
      <draw:frame text:anchor-type="page" text:anchor-page-number="4" draw:z-index="57" draw:style-name="gr28" draw:text-style-name="P20" svg:width="0.41cm" svg:height="0.283cm" svg:x="15.282cm" svg:y="21.108cm">
        <draw:text-box>
          <text:p text:style-name="P19"><text:span text:style-name="T13">Tx3</text:span></text:p>
        </draw:text-box>
      </draw:frame>
      <draw:polygon text:anchor-type="page" text:anchor-page-number="4" draw:z-index="58" draw:style-name="gr22" svg:width="0.172cm" svg:height="0.239cm" svg:x="14.494cm" svg:y="19.297cm" svg:viewBox="0 0 173 240" draw:points="173,0 138,240 0,173">
        <text:p/>
      </draw:polygon>
      <draw:line text:anchor-type="page" text:anchor-page-number="4" draw:z-index="59" draw:style-name="gr23" svg:x1="14.278cm" svg:y1="20.068cm" svg:x2="14.581cm" svg:y2="19.461cm">
        <text:p/>
      </draw:line>
      <draw:polygon text:anchor-type="page" text:anchor-page-number="4" draw:z-index="60" draw:style-name="gr24" svg:width="0.175cm" svg:height="0.239cm" svg:x="15.054cm" svg:y="19.297cm" svg:viewBox="0 0 176 240" draw:points="0,0 176,173 35,240">
        <text:p/>
      </draw:polygon>
      <draw:line text:anchor-type="page" text:anchor-page-number="4" draw:z-index="61" draw:style-name="gr23" svg:x1="15.447cm" svg:y1="20.068cm" svg:x2="15.14cm" svg:y2="19.461cm">
        <text:p/>
      </draw:line>
      <draw:polygon text:anchor-type="page" text:anchor-page-number="4" draw:z-index="62" draw:style-name="gr12" svg:width="3.502cm" svg:height="1.745cm" svg:x="12.173cm" svg:y="16.58cm" svg:viewBox="0 0 3503 1746" draw:points="1753,1746 0,1746 0,0 3503,0 3503,1746">
        <text:p/>
      </draw:polygon>
      <draw:frame text:anchor-type="page" text:anchor-page-number="4" draw:z-index="63" draw:style-name="gr27" draw:text-style-name="P20" svg:width="0.842cm" svg:height="0.283cm" svg:x="14.432cm" svg:y="18.988cm">
        <draw:text-box>
          <text:p text:style-name="P19"><text:span text:style-name="T13">Hash23</text:span></text:p>
        </draw:text-box>
      </draw:frame>
      <draw:polygon text:anchor-type="page" text:anchor-page-number="4" draw:z-index="64" draw:style-name="gr14" svg:width="1.554cm" svg:height="0.387cm" svg:x="12.953cm" svg:y="17.743cm" svg:viewBox="0 0 1555 388" draw:points="776,388 0,388 0,0 1555,0 1555,388">
        <text:p/>
      </draw:polygon>
      <draw:polygon text:anchor-type="page" text:anchor-page-number="4" draw:z-index="65" draw:style-name="gr15" svg:width="1.554cm" svg:height="0.387cm" svg:x="12.953cm" svg:y="17.743cm" svg:viewBox="0 0 1555 388" draw:points="776,388 0,388 0,0 1555,0 1555,388">
        <text:p/>
      </draw:polygon>
      <draw:frame text:anchor-type="page" text:anchor-page-number="4" draw:z-index="66" draw:style-name="gr29" draw:text-style-name="P21" svg:width="3.409cm" svg:height="0.267cm" svg:x="12.268cm" svg:y="16.704cm">
        <draw:text-box>
          <text:p text:style-name="P19"><text:span text:style-name="T12">Blockhuvud (Blockets hashvärde)</text:span></text:p>
        </draw:text-box>
      </draw:frame>
      <draw:polygon text:anchor-type="page" text:anchor-page-number="4" draw:z-index="67" draw:style-name="gr24" svg:width="0.2cm" svg:height="0.232cm" svg:x="13.104cm" svg:y="18.131cm" svg:viewBox="0 0 201 233" draw:points="201,0 124,233 0,138">
        <text:p/>
      </draw:polygon>
      <draw:line text:anchor-type="page" text:anchor-page-number="4" draw:z-index="68" draw:style-name="gr23" svg:x1="12.723cm" svg:y1="18.909cm" svg:x2="13.196cm" svg:y2="18.281cm">
        <text:p/>
      </draw:line>
      <draw:polygon text:anchor-type="page" text:anchor-page-number="4" draw:z-index="69" draw:style-name="gr24" svg:width="0.2cm" svg:height="0.232cm" svg:x="14.084cm" svg:y="18.131cm" svg:viewBox="0 0 201 233" draw:points="0,0 201,138 78,233">
        <text:p/>
      </draw:polygon>
      <draw:line text:anchor-type="page" text:anchor-page-number="4" draw:z-index="70" draw:style-name="gr23" svg:x1="14.667cm" svg:y1="18.909cm" svg:x2="14.194cm" svg:y2="18.281cm">
        <text:p/>
      </draw:line>
      <draw:frame text:anchor-type="page" text:anchor-page-number="4" draw:z-index="71" draw:style-name="gr26" draw:text-style-name="P23" svg:width="1.532cm" svg:height="0.262cm" svg:x="12.952cm" svg:y="17.817cm">
        <draw:text-box>
          <text:p text:style-name="P19"><text:span text:style-name="T15"><text:s/></text:span><text:span text:style-name="T15">Rotens Hashv.</text:span></text:p>
        </draw:text-box>
      </draw:frame>
      <draw:frame text:anchor-type="page" text:anchor-page-number="4" draw:z-index="72" draw:style-name="gr30" draw:text-style-name="P20" svg:width="4.296cm" svg:height="0.283cm" svg:x="5.944cm" svg:y="21.837cm">
        <draw:text-box>
          <text:p text:style-name="P19"><text:span text:style-name="T13">Transaktioner hashade i ett Merkle Träd</text:span></text:p>
        </draw:text-box>
      </draw:frame>
      <draw:polygon text:anchor-type="page" text:anchor-page-number="4" draw:z-index="73" draw:style-name="gr14" svg:width="1.555cm" svg:height="0.387cm" svg:x="12.564cm" svg:y="17.161cm" svg:viewBox="0 0 1556 388" draw:points="777,388 0,388 0,0 1556,0 1556,388">
        <text:p/>
      </draw:polygon>
      <draw:polygon text:anchor-type="page" text:anchor-page-number="4" draw:z-index="74" draw:style-name="gr15" svg:width="1.555cm" svg:height="0.387cm" svg:x="12.564cm" svg:y="17.161cm" svg:viewBox="0 0 1556 388" draw:points="777,388 0,388 0,0 1556,0 1556,388">
        <text:p/>
      </draw:polygon>
      <draw:frame text:anchor-type="page" text:anchor-page-number="4" draw:z-index="75" draw:style-name="gr31" draw:text-style-name="P20" svg:width="4.139cm" svg:height="0.283cm" svg:x="11.8cm" svg:y="21.837cm">
        <draw:text-box>
          <text:p text:style-name="P19"><text:span text:style-name="T13">Efter borttagning av Tx0-2 från blocket</text:span></text:p>
        </draw:text-box>
      </draw:frame>
      <draw:polygon text:anchor-type="page" text:anchor-page-number="4" draw:z-index="76" draw:style-name="gr14" svg:width="1.167cm" svg:height="0.387cm" svg:x="14.314cm" svg:y="17.161cm" svg:viewBox="0 0 1168 388" draw:points="582,388 0,388 0,0 1168,0 1168,388">
        <text:p/>
      </draw:polygon>
      <draw:polygon text:anchor-type="page" text:anchor-page-number="4" draw:z-index="77" draw:style-name="gr15" svg:width="1.167cm" svg:height="0.387cm" svg:x="14.314cm" svg:y="17.161cm" svg:viewBox="0 0 1168 388" draw:points="582,388 0,388 0,0 1168,0 1168,388">
        <text:p/>
      </draw:polygon>
      <draw:frame text:anchor-type="page" text:anchor-page-number="4" draw:z-index="78" draw:style-name="gr17" draw:text-style-name="P22" svg:width="1.47cm" svg:height="0.272cm" svg:x="12.651cm" svg:y="17.231cm">
        <draw:text-box>
          <text:p text:style-name="P19"><text:span text:style-name="T14">Föreg. Hashv.</text:span></text:p>
        </draw:text-box>
      </draw:frame>
      <draw:polygon text:anchor-type="page" text:anchor-page-number="4" draw:z-index="79" draw:style-name="gr14" svg:width="0.744cm" svg:height="0.387cm" svg:x="15.09cm" svg:y="20.069cm" svg:viewBox="0 0 745 388" draw:points="374,388 0,388 0,0 745,0 745,388">
        <text:p/>
      </draw:polygon>
      <draw:polygon text:anchor-type="page" text:anchor-page-number="4" draw:z-index="80" draw:style-name="gr18" svg:width="0.744cm" svg:height="0.387cm" svg:x="15.09cm" svg:y="20.069cm" svg:viewBox="0 0 745 388" draw:points="374,388 0,388 0,0 745,0 745,388">
        <text:p/>
      </draw:polygon>
      <draw:frame text:anchor-type="page" text:anchor-page-number="4" draw:z-index="81" draw:style-name="gr19" draw:text-style-name="P20" svg:width="0.708cm" svg:height="0.283cm" svg:x="14.534cm" svg:y="17.231cm">
        <draw:text-box>
          <text:p text:style-name="P19"><text:span text:style-name="T13">Nonce</text:span></text:p>
        </draw:text-box>
      </draw:frame>
      <draw:polygon text:anchor-type="page" text:anchor-page-number="4" draw:z-index="82" draw:style-name="gr20" svg:width="0.779cm" svg:height="0.387cm" svg:x="5.95cm" svg:y="21.038cm" svg:viewBox="0 0 780 388" draw:points="391,388 0,388 0,0 780,0 780,388">
        <text:p/>
      </draw:polygon>
      <draw:polygon text:anchor-type="page" text:anchor-page-number="4" draw:z-index="83" draw:style-name="gr15" svg:width="0.779cm" svg:height="0.387cm" svg:x="5.95cm" svg:y="21.038cm" svg:viewBox="0 0 780 388" draw:points="391,388 0,388 0,0 780,0 780,388">
        <text:p/>
      </draw:polygon>
      <draw:frame text:anchor-type="page" text:anchor-page-number="4" draw:z-index="84" draw:style-name="gr19" draw:text-style-name="P20" svg:width="0.708cm" svg:height="0.283cm" svg:x="15.102cm" svg:y="20.138cm">
        <draw:text-box>
          <text:p text:style-name="P19"><text:span text:style-name="T13">Hash3</text:span></text:p>
        </draw:text-box>
      </draw:frame>
      <draw:polygon text:anchor-type="page" text:anchor-page-number="4" draw:z-index="85" draw:style-name="gr14" svg:width="0.778cm" svg:height="0.387cm" svg:x="7.118cm" svg:y="21.038cm" svg:viewBox="0 0 779 388" draw:points="388,388 0,388 0,0 779,0 779,388">
        <text:p/>
      </draw:polygon>
      <draw:polygon text:anchor-type="page" text:anchor-page-number="4" draw:z-index="86" draw:style-name="gr15" svg:width="0.778cm" svg:height="0.387cm" svg:x="7.118cm" svg:y="21.038cm" svg:viewBox="0 0 779 388" draw:points="388,388 0,388 0,0 779,0 779,388">
        <text:p/>
      </draw:polygon>
      <draw:frame text:anchor-type="page" text:anchor-page-number="4" draw:z-index="87" draw:style-name="gr28" draw:text-style-name="P20" svg:width="0.41cm" svg:height="0.283cm" svg:x="6.149cm" svg:y="21.108cm">
        <draw:text-box>
          <text:p text:style-name="P19"><text:span text:style-name="T13">Tx0</text:span></text:p>
        </draw:text-box>
      </draw:frame>
      <draw:polygon text:anchor-type="page" text:anchor-page-number="4" draw:z-index="88" draw:style-name="gr14" svg:width="0.775cm" svg:height="0.387cm" svg:x="8.285cm" svg:y="21.038cm" svg:viewBox="0 0 776 388" draw:points="388,388 0,388 0,0 776,0 776,388">
        <text:p/>
      </draw:polygon>
      <draw:polygon text:anchor-type="page" text:anchor-page-number="4" draw:z-index="89" draw:style-name="gr15" svg:width="0.775cm" svg:height="0.387cm" svg:x="8.285cm" svg:y="21.038cm" svg:viewBox="0 0 776 388" draw:points="388,388 0,388 0,0 776,0 776,388">
        <text:p/>
      </draw:polygon>
      <draw:frame text:anchor-type="page" text:anchor-page-number="4" draw:z-index="90" draw:style-name="gr28" draw:text-style-name="P20" svg:width="0.41cm" svg:height="0.283cm" svg:x="7.304cm" svg:y="21.108cm">
        <draw:text-box>
          <text:p text:style-name="P19"><text:span text:style-name="T13">Tx1</text:span></text:p>
        </draw:text-box>
      </draw:frame>
      <draw:polygon text:anchor-type="page" text:anchor-page-number="4" draw:z-index="91" draw:style-name="gr14" svg:width="0.775cm" svg:height="0.387cm" svg:x="9.452cm" svg:y="21.038cm" svg:viewBox="0 0 776 388" draw:points="388,388 0,388 0,0 776,0 776,388">
        <text:p/>
      </draw:polygon>
      <draw:polygon text:anchor-type="page" text:anchor-page-number="4" draw:z-index="92" draw:style-name="gr15" svg:width="0.775cm" svg:height="0.387cm" svg:x="9.452cm" svg:y="21.038cm" svg:viewBox="0 0 776 388" draw:points="388,388 0,388 0,0 776,0 776,388">
        <text:p/>
      </draw:polygon>
      <draw:frame text:anchor-type="page" text:anchor-page-number="4" draw:z-index="93" draw:style-name="gr28" draw:text-style-name="P20" svg:width="0.41cm" svg:height="0.283cm" svg:x="8.477cm" svg:y="21.108cm">
        <draw:text-box>
          <text:p text:style-name="P19"><text:span text:style-name="T13">Tx2</text:span></text:p>
        </draw:text-box>
      </draw:frame>
      <draw:polygon text:anchor-type="page" text:anchor-page-number="4" draw:z-index="94" draw:style-name="gr24" svg:width="0.154cm" svg:height="0.232cm" svg:x="6.264cm" svg:y="20.457cm" svg:viewBox="0 0 155 233" draw:points="77,0 155,233 0,233">
        <text:p/>
      </draw:polygon>
      <draw:line text:anchor-type="page" text:anchor-page-number="4" draw:z-index="95" draw:style-name="gr23" svg:x1="6.341cm" svg:y1="21.039cm" svg:x2="6.341cm" svg:y2="20.644cm">
        <text:p/>
      </draw:line>
      <draw:polygon text:anchor-type="page" text:anchor-page-number="4" draw:z-index="96" draw:style-name="gr24" svg:width="0.154cm" svg:height="0.232cm" svg:x="7.427cm" svg:y="20.457cm" svg:viewBox="0 0 155 233" draw:points="78,0 155,233 0,233">
        <text:p/>
      </draw:polygon>
      <draw:line text:anchor-type="page" text:anchor-page-number="4" draw:z-index="97" draw:style-name="gr23" svg:x1="7.506cm" svg:y1="21.039cm" svg:x2="7.506cm" svg:y2="20.644cm">
        <text:p/>
      </draw:line>
      <draw:polygon text:anchor-type="page" text:anchor-page-number="4" draw:z-index="98" draw:style-name="gr24" svg:width="0.154cm" svg:height="0.232cm" svg:x="8.596cm" svg:y="20.457cm" svg:viewBox="0 0 155 233" draw:points="77,0 155,233 0,233">
        <text:p/>
      </draw:polygon>
      <draw:line text:anchor-type="page" text:anchor-page-number="4" draw:z-index="99" draw:style-name="gr23" svg:x1="8.673cm" svg:y1="21.039cm" svg:x2="8.673cm" svg:y2="20.644cm">
        <text:p/>
      </draw:line>
      <draw:polygon text:anchor-type="page" text:anchor-page-number="4" draw:z-index="100" draw:style-name="gr24" svg:width="0.155cm" svg:height="0.232cm" svg:x="9.763cm" svg:y="20.457cm" svg:viewBox="0 0 156 233" draw:points="78,0 156,233 0,233">
        <text:p/>
      </draw:polygon>
      <draw:line text:anchor-type="page" text:anchor-page-number="4" draw:z-index="101" draw:style-name="gr23" svg:x1="9.84cm" svg:y1="21.039cm" svg:x2="9.84cm" svg:y2="20.644cm">
        <text:p/>
      </draw:line>
      <draw:polygon text:anchor-type="page" text:anchor-page-number="4" draw:z-index="102" draw:style-name="gr24" svg:width="0.155cm" svg:height="0.232cm" svg:x="15.404cm" svg:y="20.457cm" svg:viewBox="0 0 156 233" draw:points="78,0 156,233 0,233">
        <text:p/>
      </draw:polygon>
      <draw:line text:anchor-type="page" text:anchor-page-number="4" draw:z-index="103" draw:style-name="gr23" svg:x1="15.481cm" svg:y1="21.039cm" svg:x2="15.481cm" svg:y2="20.644cm">
        <text:p/>
      </draw:line>
      <draw:frame text:anchor-type="page" text:anchor-page-number="4" draw:z-index="104" draw:style-name="gr28" draw:text-style-name="P20" svg:width="0.41cm" svg:height="0.283cm" svg:x="9.633cm" svg:y="21.108cm">
        <draw:text-box>
          <text:p text:style-name="P19"><text:span text:style-name="T13">Tx3</text:span></text:p>
        </draw:text-box>
      </draw:frame>
      <draw:polygon text:anchor-type="page" text:anchor-page-number="5" draw:z-index="105" draw:style-name="gr14" svg:width="1.202cm" svg:height="0.401cm" svg:x="8.696cm" svg:y="9.914cm" svg:viewBox="0 0 1203 402" draw:points="603,402 0,402 0,0 1203,0 1203,402">
        <text:p/>
      </draw:polygon>
      <draw:polygon text:anchor-type="page" text:anchor-page-number="5" draw:z-index="106" draw:style-name="gr15" svg:width="1.202cm" svg:height="0.401cm" svg:x="8.696cm" svg:y="9.914cm" svg:viewBox="0 0 1203 402" draw:points="603,402 0,402 0,0 1203,0 1203,402">
        <text:p/>
      </draw:polygon>
      <draw:polygon text:anchor-type="page" text:anchor-page-number="5" draw:z-index="107" draw:style-name="gr14" svg:width="1.001cm" svg:height="0.401cm" svg:x="10.502cm" svg:y="11.117cm" svg:viewBox="0 0 1002 402" draw:points="501,402 0,402 0,0 1002,0 1002,402">
        <text:p/>
      </draw:polygon>
      <draw:polygon text:anchor-type="page" text:anchor-page-number="5" draw:z-index="108" draw:style-name="gr15" svg:width="1.001cm" svg:height="0.401cm" svg:x="10.502cm" svg:y="11.117cm" svg:viewBox="0 0 1002 402" draw:points="501,402 0,402 0,0 1002,0 1002,402">
        <text:p/>
      </draw:polygon>
      <draw:frame text:anchor-type="page" text:anchor-page-number="5" draw:z-index="109" draw:style-name="gr32" draw:text-style-name="P20" svg:width="0.869cm" svg:height="0.292cm" svg:x="8.869cm" svg:y="9.994cm">
        <draw:text-box>
          <text:p text:style-name="P19"><text:span text:style-name="T16">Hash01</text:span></text:p>
        </draw:text-box>
      </draw:frame>
      <draw:polygon text:anchor-type="page" text:anchor-page-number="5" draw:z-index="110" draw:style-name="gr14" svg:width="1.005cm" svg:height="0.401cm" svg:x="11.902cm" svg:y="11.117cm" svg:viewBox="0 0 1006 402" draw:points="505,402 0,402 0,0 1006,0 1006,402">
        <text:p/>
      </draw:polygon>
      <draw:polygon text:anchor-type="page" text:anchor-page-number="5" draw:z-index="111" draw:style-name="gr18" svg:width="1.005cm" svg:height="0.401cm" svg:x="11.902cm" svg:y="11.117cm" svg:viewBox="0 0 1006 402" draw:points="505,402 0,402 0,0 1006,0 1006,402">
        <text:p/>
      </draw:polygon>
      <draw:frame text:anchor-type="page" text:anchor-page-number="5" draw:z-index="112" draw:style-name="gr33" draw:text-style-name="P20" svg:width="0.729cm" svg:height="0.292cm" svg:x="10.643cm" svg:y="11.208cm">
        <draw:text-box>
          <text:p text:style-name="P19"><text:span text:style-name="T16">Hash2</text:span></text:p>
        </draw:text-box>
      </draw:frame>
      <draw:polygon text:anchor-type="page" text:anchor-page-number="5" draw:z-index="113" draw:style-name="gr20" svg:width="1.202cm" svg:height="0.401cm" svg:x="11.102cm" svg:y="9.914cm" svg:viewBox="0 0 1203 402" draw:points="603,402 0,402 0,0 1203,0 1203,402">
        <text:p/>
      </draw:polygon>
      <draw:polygon text:anchor-type="page" text:anchor-page-number="5" draw:z-index="114" draw:style-name="gr18" svg:width="1.202cm" svg:height="0.401cm" svg:x="11.102cm" svg:y="9.914cm" svg:viewBox="0 0 1203 402" draw:points="603,402 0,402 0,0 1203,0 1203,402">
        <text:p/>
      </draw:polygon>
      <draw:frame text:anchor-type="page" text:anchor-page-number="5" draw:z-index="115" draw:style-name="gr33" draw:text-style-name="P20" svg:width="0.729cm" svg:height="0.292cm" svg:x="12.044cm" svg:y="11.208cm">
        <draw:text-box>
          <text:p text:style-name="P19"><text:span text:style-name="T16">Hash3</text:span></text:p>
        </draw:text-box>
      </draw:frame>
      <draw:polygon text:anchor-type="page" text:anchor-page-number="5" draw:z-index="116" draw:style-name="gr22" svg:width="0.179cm" svg:height="0.25cm" svg:x="11.324cm" svg:y="10.317cm" svg:viewBox="0 0 180 251" draw:points="180,0 145,251 0,180">
        <text:p/>
      </draw:polygon>
      <draw:line text:anchor-type="page" text:anchor-page-number="5" draw:z-index="117" draw:style-name="gr23" svg:x1="11.102cm" svg:y1="11.117cm" svg:x2="11.416cm" svg:y2="10.489cm">
        <text:p/>
      </draw:line>
      <draw:polygon text:anchor-type="page" text:anchor-page-number="5" draw:z-index="118" draw:style-name="gr24" svg:width="0.179cm" svg:height="0.25cm" svg:x="11.902cm" svg:y="10.317cm" svg:viewBox="0 0 180 251" draw:points="0,0 180,180 39,251">
        <text:p/>
      </draw:polygon>
      <draw:line text:anchor-type="page" text:anchor-page-number="5" draw:z-index="119" draw:style-name="gr23" svg:x1="12.305cm" svg:y1="11.117cm" svg:x2="11.991cm" svg:y2="10.489cm">
        <text:p/>
      </draw:line>
      <draw:polygon text:anchor-type="page" text:anchor-page-number="5" draw:z-index="120" draw:style-name="gr12" svg:width="3.608cm" svg:height="1.805cm" svg:x="8.897cm" svg:y="7.508cm" svg:viewBox="0 0 3609 1806" draw:points="1803,1806 0,1806 0,0 3609,0 3609,1806">
        <text:p/>
      </draw:polygon>
      <draw:frame text:anchor-type="page" text:anchor-page-number="5" draw:z-index="121" draw:style-name="gr32" draw:text-style-name="P20" svg:width="0.869cm" svg:height="0.292cm" svg:x="11.271cm" svg:y="9.994cm">
        <draw:text-box>
          <text:p text:style-name="P19"><text:span text:style-name="T16">Hash23</text:span></text:p>
        </draw:text-box>
      </draw:frame>
      <draw:polygon text:anchor-type="page" text:anchor-page-number="5" draw:z-index="122" draw:style-name="gr14" svg:width="1.604cm" svg:height="0.401cm" svg:x="9.662cm" svg:y="8.711cm" svg:viewBox="0 0 1605 402" draw:points="801,402 0,402 0,0 1605,0 1605,402">
        <text:p/>
      </draw:polygon>
      <draw:polygon text:anchor-type="page" text:anchor-page-number="5" draw:z-index="123" draw:style-name="gr15" svg:width="1.604cm" svg:height="0.401cm" svg:x="9.662cm" svg:y="8.711cm" svg:viewBox="0 0 1605 402" draw:points="801,402 0,402 0,0 1605,0 1605,402">
        <text:p/>
      </draw:polygon>
      <draw:frame text:anchor-type="page" text:anchor-page-number="5" draw:z-index="124" draw:style-name="gr34" draw:text-style-name="P20" svg:width="1.43cm" svg:height="0.292cm" svg:x="9.098cm" svg:y="7.659cm">
        <draw:text-box>
          <text:p text:style-name="P19"><text:span text:style-name="T16">Blockhuvud</text:span></text:p>
        </draw:text-box>
      </draw:frame>
      <draw:polygon text:anchor-type="page" text:anchor-page-number="5" draw:z-index="125" draw:style-name="gr24" svg:width="0.207cm" svg:height="0.239cm" svg:x="9.892cm" svg:y="9.114cm" svg:viewBox="0 0 208 240" draw:points="208,0 127,240 0,145">
        <text:p/>
      </draw:polygon>
      <draw:line text:anchor-type="page" text:anchor-page-number="5" draw:z-index="126" draw:style-name="gr23" svg:x1="9.497cm" svg:y1="9.914cm" svg:x2="9.983cm" svg:y2="9.268cm">
        <text:p/>
      </draw:line>
      <draw:polygon text:anchor-type="page" text:anchor-page-number="5" draw:z-index="127" draw:style-name="gr24" svg:width="0.207cm" svg:height="0.239cm" svg:x="10.901cm" svg:y="9.114cm" svg:viewBox="0 0 208 240" draw:points="0,0 208,145 81,240">
        <text:p/>
      </draw:polygon>
      <draw:line text:anchor-type="page" text:anchor-page-number="5" draw:z-index="128" draw:style-name="gr23" svg:x1="11.504cm" svg:y1="9.914cm" svg:x2="11.017cm" svg:y2="9.268cm">
        <text:p/>
      </draw:line>
      <draw:polygon text:anchor-type="page" text:anchor-page-number="5" draw:z-index="129" draw:style-name="gr14" svg:width="1.601cm" svg:height="0.398cm" svg:x="9.299cm" svg:y="8.112cm" svg:viewBox="0 0 1602 399" draw:points="801,399 0,399 0,0 1602,0 1602,399">
        <text:p/>
      </draw:polygon>
      <draw:polygon text:anchor-type="page" text:anchor-page-number="5" draw:z-index="130" draw:style-name="gr15" svg:width="1.601cm" svg:height="0.398cm" svg:x="9.299cm" svg:y="8.112cm" svg:viewBox="0 0 1602 399" draw:points="801,399 0,399 0,0 1602,0 1602,399">
        <text:p/>
      </draw:polygon>
      <draw:frame text:anchor-type="page" text:anchor-page-number="5" draw:z-index="131" draw:style-name="gr35" draw:text-style-name="P20" svg:width="1.283cm" svg:height="0.292cm" svg:x="9.786cm" svg:y="8.784cm">
        <draw:text-box>
          <text:p text:style-name="P19"><text:span text:style-name="T16">Merkle-rot</text:span></text:p>
        </draw:text-box>
      </draw:frame>
      <draw:polygon text:anchor-type="page" text:anchor-page-number="5" draw:z-index="132" draw:style-name="gr14" svg:width="1.202cm" svg:height="0.398cm" svg:x="11.102cm" svg:y="8.112cm" svg:viewBox="0 0 1203 399" draw:points="603,399 0,399 0,0 1203,0 1203,399">
        <text:p/>
      </draw:polygon>
      <draw:polygon text:anchor-type="page" text:anchor-page-number="5" draw:z-index="133" draw:style-name="gr15" svg:width="1.202cm" svg:height="0.398cm" svg:x="11.102cm" svg:y="8.112cm" svg:viewBox="0 0 1203 399" draw:points="603,399 0,399 0,0 1203,0 1203,399">
        <text:p/>
      </draw:polygon>
      <draw:frame text:anchor-type="page" text:anchor-page-number="5" draw:z-index="134" draw:style-name="gr36" draw:text-style-name="P22" svg:width="1.497cm" svg:height="0.272cm" svg:x="9.299cm" svg:y="8.181cm">
        <draw:text-box>
          <text:p text:style-name="P19"><text:span text:style-name="T14"><text:s/></text:span><text:span text:style-name="T14">Föreg. hashv.</text:span></text:p>
        </draw:text-box>
      </draw:frame>
      <draw:polygon text:anchor-type="page" text:anchor-page-number="5" draw:z-index="135" draw:style-name="gr12" svg:width="3.608cm" svg:height="1.805cm" svg:x="4.685cm" svg:y="7.508cm" svg:viewBox="0 0 3609 1806" draw:points="1806,1806 0,1806 0,0 3609,0 3609,1806">
        <text:p/>
      </draw:polygon>
      <draw:frame text:anchor-type="page" text:anchor-page-number="5" draw:z-index="136" draw:style-name="gr33" draw:text-style-name="P20" svg:width="0.729cm" svg:height="0.292cm" svg:x="11.331cm" svg:y="8.181cm">
        <draw:text-box>
          <text:p text:style-name="P19"><text:span text:style-name="T16">Nonce</text:span></text:p>
        </draw:text-box>
      </draw:frame>
      <draw:polygon text:anchor-type="page" text:anchor-page-number="5" draw:z-index="137" draw:style-name="gr14" svg:width="1.604cm" svg:height="0.401cm" svg:x="5.415cm" svg:y="8.711cm" svg:viewBox="0 0 1605 402" draw:points="804,402 0,402 0,0 1605,0 1605,402">
        <text:p/>
      </draw:polygon>
      <draw:polygon text:anchor-type="page" text:anchor-page-number="5" draw:z-index="138" draw:style-name="gr15" svg:width="1.604cm" svg:height="0.401cm" svg:x="5.415cm" svg:y="8.711cm" svg:viewBox="0 0 1605 402" draw:points="804,402 0,402 0,0 1605,0 1605,402">
        <text:p/>
      </draw:polygon>
      <draw:frame text:anchor-type="page" text:anchor-page-number="5" draw:z-index="139" draw:style-name="gr34" draw:text-style-name="P21" svg:width="1.43cm" svg:height="0.292cm" svg:x="4.879cm" svg:y="7.659cm">
        <draw:text-box>
          <text:p text:style-name="P19"><text:span text:style-name="T16">Blockhuvud</text:span></text:p>
        </draw:text-box>
      </draw:frame>
      <draw:polygon text:anchor-type="page" text:anchor-page-number="5" draw:z-index="140" draw:style-name="gr14" svg:width="1.604cm" svg:height="0.398cm" svg:x="5.052cm" svg:y="8.112cm" svg:viewBox="0 0 1605 399" draw:points="800,399 0,399 0,0 1605,0 1605,399">
        <text:p/>
      </draw:polygon>
      <draw:polygon text:anchor-type="page" text:anchor-page-number="5" draw:z-index="141" draw:style-name="gr15" svg:width="1.604cm" svg:height="0.398cm" svg:x="5.052cm" svg:y="8.112cm" svg:viewBox="0 0 1605 399" draw:points="800,399 0,399 0,0 1605,0 1605,399">
        <text:p/>
      </draw:polygon>
      <draw:frame text:anchor-type="page" text:anchor-page-number="5" draw:z-index="142" draw:style-name="gr35" draw:text-style-name="P20" svg:width="1.283cm" svg:height="0.292cm" svg:x="5.546cm" svg:y="8.784cm">
        <draw:text-box>
          <text:p text:style-name="P19"><text:span text:style-name="T16">Merkle-rot</text:span></text:p>
        </draw:text-box>
      </draw:frame>
      <draw:polygon text:anchor-type="page" text:anchor-page-number="5" draw:z-index="143" draw:style-name="gr14" svg:width="1.202cm" svg:height="0.398cm" svg:x="6.854cm" svg:y="8.112cm" svg:viewBox="0 0 1203 399" draw:points="603,399 0,399 0,0 1203,0 1203,399">
        <text:p/>
      </draw:polygon>
      <draw:polygon text:anchor-type="page" text:anchor-page-number="5" draw:z-index="144" draw:style-name="gr15" svg:width="1.202cm" svg:height="0.398cm" svg:x="6.854cm" svg:y="8.112cm" svg:viewBox="0 0 1203 399" draw:points="603,399 0,399 0,0 1203,0 1203,399">
        <text:p/>
      </draw:polygon>
      <draw:frame text:anchor-type="page" text:anchor-page-number="5" draw:z-index="145" draw:style-name="gr37" draw:text-style-name="P22" svg:width="1.431cm" svg:height="0.272cm" svg:x="5.23cm" svg:y="8.22cm">
        <draw:text-box>
          <text:p text:style-name="P19"><text:span text:style-name="T14">Föreg. hashv.</text:span></text:p>
        </draw:text-box>
      </draw:frame>
      <draw:polygon text:anchor-type="page" text:anchor-page-number="5" draw:z-index="146" draw:style-name="gr12" svg:width="3.608cm" svg:height="1.805cm" svg:x="13.105cm" svg:y="7.508cm" svg:viewBox="0 0 3609 1806" draw:points="1807,1806 0,1806 0,0 3609,0 3609,1806">
        <text:p/>
      </draw:polygon>
      <draw:frame text:anchor-type="page" text:anchor-page-number="5" draw:z-index="147" draw:style-name="gr33" draw:text-style-name="P20" svg:width="0.729cm" svg:height="0.292cm" svg:x="7.091cm" svg:y="8.181cm">
        <draw:text-box>
          <text:p text:style-name="P19"><text:span text:style-name="T16">Nonce</text:span></text:p>
        </draw:text-box>
      </draw:frame>
      <draw:polygon text:anchor-type="page" text:anchor-page-number="5" draw:z-index="148" draw:style-name="gr14" svg:width="1.6cm" svg:height="0.401cm" svg:x="13.875cm" svg:y="8.711cm" svg:viewBox="0 0 1601 402" draw:points="800,402 0,402 0,0 1601,0 1601,402">
        <text:p/>
      </draw:polygon>
      <draw:polygon text:anchor-type="page" text:anchor-page-number="5" draw:z-index="149" draw:style-name="gr15" svg:width="1.6cm" svg:height="0.401cm" svg:x="13.875cm" svg:y="8.711cm" svg:viewBox="0 0 1601 402" draw:points="800,402 0,402 0,0 1601,0 1601,402">
        <text:p/>
      </draw:polygon>
      <draw:frame text:anchor-type="page" text:anchor-page-number="5" draw:z-index="150" draw:style-name="gr34" draw:text-style-name="P20" svg:width="1.43cm" svg:height="0.292cm" svg:x="13.296cm" svg:y="7.659cm">
        <draw:text-box>
          <text:p text:style-name="P19"><text:span text:style-name="T16">Blockhuvud</text:span></text:p>
        </draw:text-box>
      </draw:frame>
      <draw:polygon text:anchor-type="page" text:anchor-page-number="5" draw:z-index="151" draw:style-name="gr14" svg:width="1.604cm" svg:height="0.398cm" svg:x="13.508cm" svg:y="8.112cm" svg:viewBox="0 0 1605 399" draw:points="800,399 0,399 0,0 1605,0 1605,399">
        <text:p/>
      </draw:polygon>
      <draw:polygon text:anchor-type="page" text:anchor-page-number="5" draw:z-index="152" draw:style-name="gr15" svg:width="1.604cm" svg:height="0.398cm" svg:x="13.508cm" svg:y="8.112cm" svg:viewBox="0 0 1605 399" draw:points="800,399 0,399 0,0 1605,0 1605,399">
        <text:p/>
      </draw:polygon>
      <draw:frame text:anchor-type="page" text:anchor-page-number="5" draw:z-index="153" draw:style-name="gr35" draw:text-style-name="P20" svg:width="1.283cm" svg:height="0.292cm" svg:x="14.005cm" svg:y="8.784cm">
        <draw:text-box>
          <text:p text:style-name="P19"><text:span text:style-name="T16">Merkle-rot</text:span></text:p>
        </draw:text-box>
      </draw:frame>
      <draw:polygon text:anchor-type="page" text:anchor-page-number="5" draw:z-index="154" draw:style-name="gr14" svg:width="1.202cm" svg:height="0.398cm" svg:x="15.314cm" svg:y="8.112cm" svg:viewBox="0 0 1203 399" draw:points="600,399 0,399 0,0 1203,0 1203,399">
        <text:p/>
      </draw:polygon>
      <draw:polygon text:anchor-type="page" text:anchor-page-number="5" draw:z-index="155" draw:style-name="gr15" svg:width="1.202cm" svg:height="0.398cm" svg:x="15.314cm" svg:y="8.112cm" svg:viewBox="0 0 1203 399" draw:points="600,399 0,399 0,0 1203,0 1203,399">
        <text:p/>
      </draw:polygon>
      <draw:frame text:anchor-type="page" text:anchor-page-number="5" draw:z-index="156" draw:style-name="gr36" draw:text-style-name="P22" svg:width="1.497cm" svg:height="0.272cm" svg:x="13.508cm" svg:y="8.181cm">
        <draw:text-box>
          <text:p text:style-name="P19"><text:span text:style-name="T14"><text:s/></text:span><text:span text:style-name="T14">Föreg. hashv.</text:span></text:p>
        </draw:text-box>
      </draw:frame>
      <draw:polygon text:anchor-type="page" text:anchor-page-number="5" draw:z-index="157" draw:style-name="gr24" svg:width="0.239cm" svg:height="0.158cm" svg:x="13.268cm" svg:y="8.232cm" svg:viewBox="0 0 240 159" draw:points="240,81 0,159 0,0">
        <text:p/>
      </draw:polygon>
      <draw:line text:anchor-type="page" text:anchor-page-number="5" draw:z-index="158" draw:style-name="gr23" svg:x1="12.506cm" svg:y1="8.312cm" svg:x2="13.317cm" svg:y2="8.312cm">
        <text:p/>
      </draw:line>
      <draw:polygon text:anchor-type="page" text:anchor-page-number="5" draw:z-index="159" draw:style-name="gr24" svg:width="0.239cm" svg:height="0.158cm" svg:x="9.059cm" svg:y="8.232cm" svg:viewBox="0 0 240 159" draw:points="240,81 0,159 0,0">
        <text:p/>
      </draw:polygon>
      <draw:line text:anchor-type="page" text:anchor-page-number="5" draw:z-index="160" draw:style-name="gr23" svg:x1="8.294cm" svg:y1="8.312cm" svg:x2="9.105cm" svg:y2="8.312cm">
        <text:p/>
      </draw:line>
      <draw:polygon text:anchor-type="page" text:anchor-page-number="5" draw:z-index="161" draw:style-name="gr24" svg:width="0.239cm" svg:height="0.158cm" svg:x="17.078cm" svg:y="8.232cm" svg:viewBox="0 0 240 159" draw:points="240,81 0,159 0,0">
        <text:p/>
      </draw:polygon>
      <draw:line text:anchor-type="page" text:anchor-page-number="5" draw:z-index="162" draw:style-name="gr23" svg:x1="16.714cm" svg:y1="8.312cm" svg:x2="17.124cm" svg:y2="8.312cm">
        <text:p/>
      </draw:line>
      <draw:polygon text:anchor-type="page" text:anchor-page-number="5" draw:z-index="163" draw:style-name="gr24" svg:width="0.239cm" svg:height="0.158cm" svg:x="4.847cm" svg:y="8.232cm" svg:viewBox="0 0 240 159" draw:points="240,81 0,159 0,0">
        <text:p/>
      </draw:polygon>
      <draw:line text:anchor-type="page" text:anchor-page-number="5" draw:z-index="164" draw:style-name="gr23" svg:x1="4.286cm" svg:y1="8.312cm" svg:x2="4.896cm" svg:y2="8.312cm">
        <text:p/>
      </draw:line>
      <draw:frame text:anchor-type="page" text:anchor-page-number="5" draw:z-index="165" draw:style-name="gr33" draw:text-style-name="P20" svg:width="0.729cm" svg:height="0.292cm" svg:x="15.55cm" svg:y="8.181cm">
        <draw:text-box>
          <text:p text:style-name="P19"><text:span text:style-name="T16">Nonce</text:span></text:p>
        </draw:text-box>
      </draw:frame>
      <draw:frame text:anchor-type="page" text:anchor-page-number="5" draw:z-index="166" draw:style-name="gr38" draw:text-style-name="P20" svg:width="2.322cm" svg:height="0.292cm" svg:x="12.689cm" svg:y="10.537cm">
        <draw:text-box>
          <text:p text:style-name="P19"><text:span text:style-name="T16">Merkle-gren för Tx3</text:span></text:p>
        </draw:text-box>
      </draw:frame>
      <draw:polygon text:anchor-type="page" text:anchor-page-number="5" draw:z-index="167" draw:style-name="gr14" svg:width="0.803cm" svg:height="0.401cm" svg:x="12.104cm" svg:y="12.119cm" svg:viewBox="0 0 804 402" draw:points="402,402 0,402 0,0 804,0 804,402">
        <text:p/>
      </draw:polygon>
      <draw:polygon text:anchor-type="page" text:anchor-page-number="5" draw:z-index="168" draw:style-name="gr15" svg:width="0.803cm" svg:height="0.401cm" svg:x="12.104cm" svg:y="12.119cm" svg:viewBox="0 0 804 402" draw:points="402,402 0,402 0,0 804,0 804,402">
        <text:p/>
      </draw:polygon>
      <draw:frame text:anchor-type="page" text:anchor-page-number="5" draw:z-index="169" draw:style-name="gr39" draw:text-style-name="P20" svg:width="3.137cm" svg:height="0.292cm" svg:x="4.272cm" svg:y="7.01cm">
        <draw:text-box>
          <text:p text:style-name="P19"><text:span text:style-name="T16">Längsta proof-of-work kedja</text:span></text:p>
        </draw:text-box>
      </draw:frame>
      <draw:polygon text:anchor-type="page" text:anchor-page-number="5" draw:z-index="170" draw:style-name="gr24" svg:width="0.161cm" svg:height="0.239cm" svg:x="12.425cm" svg:y="11.52cm" svg:viewBox="0 0 162 240" draw:points="81,0 162,240 0,240">
        <text:p/>
      </draw:polygon>
      <draw:line text:anchor-type="page" text:anchor-page-number="5" draw:z-index="171" draw:style-name="gr23" svg:x1="12.506cm" svg:y1="12.119cm" svg:x2="12.506cm" svg:y2="11.71cm">
        <text:p/>
      </draw:line>
      <draw:frame text:anchor-type="page" text:anchor-page-number="5" draw:z-index="172" draw:style-name="gr40" draw:text-style-name="P20" svg:width="0.422cm" svg:height="0.292cm" svg:x="12.294cm" svg:y="12.21cm">
        <draw:text-box>
          <text:p text:style-name="P19"><text:span text:style-name="T16">Tx3</text:span></text:p>
        </draw:text-box>
      </draw:frame>
      <draw:g text:anchor-type="page" text:anchor-page-number="5" draw:z-index="173" draw:style-name="gr1">
        <draw:polygon draw:style-name="gr2" svg:width="2.151cm" svg:height="2.338cm" svg:x="9.474cm" svg:y="20.294cm" svg:viewBox="0 0 2152 2339" draw:points="1076,2339 0,2339 0,0 2152,0 2152,2339">
          <text:p/>
        </draw:polygon>
        <draw:polygon draw:style-name="gr3" svg:width="0.584cm" svg:height="0.39cm" svg:x="9.869cm" svg:y="21.463cm" svg:viewBox="0 0 585 391" draw:points="293,391 0,391 0,0 585,0 585,391">
          <text:p/>
        </draw:polygon>
        <draw:polygon draw:style-name="gr4" svg:width="0.584cm" svg:height="0.39cm" svg:x="9.869cm" svg:y="21.463cm" svg:viewBox="0 0 585 391" draw:points="293,391 0,391 0,0 585,0 585,391">
          <text:p/>
        </draw:polygon>
        <draw:frame draw:style-name="gr41" draw:text-style-name="P20" svg:width="1.267cm" svg:height="0.283cm" svg:x="9.668cm" svg:y="20.393cm">
          <draw:text-box>
            <text:p text:style-name="P19"><text:span text:style-name="T13">Transaktion</text:span></text:p>
          </draw:text-box>
        </draw:frame>
        <draw:polygon draw:style-name="gr3" svg:width="0.584cm" svg:height="0.391cm" svg:x="9.869cm" svg:y="22.048cm" svg:viewBox="0 0 585 392" draw:points="293,392 0,392 0,0 585,0 585,392">
          <text:p/>
        </draw:polygon>
        <draw:polygon draw:style-name="gr4" svg:width="0.584cm" svg:height="0.391cm" svg:x="9.869cm" svg:y="22.048cm" svg:viewBox="0 0 585 392" draw:points="293,392 0,392 0,0 585,0 585,392">
          <text:p/>
        </draw:polygon>
        <draw:frame draw:style-name="gr42" draw:text-style-name="P20" svg:width="0.207cm" svg:height="0.283cm" svg:x="10.056cm" svg:y="21.532cm">
          <draw:text-box>
            <text:p text:style-name="P19"><text:span text:style-name="T13">In</text:span></text:p>
          </draw:text-box>
        </draw:frame>
        <draw:polygon draw:style-name="gr3" svg:width="0.584cm" svg:height="0.387cm" svg:x="9.869cm" svg:y="20.881cm" svg:viewBox="0 0 585 388" draw:points="293,388 0,388 0,0 585,0 585,388">
          <text:p/>
        </draw:polygon>
        <draw:polygon draw:style-name="gr4" svg:width="0.584cm" svg:height="0.387cm" svg:x="9.869cm" svg:y="20.881cm" svg:viewBox="0 0 585 388" draw:points="293,388 0,388 0,0 585,0 585,388">
          <text:p/>
        </draw:polygon>
        <draw:frame draw:style-name="gr42" draw:text-style-name="P20" svg:width="0.207cm" svg:height="0.283cm" svg:x="10.056cm" svg:y="22.118cm">
          <draw:text-box>
            <text:p text:style-name="P19"><text:span text:style-name="T13">...</text:span></text:p>
          </draw:text-box>
        </draw:frame>
        <draw:polygon draw:style-name="gr3" svg:width="0.588cm" svg:height="0.387cm" svg:x="10.843cm" svg:y="20.881cm" svg:viewBox="0 0 589 388" draw:points="296,388 0,388 0,0 589,0 589,388">
          <text:p/>
        </draw:polygon>
        <draw:polygon draw:style-name="gr4" svg:width="0.588cm" svg:height="0.387cm" svg:x="10.843cm" svg:y="20.881cm" svg:viewBox="0 0 589 388" draw:points="296,388 0,388 0,0 589,0 589,388">
          <text:p/>
        </draw:polygon>
        <draw:frame draw:style-name="gr42" draw:text-style-name="P20" svg:width="0.207cm" svg:height="0.283cm" svg:x="10.056cm" svg:y="20.943cm">
          <draw:text-box>
            <text:p text:style-name="P19"><text:span text:style-name="T13">In</text:span></text:p>
          </draw:text-box>
        </draw:frame>
        <draw:polygon draw:style-name="gr3" svg:width="0.588cm" svg:height="0.39cm" svg:x="10.843cm" svg:y="21.463cm" svg:viewBox="0 0 589 391" draw:points="296,391 0,391 0,0 589,0 589,391">
          <text:p/>
        </draw:polygon>
        <draw:polygon draw:style-name="gr4" svg:width="0.588cm" svg:height="0.39cm" svg:x="10.843cm" svg:y="21.463cm" svg:viewBox="0 0 589 391" draw:points="296,391 0,391 0,0 589,0 589,391">
          <text:p/>
        </draw:polygon>
        <draw:frame draw:style-name="gr43" draw:text-style-name="P20" svg:width="0.384cm" svg:height="0.283cm" svg:x="10.935cm" svg:y="20.943cm">
          <draw:text-box>
            <text:p text:style-name="P19"><text:span text:style-name="T13">Ut</text:span></text:p>
          </draw:text-box>
        </draw:frame>
        <draw:polygon draw:style-name="gr9" svg:width="0.235cm" svg:height="0.154cm" svg:x="9.63cm" svg:y="20.996cm" svg:viewBox="0 0 236 155" draw:points="236,78 0,155 0,0">
          <text:p/>
        </draw:polygon>
        <draw:line draw:style-name="gr10" svg:x1="8.691cm" svg:y1="21.075cm" svg:x2="9.679cm" svg:y2="21.075cm">
          <text:p/>
        </draw:line>
        <draw:polygon draw:style-name="gr9" svg:width="0.235cm" svg:height="0.154cm" svg:x="9.63cm" svg:y="21.583cm" svg:viewBox="0 0 236 155" draw:points="236,77 0,155 0,0">
          <text:p/>
        </draw:polygon>
        <draw:line draw:style-name="gr10" svg:x1="8.691cm" svg:y1="21.659cm" svg:x2="9.679cm" svg:y2="21.659cm">
          <text:p/>
        </draw:line>
        <draw:polygon draw:style-name="gr9" svg:width="0.235cm" svg:height="0.154cm" svg:x="9.63cm" svg:y="22.165cm" svg:viewBox="0 0 236 155" draw:points="236,77 0,155 0,0">
          <text:p/>
        </draw:polygon>
        <draw:line draw:style-name="gr10" svg:x1="8.691cm" svg:y1="22.242cm" svg:x2="9.679cm" svg:y2="22.242cm">
          <text:p/>
        </draw:line>
        <draw:polygon draw:style-name="gr9" svg:width="0.235cm" svg:height="0.154cm" svg:x="12.371cm" svg:y="20.996cm" svg:viewBox="0 0 236 155" draw:points="236,78 0,155 0,0">
          <text:p/>
        </draw:polygon>
        <draw:line draw:style-name="gr10" svg:x1="11.432cm" svg:y1="21.075cm" svg:x2="12.416cm" svg:y2="21.075cm">
          <text:p/>
        </draw:line>
        <draw:polygon draw:style-name="gr9" svg:width="0.235cm" svg:height="0.154cm" svg:x="12.371cm" svg:y="21.583cm" svg:viewBox="0 0 236 155" draw:points="236,77 0,155 0,0">
          <text:p/>
        </draw:polygon>
        <draw:line draw:style-name="gr10" svg:x1="11.432cm" svg:y1="21.659cm" svg:x2="12.416cm" svg:y2="21.659cm">
          <text:p/>
        </draw:line>
        <draw:frame draw:style-name="gr42" draw:text-style-name="P20" svg:width="0.207cm" svg:height="0.283cm" svg:x="11.037cm" svg:y="21.532cm">
          <draw:text-box>
            <text:p text:style-name="P19"><text:span text:style-name="T13">...</text:span></text:p>
          </draw:text-box>
        </draw:frame>
      </draw:g>
      <draw:polygon text:anchor-type="page" text:anchor-page-number="6" draw:z-index="174" draw:style-name="gr12" svg:width="1.558cm" svg:height="0.514cm" svg:x="5.621cm" svg:y="7.99cm" svg:viewBox="0 0 1559 515" draw:points="780,515 0,515 0,0 1559,0 1559,515">
        <text:p/>
      </draw:polygon>
      <draw:polygon text:anchor-type="page" text:anchor-page-number="6" draw:z-index="175" draw:style-name="gr12" svg:width="1.559cm" svg:height="0.514cm" svg:x="7.702cm" svg:y="7.99cm" svg:viewBox="0 0 1560 515" draw:points="780,515 0,515 0,0 1560,0 1560,515">
        <text:p/>
      </draw:polygon>
      <draw:frame text:anchor-type="page" text:anchor-page-number="6" draw:z-index="176" draw:style-name="gr44" draw:text-style-name="P20" svg:width="1.01cm" svg:height="0.251cm" svg:x="5.96cm" svg:y="8.14cm">
        <draw:text-box>
          <text:p text:style-name="P19"><text:span text:style-name="T17">Identitieter</text:span></text:p>
        </draw:text-box>
      </draw:frame>
      <draw:polygon text:anchor-type="page" text:anchor-page-number="6" draw:z-index="177" draw:style-name="gr12" svg:width="1.558cm" svg:height="0.859cm" svg:x="9.953cm" svg:y="7.817cm" svg:viewBox="0 0 1559 860" draw:points="780,860 0,860 0,0 1559,0 1559,860">
        <text:p/>
      </draw:polygon>
      <draw:frame text:anchor-type="page" text:anchor-page-number="6" draw:z-index="178" draw:style-name="gr45" draw:text-style-name="P20" svg:width="1.311cm" svg:height="0.251cm" svg:x="7.858cm" svg:y="8.14cm">
        <draw:text-box>
          <text:p text:style-name="P19"><text:span text:style-name="T17">Transaktioner</text:span></text:p>
        </draw:text-box>
      </draw:frame>
      <draw:frame text:anchor-type="page" text:anchor-page-number="6" draw:z-index="179" draw:style-name="gr44" draw:text-style-name="P20" svg:width="1.01cm" svg:height="0.251cm" svg:x="10.271cm" svg:y="8.035cm">
        <draw:text-box>
          <text:p text:style-name="P19"><text:span text:style-name="T17">Anförtrodd</text:span></text:p>
        </draw:text-box>
      </draw:frame>
      <draw:polygon text:anchor-type="page" text:anchor-page-number="6" draw:z-index="180" draw:style-name="gr12" svg:width="1.559cm" svg:height="0.859cm" svg:x="12.207cm" svg:y="7.817cm" svg:viewBox="0 0 1560 860" draw:points="780,860 0,860 0,0 1560,0 1560,860">
        <text:p/>
      </draw:polygon>
      <draw:frame text:anchor-type="page" text:anchor-page-number="6" draw:z-index="181" draw:style-name="gr46" draw:text-style-name="P20" svg:width="1.061cm" svg:height="0.251cm" svg:x="10.271cm" svg:y="8.285cm">
        <draw:text-box>
          <text:p text:style-name="P19"><text:span text:style-name="T17">Tredje Part</text:span></text:p>
        </draw:text-box>
      </draw:frame>
      <draw:polygon text:anchor-type="page" text:anchor-page-number="6" draw:z-index="182" draw:style-name="gr12" svg:width="1.562cm" svg:height="0.859cm" svg:x="14.458cm" svg:y="7.817cm" svg:viewBox="0 0 1563 860" draw:points="783,860 0,860 0,0 1563,0 1563,860">
        <text:p/>
      </draw:polygon>
      <draw:frame text:anchor-type="page" text:anchor-page-number="6" draw:z-index="183" draw:style-name="gr47" draw:text-style-name="P20" svg:width="1.151cm" svg:height="0.251cm" svg:x="12.617cm" svg:y="8.14cm">
        <draw:text-box>
          <text:p text:style-name="P19"><text:span text:style-name="T17">Motpart</text:span></text:p>
        </draw:text-box>
      </draw:frame>
      <draw:line text:anchor-type="page" text:anchor-page-number="6" draw:z-index="184" draw:style-name="gr15" svg:x1="14.112cm" svg:y1="7.64cm" svg:x2="14.112cm" svg:y2="8.846cm">
        <text:p/>
      </draw:line>
      <draw:polygon text:anchor-type="page" text:anchor-page-number="6" draw:z-index="185" draw:style-name="gr12" svg:width="1.558cm" svg:height="0.518cm" svg:x="5.621cm" svg:y="9.887cm" svg:viewBox="0 0 1559 519" draw:points="780,519 0,519 0,0 1559,0 1559,519">
        <text:p/>
      </draw:polygon>
      <draw:frame text:anchor-type="page" text:anchor-page-number="6" draw:z-index="186" draw:style-name="gr48" draw:text-style-name="P20" svg:width="1.2cm" svg:height="0.251cm" svg:x="14.688cm" svg:y="8.14cm">
        <draw:text-box>
          <text:p text:style-name="P19"><text:span text:style-name="T17">Allmänheten</text:span></text:p>
        </draw:text-box>
      </draw:frame>
      <draw:polygon text:anchor-type="page" text:anchor-page-number="6" draw:z-index="187" draw:style-name="gr12" svg:width="1.558cm" svg:height="0.518cm" svg:x="7.875cm" svg:y="9.887cm" svg:viewBox="0 0 1559 519" draw:points="780,519 0,519 0,0 1559,0 1559,519">
        <text:p/>
      </draw:polygon>
      <draw:frame text:anchor-type="page" text:anchor-page-number="6" draw:z-index="188" draw:style-name="gr49" draw:text-style-name="P20" svg:width="0.96cm" svg:height="0.251cm" svg:x="5.96cm" svg:y="10.045cm">
        <draw:text-box>
          <text:p text:style-name="P19"><text:span text:style-name="T17">Identiteter</text:span></text:p>
        </draw:text-box>
      </draw:frame>
      <draw:polygon text:anchor-type="page" text:anchor-page-number="6" draw:z-index="189" draw:style-name="gr12" svg:width="1.562cm" svg:height="0.863cm" svg:x="10.126cm" svg:y="9.715cm" svg:viewBox="0 0 1563 864" draw:points="780,864 0,864 0,0 1563,0 1563,864">
        <text:p/>
      </draw:polygon>
      <draw:frame text:anchor-type="page" text:anchor-page-number="6" draw:z-index="190" draw:style-name="gr45" draw:text-style-name="P20" svg:width="1.311cm" svg:height="0.251cm" svg:x="8.036cm" svg:y="10.045cm">
        <draw:text-box>
          <text:p text:style-name="P19"><text:span text:style-name="T17">Transaktioner</text:span></text:p>
        </draw:text-box>
      </draw:frame>
      <draw:line text:anchor-type="page" text:anchor-page-number="6" draw:z-index="191" draw:style-name="gr15" svg:x1="7.529cm" svg:y1="9.715cm" svg:x2="7.529cm" svg:y2="10.579cm">
        <text:p/>
      </draw:line>
      <draw:polygon text:anchor-type="page" text:anchor-page-number="6" draw:z-index="192" draw:style-name="gr24" svg:width="0.257cm" svg:height="0.172cm" svg:x="9.868cm" svg:y="10.06cm" svg:viewBox="0 0 258 173" draw:points="258,85 0,173 0,0">
        <text:p/>
      </draw:polygon>
      <draw:line text:anchor-type="page" text:anchor-page-number="6" draw:z-index="193" draw:style-name="gr23" svg:x1="9.434cm" svg:y1="10.143cm" svg:x2="9.918cm" svg:y2="10.143cm">
        <text:p/>
      </draw:line>
      <draw:frame text:anchor-type="page" text:anchor-page-number="6" draw:z-index="194" draw:style-name="gr48" draw:text-style-name="P20" svg:width="1.2cm" svg:height="0.251cm" svg:x="10.379cm" svg:y="10.045cm">
        <draw:text-box>
          <text:p text:style-name="P19"><text:span text:style-name="T17">Allmänheten</text:span></text:p>
        </draw:text-box>
      </draw:frame>
      <draw:frame text:anchor-type="page" text:anchor-page-number="6" draw:z-index="195" draw:style-name="gr50" draw:text-style-name="P20" svg:width="1.906cm" svg:height="0.251cm" svg:x="5.438cm" svg:y="9.308cm">
        <draw:text-box>
          <text:p text:style-name="P19"><text:span text:style-name="T17">Ny Integritetsmodell</text:span></text:p>
        </draw:text-box>
      </draw:frame>
      <draw:polygon text:anchor-type="page" text:anchor-page-number="6" draw:z-index="196" draw:style-name="gr24" svg:width="0.256cm" svg:height="0.172cm" svg:x="9.696cm" svg:y="8.162cm" svg:viewBox="0 0 257 173" draw:points="257,85 0,173 0,0">
        <text:p/>
      </draw:polygon>
      <draw:line text:anchor-type="page" text:anchor-page-number="6" draw:z-index="197" draw:style-name="gr23" svg:x1="9.262cm" svg:y1="8.247cm" svg:x2="9.745cm" svg:y2="8.247cm">
        <text:p/>
      </draw:line>
      <draw:polygon text:anchor-type="page" text:anchor-page-number="6" draw:z-index="198" draw:style-name="gr24" svg:width="0.26cm" svg:height="0.172cm" svg:x="11.946cm" svg:y="8.162cm" svg:viewBox="0 0 261 173" draw:points="261,85 0,173 0,0">
        <text:p/>
      </draw:polygon>
      <draw:line text:anchor-type="page" text:anchor-page-number="6" draw:z-index="199" draw:style-name="gr23" svg:x1="11.512cm" svg:y1="8.247cm" svg:x2="11.999cm" svg:y2="8.247cm">
        <text:p/>
      </draw:line>
      <draw:line text:anchor-type="page" text:anchor-page-number="6" draw:z-index="200" draw:style-name="gr15" svg:x1="7.18cm" svg:y1="8.247cm" svg:x2="7.702cm" svg:y2="8.247cm">
        <text:p/>
      </draw:line>
      <draw:frame text:anchor-type="page" text:anchor-page-number="6" draw:z-index="201" draw:style-name="gr51" draw:text-style-name="P20" svg:width="2.64cm" svg:height="0.251cm" svg:x="5.456cm" svg:y="7.421cm">
        <draw:text-box>
          <text:p text:style-name="P19"><text:span text:style-name="T17">Traditionell Integritetsmodel</text:span></text:p>
        </draw:text-box>
      </draw:frame>
      <draw:polygon text:anchor-type="page" text:anchor-page-number="2" draw:z-index="208" draw:style-name="gr12" svg:width="2.161cm" svg:height="3.933cm" svg:x="6.863cm" svg:y="5.777cm" svg:viewBox="0 0 2162 3934" draw:points="1083,3934 0,3934 0,0 2162,0 2162,3934">
        <text:p/>
      </draw:polygon>
      <draw:polygon text:anchor-type="page" text:anchor-page-number="2" draw:z-index="209" draw:style-name="gr12" svg:width="1.767cm" svg:height="0.786cm" svg:x="7.06cm" svg:y="6.366cm" svg:viewBox="0 0 1768 787" draw:points="886,787 0,787 0,0 1768,0 1768,787">
        <text:p/>
      </draw:polygon>
      <draw:frame text:anchor-type="page" text:anchor-page-number="2" draw:z-index="210" draw:style-name="gr84" draw:text-style-name="P20" svg:width="1.285cm" svg:height="0.288cm" svg:x="7.25cm" svg:y="5.918cm">
        <draw:text-box>
          <text:p text:style-name="P19"><text:span text:style-name="T28">Transaktion</text:span></text:p>
        </draw:text-box>
      </draw:frame>
      <draw:frame text:anchor-type="page" text:anchor-page-number="2" draw:z-index="211" draw:style-name="gr85" draw:text-style-name="P21" svg:width="1.05cm" svg:height="0.267cm" svg:x="7.392cm" svg:y="6.514cm">
        <draw:text-box>
          <text:p text:style-name="P19"><text:span text:style-name="T12">Ägare 1 :s</text:span></text:p>
        </draw:text-box>
      </draw:frame>
      <draw:polygon text:anchor-type="page" text:anchor-page-number="2" draw:z-index="212" draw:style-name="gr12" svg:width="1.375cm" svg:height="0.785cm" svg:x="7.258cm" svg:y="8.723cm" svg:viewBox="0 0 1376 786" draw:points="688,786 0,786 0,0 1376,0 1376,786">
        <text:p/>
      </draw:polygon>
      <draw:frame text:anchor-type="page" text:anchor-page-number="2" draw:z-index="213" draw:style-name="gr86" draw:text-style-name="P21" svg:width="1.509cm" svg:height="0.267cm" svg:x="7.228cm" svg:y="6.786cm">
        <draw:text-box>
          <text:p text:style-name="P19"><text:span text:style-name="T12">Publika Nyckel</text:span></text:p>
        </draw:text-box>
      </draw:frame>
      <draw:frame text:anchor-type="page" text:anchor-page-number="2" draw:z-index="214" draw:style-name="gr85" draw:text-style-name="P20" svg:width="1.05cm" svg:height="0.267cm" svg:x="7.4cm" svg:y="8.867cm">
        <draw:text-box>
          <text:p text:style-name="P19"><text:span text:style-name="T12">Ägare 0 :s</text:span></text:p>
        </draw:text-box>
      </draw:frame>
      <draw:polygon text:anchor-type="page" text:anchor-page-number="2" draw:z-index="215" draw:style-name="gr14" svg:width="0.785cm" svg:height="0.394cm" svg:x="7.452cm" svg:y="7.742cm" svg:viewBox="0 0 786 395" draw:points="395,395 0,395 0,0 786,0 786,395">
        <text:p/>
      </draw:polygon>
      <draw:polygon text:anchor-type="page" text:anchor-page-number="2" draw:z-index="216" draw:style-name="gr15" svg:width="0.785cm" svg:height="0.394cm" svg:x="7.452cm" svg:y="7.742cm" svg:viewBox="0 0 786 395" draw:points="395,395 0,395 0,0 786,0 786,395">
        <text:p/>
      </draw:polygon>
      <draw:frame text:anchor-type="page" text:anchor-page-number="2" draw:z-index="217" draw:style-name="gr87" draw:text-style-name="P21" svg:width="0.922cm" svg:height="0.267cm" svg:x="7.421cm" svg:y="9.139cm">
        <draw:text-box>
          <text:p text:style-name="P19"><text:span text:style-name="T12">Signatur</text:span></text:p>
        </draw:text-box>
      </draw:frame>
      <draw:polygon text:anchor-type="page" text:anchor-page-number="2" draw:z-index="218" draw:style-name="gr24" svg:width="0.158cm" svg:height="0.232cm" svg:x="7.963cm" svg:y="7.509cm" svg:viewBox="0 0 159 233" draw:points="78,233 0,0 159,0">
        <text:p/>
      </draw:polygon>
      <draw:line text:anchor-type="page" text:anchor-page-number="2" draw:z-index="219" draw:style-name="gr23" svg:x1="8.04cm" svg:y1="7.154cm" svg:x2="8.04cm" svg:y2="7.556cm">
        <text:p/>
      </draw:line>
      <draw:polygon text:anchor-type="page" text:anchor-page-number="2" draw:z-index="220" draw:style-name="gr24" svg:width="0.154cm" svg:height="0.236cm" svg:x="7.769cm" svg:y="8.491cm" svg:viewBox="0 0 155 237" draw:points="78,237 0,0 155,0">
        <text:p/>
      </draw:polygon>
      <draw:line text:anchor-type="page" text:anchor-page-number="2" draw:z-index="221" draw:style-name="gr23" svg:x1="7.846cm" svg:y1="8.137cm" svg:x2="7.846cm" svg:y2="8.54cm">
        <text:p/>
      </draw:line>
      <draw:line text:anchor-type="page" text:anchor-page-number="2" draw:z-index="222" draw:style-name="gr88" svg:x1="8.634cm" svg:y1="7.154cm" svg:x2="8.634cm" svg:y2="8.138cm">
        <text:p/>
      </draw:line>
      <draw:polygon text:anchor-type="page" text:anchor-page-number="2" draw:z-index="223" draw:style-name="gr12" svg:width="2.162cm" svg:height="3.933cm" svg:x="10.009cm" svg:y="5.777cm" svg:viewBox="0 0 2163 3934" draw:points="1080,3934 0,3934 0,0 2163,0 2163,3934">
        <text:p/>
      </draw:polygon>
      <draw:frame text:anchor-type="page" text:anchor-page-number="2" draw:z-index="224" draw:style-name="gr89" draw:text-style-name="P21" svg:width="0.701cm" svg:height="0.267cm" svg:x="7.565cm" svg:y="7.823cm">
        <draw:text-box>
          <text:p text:style-name="P19"><text:span text:style-name="T12">Hashv.</text:span></text:p>
        </draw:text-box>
      </draw:frame>
      <draw:polygon text:anchor-type="page" text:anchor-page-number="2" draw:z-index="225" draw:style-name="gr12" svg:width="1.77cm" svg:height="0.786cm" svg:x="10.203cm" svg:y="6.366cm" svg:viewBox="0 0 1771 787" draw:points="886,787 0,787 0,0 1771,0 1771,787">
        <text:p/>
      </draw:polygon>
      <draw:frame text:anchor-type="page" text:anchor-page-number="2" draw:z-index="226" draw:style-name="gr84" draw:text-style-name="P20" svg:width="1.285cm" svg:height="0.288cm" svg:x="10.469cm" svg:y="5.918cm">
        <draw:text-box>
          <text:p text:style-name="P19"><text:span text:style-name="T28">Transaktion</text:span></text:p>
        </draw:text-box>
      </draw:frame>
      <draw:frame text:anchor-type="page" text:anchor-page-number="2" draw:z-index="227" draw:style-name="gr85" draw:text-style-name="P20" svg:width="1.05cm" svg:height="0.267cm" svg:x="10.546cm" svg:y="6.514cm">
        <draw:text-box>
          <text:p text:style-name="P19"><text:span text:style-name="T12">Ägare 2 :s</text:span></text:p>
        </draw:text-box>
      </draw:frame>
      <draw:polygon text:anchor-type="page" text:anchor-page-number="2" draw:z-index="228" draw:style-name="gr12" svg:width="1.375cm" svg:height="0.785cm" svg:x="10.401cm" svg:y="8.723cm" svg:viewBox="0 0 1376 786" draw:points="688,786 0,786 0,0 1376,0 1376,786">
        <text:p/>
      </draw:polygon>
      <draw:frame text:anchor-type="page" text:anchor-page-number="2" draw:z-index="229" draw:style-name="gr86" draw:text-style-name="P20" svg:width="1.509cm" svg:height="0.267cm" svg:x="10.358cm" svg:y="6.786cm">
        <draw:text-box>
          <text:p text:style-name="P19"><text:span text:style-name="T12">Publika Nyckel</text:span></text:p>
        </draw:text-box>
      </draw:frame>
      <draw:frame text:anchor-type="page" text:anchor-page-number="2" draw:z-index="230" draw:style-name="gr85" draw:text-style-name="P20" svg:width="1.05cm" svg:height="0.267cm" svg:x="10.532cm" svg:y="8.867cm">
        <draw:text-box>
          <text:p text:style-name="P19"><text:span text:style-name="T12">Ägare 1 :s</text:span></text:p>
        </draw:text-box>
      </draw:frame>
      <draw:polygon text:anchor-type="page" text:anchor-page-number="2" draw:z-index="231" draw:style-name="gr14" svg:width="0.786cm" svg:height="0.394cm" svg:x="10.598cm" svg:y="7.742cm" svg:viewBox="0 0 787 395" draw:points="392,395 0,395 0,0 787,0 787,395">
        <text:p/>
      </draw:polygon>
      <draw:polygon text:anchor-type="page" text:anchor-page-number="2" draw:z-index="232" draw:style-name="gr15" svg:width="0.786cm" svg:height="0.394cm" svg:x="10.598cm" svg:y="7.742cm" svg:viewBox="0 0 787 395" draw:points="392,395 0,395 0,0 787,0 787,395">
        <text:p/>
      </draw:polygon>
      <draw:frame text:anchor-type="page" text:anchor-page-number="2" draw:z-index="233" draw:style-name="gr87" draw:text-style-name="P21" svg:width="0.922cm" svg:height="0.267cm" svg:x="10.553cm" svg:y="9.139cm">
        <draw:text-box>
          <text:p text:style-name="P19"><text:span text:style-name="T12">Signatur</text:span></text:p>
        </draw:text-box>
      </draw:frame>
      <draw:polygon text:anchor-type="page" text:anchor-page-number="2" draw:z-index="234" draw:style-name="gr24" svg:width="0.154cm" svg:height="0.232cm" svg:x="11.11cm" svg:y="7.509cm" svg:viewBox="0 0 155 233" draw:points="78,233 0,0 155,0">
        <text:p/>
      </draw:polygon>
      <draw:line text:anchor-type="page" text:anchor-page-number="2" draw:z-index="235" draw:style-name="gr23" svg:x1="11.188cm" svg:y1="7.154cm" svg:x2="11.188cm" svg:y2="7.556cm">
        <text:p/>
      </draw:line>
      <draw:polygon text:anchor-type="page" text:anchor-page-number="2" draw:z-index="236" draw:style-name="gr24" svg:width="0.158cm" svg:height="0.236cm" svg:x="10.912cm" svg:y="8.491cm" svg:viewBox="0 0 159 237" draw:points="78,237 0,0 159,0">
        <text:p/>
      </draw:polygon>
      <draw:line text:anchor-type="page" text:anchor-page-number="2" draw:z-index="237" draw:style-name="gr23" svg:x1="10.99cm" svg:y1="8.137cm" svg:x2="10.99cm" svg:y2="8.54cm">
        <text:p/>
      </draw:line>
      <draw:polygon text:anchor-type="page" text:anchor-page-number="2" draw:z-index="238" draw:style-name="gr24" svg:width="0.246cm" svg:height="0.165cm" svg:x="10.154cm" svg:y="8.758cm" svg:viewBox="0 0 247 166" draw:points="247,166 0,141 63,0">
        <text:p/>
      </draw:polygon>
      <draw:line text:anchor-type="page" text:anchor-page-number="2" draw:z-index="239" draw:style-name="gr23" svg:x1="8.634cm" svg:y1="8.137cm" svg:x2="8.669cm" svg:y2="8.155cm">
        <text:p/>
      </draw:line>
      <draw:line text:anchor-type="page" text:anchor-page-number="2" draw:z-index="240" draw:style-name="gr23" svg:x1="8.704cm" svg:y1="8.17cm" svg:x2="8.739cm" svg:y2="8.188cm">
        <text:p/>
      </draw:line>
      <draw:line text:anchor-type="page" text:anchor-page-number="2" draw:z-index="241" draw:style-name="gr23" svg:x1="8.775cm" svg:y1="8.201cm" svg:x2="8.813cm" svg:y2="8.219cm">
        <text:p/>
      </draw:line>
      <draw:line text:anchor-type="page" text:anchor-page-number="2" draw:z-index="242" draw:style-name="gr23" svg:x1="8.849cm" svg:y1="8.231cm" svg:x2="8.884cm" svg:y2="8.248cm">
        <text:p/>
      </draw:line>
      <draw:line text:anchor-type="page" text:anchor-page-number="2" draw:z-index="243" draw:style-name="gr23" svg:x1="8.919cm" svg:y1="8.264cm" svg:x2="8.958cm" svg:y2="8.282cm">
        <text:p/>
      </draw:line>
      <draw:line text:anchor-type="page" text:anchor-page-number="2" draw:z-index="244" draw:style-name="gr23" svg:x1="8.993cm" svg:y1="8.297cm" svg:x2="9.029cm" svg:y2="8.315cm">
        <text:p/>
      </draw:line>
      <draw:line text:anchor-type="page" text:anchor-page-number="2" draw:z-index="245" draw:style-name="gr23" svg:x1="9.063cm" svg:y1="8.331cm" svg:x2="9.102cm" svg:y2="8.346cm">
        <text:p/>
      </draw:line>
      <draw:line text:anchor-type="page" text:anchor-page-number="2" draw:z-index="246" draw:style-name="gr23" svg:x1="9.138cm" svg:y1="8.364cm" svg:x2="9.173cm" svg:y2="8.378cm">
        <text:p/>
      </draw:line>
      <draw:line text:anchor-type="page" text:anchor-page-number="2" draw:z-index="247" draw:style-name="gr23" svg:x1="9.209cm" svg:y1="8.395cm" svg:x2="9.244cm" svg:y2="8.409cm">
        <text:p/>
      </draw:line>
      <draw:line text:anchor-type="page" text:anchor-page-number="2" draw:z-index="248" draw:style-name="gr23" svg:x1="9.283cm" svg:y1="8.425cm" svg:x2="9.318cm" svg:y2="8.439cm">
        <text:p/>
      </draw:line>
      <draw:line text:anchor-type="page" text:anchor-page-number="2" draw:z-index="249" draw:style-name="gr23" svg:x1="9.353cm" svg:y1="8.458cm" svg:x2="9.388cm" svg:y2="8.473cm">
        <text:p/>
      </draw:line>
      <draw:line text:anchor-type="page" text:anchor-page-number="2" draw:z-index="250" draw:style-name="gr23" svg:x1="9.423cm" svg:y1="8.491cm" svg:x2="9.462cm" svg:y2="8.505cm">
        <text:p/>
      </draw:line>
      <draw:line text:anchor-type="page" text:anchor-page-number="2" draw:z-index="251" draw:style-name="gr23" svg:x1="9.497cm" svg:y1="8.522cm" svg:x2="9.532cm" svg:y2="8.54cm">
        <text:p/>
      </draw:line>
      <draw:line text:anchor-type="page" text:anchor-page-number="2" draw:z-index="252" draw:style-name="gr23" svg:x1="9.568cm" svg:y1="8.552cm" svg:x2="9.607cm" svg:y2="8.569cm">
        <text:p/>
      </draw:line>
      <draw:line text:anchor-type="page" text:anchor-page-number="2" draw:z-index="253" draw:style-name="gr23" svg:x1="9.642cm" svg:y1="8.585cm" svg:x2="9.678cm" svg:y2="8.603cm">
        <text:p/>
      </draw:line>
      <draw:line text:anchor-type="page" text:anchor-page-number="2" draw:z-index="254" draw:style-name="gr23" svg:x1="9.713cm" svg:y1="8.618cm" svg:x2="9.752cm" svg:y2="8.636cm">
        <text:p/>
      </draw:line>
      <draw:line text:anchor-type="page" text:anchor-page-number="2" draw:z-index="255" draw:style-name="gr23" svg:x1="9.787cm" svg:y1="8.649cm" svg:x2="9.822cm" svg:y2="8.667cm">
        <text:p/>
      </draw:line>
      <draw:line text:anchor-type="page" text:anchor-page-number="2" draw:z-index="256" draw:style-name="gr23" svg:x1="9.858cm" svg:y1="8.679cm" svg:x2="9.893cm" svg:y2="8.696cm">
        <text:p/>
      </draw:line>
      <draw:line text:anchor-type="page" text:anchor-page-number="2" draw:z-index="257" draw:style-name="gr23" svg:x1="9.931cm" svg:y1="8.716cm" svg:x2="9.966cm" svg:y2="8.73cm">
        <text:p/>
      </draw:line>
      <draw:line text:anchor-type="page" text:anchor-page-number="2" draw:z-index="258" draw:style-name="gr23" svg:x1="10.002cm" svg:y1="8.746cm" svg:x2="10.038cm" svg:y2="8.76cm">
        <text:p/>
      </draw:line>
      <draw:line text:anchor-type="page" text:anchor-page-number="2" draw:z-index="259" draw:style-name="gr23" svg:x1="10.076cm" svg:y1="8.779cm" svg:x2="10.112cm" svg:y2="8.794cm">
        <text:p/>
      </draw:line>
      <draw:line text:anchor-type="page" text:anchor-page-number="2" draw:z-index="260" draw:style-name="gr23" svg:x1="10.147cm" svg:y1="8.812cm" svg:x2="10.182cm" svg:y2="8.826cm">
        <text:p/>
      </draw:line>
      <draw:line text:anchor-type="page" text:anchor-page-number="2" draw:z-index="261" draw:style-name="gr23" svg:x1="10.221cm" svg:y1="8.843cm" svg:x2="10.228cm" svg:y2="8.847cm">
        <text:p/>
      </draw:line>
      <draw:frame text:anchor-type="page" text:anchor-page-number="2" draw:z-index="262" draw:style-name="gr89" draw:text-style-name="P20" svg:width="0.701cm" svg:height="0.267cm" svg:x="10.698cm" svg:y="7.823cm">
        <draw:text-box>
          <text:p text:style-name="P19"><text:span text:style-name="T12">Hashv,</text:span></text:p>
        </draw:text-box>
      </draw:frame>
      <draw:frame text:anchor-type="page" text:anchor-page-number="2" draw:z-index="263" draw:style-name="gr90" draw:text-style-name="P20" svg:width="0.073cm" svg:height="0.288cm" draw:transform="rotate (-0.404916386463795) translate (9.25159722222222cm 8.25852777777778cm)">
        <draw:text-box>
          <text:p text:style-name="P19"><text:span text:style-name="T28"><text:s/></text:span></text:p>
        </draw:text-box>
      </draw:frame>
      <draw:line text:anchor-type="page" text:anchor-page-number="2" draw:z-index="264" draw:style-name="gr88" svg:x1="11.776cm" svg:y1="7.154cm" svg:x2="11.776cm" svg:y2="8.138cm">
        <text:p/>
      </draw:line>
      <draw:polygon text:anchor-type="page" text:anchor-page-number="2" draw:z-index="265" draw:style-name="gr12" svg:width="2.161cm" svg:height="3.933cm" svg:x="13.153cm" svg:y="5.777cm" svg:viewBox="0 0 2162 3934" draw:points="1083,3934 0,3934 0,0 2162,0 2162,3934">
        <text:p/>
      </draw:polygon>
      <draw:polygon text:anchor-type="page" text:anchor-page-number="2" draw:z-index="266" draw:style-name="gr12" svg:width="1.767cm" svg:height="0.786cm" svg:x="13.35cm" svg:y="6.366cm" svg:viewBox="0 0 1768 787" draw:points="886,787 0,787 0,0 1768,0 1768,787">
        <text:p/>
      </draw:polygon>
      <draw:frame text:anchor-type="page" text:anchor-page-number="2" draw:z-index="267" draw:style-name="gr84" draw:text-style-name="P20" svg:width="1.285cm" svg:height="0.288cm" svg:x="13.601cm" svg:y="5.918cm">
        <draw:text-box>
          <text:p text:style-name="P19"><text:span text:style-name="T28">Transaktion</text:span></text:p>
        </draw:text-box>
      </draw:frame>
      <draw:frame text:anchor-type="page" text:anchor-page-number="2" draw:z-index="268" draw:style-name="gr85" draw:text-style-name="P20" svg:width="1.05cm" svg:height="0.267cm" svg:x="13.679cm" svg:y="6.514cm">
        <draw:text-box>
          <text:p text:style-name="P19"><text:span text:style-name="T12">Ägare 3 :s</text:span></text:p>
        </draw:text-box>
      </draw:frame>
      <draw:polygon text:anchor-type="page" text:anchor-page-number="2" draw:z-index="269" draw:style-name="gr12" svg:width="1.375cm" svg:height="0.785cm" svg:x="13.548cm" svg:y="8.723cm" svg:viewBox="0 0 1376 786" draw:points="688,786 0,786 0,0 1376,0 1376,786">
        <text:p/>
      </draw:polygon>
      <draw:frame text:anchor-type="page" text:anchor-page-number="2" draw:z-index="270" draw:style-name="gr86" draw:text-style-name="P20" svg:width="1.509cm" svg:height="0.267cm" svg:x="13.511cm" svg:y="6.786cm">
        <draw:text-box>
          <text:p text:style-name="P19"><text:span text:style-name="T12">Publika Nyckel</text:span></text:p>
        </draw:text-box>
      </draw:frame>
      <draw:frame text:anchor-type="page" text:anchor-page-number="2" draw:z-index="271" draw:style-name="gr91" draw:text-style-name="P20" svg:width="0.987cm" svg:height="0.267cm" svg:x="13.686cm" svg:y="8.867cm">
        <draw:text-box>
          <text:p text:style-name="P19"><text:span text:style-name="T12">Ägare 2:s</text:span></text:p>
        </draw:text-box>
      </draw:frame>
      <draw:polygon text:anchor-type="page" text:anchor-page-number="2" draw:z-index="272" draw:style-name="gr14" svg:width="0.785cm" svg:height="0.394cm" svg:x="13.741cm" svg:y="7.742cm" svg:viewBox="0 0 786 395" draw:points="395,395 0,395 0,0 786,0 786,395">
        <text:p/>
      </draw:polygon>
      <draw:polygon text:anchor-type="page" text:anchor-page-number="2" draw:z-index="273" draw:style-name="gr15" svg:width="0.785cm" svg:height="0.394cm" svg:x="13.741cm" svg:y="7.742cm" svg:viewBox="0 0 786 395" draw:points="395,395 0,395 0,0 786,0 786,395">
        <text:p/>
      </draw:polygon>
      <draw:frame text:anchor-type="page" text:anchor-page-number="2" draw:z-index="274" draw:style-name="gr87" draw:text-style-name="P21" svg:width="0.922cm" svg:height="0.267cm" svg:x="13.707cm" svg:y="9.139cm">
        <draw:text-box>
          <text:p text:style-name="P19"><text:span text:style-name="T12">Signatur</text:span></text:p>
        </draw:text-box>
      </draw:frame>
      <draw:polygon text:anchor-type="page" text:anchor-page-number="2" draw:z-index="275" draw:style-name="gr24" svg:width="0.158cm" svg:height="0.232cm" svg:x="14.253cm" svg:y="7.509cm" svg:viewBox="0 0 159 233" draw:points="78,233 0,0 159,0">
        <text:p/>
      </draw:polygon>
      <draw:line text:anchor-type="page" text:anchor-page-number="2" draw:z-index="276" draw:style-name="gr23" svg:x1="14.33cm" svg:y1="7.154cm" svg:x2="14.33cm" svg:y2="7.556cm">
        <text:p/>
      </draw:line>
      <draw:polygon text:anchor-type="page" text:anchor-page-number="2" draw:z-index="277" draw:style-name="gr24" svg:width="0.154cm" svg:height="0.236cm" svg:x="14.059cm" svg:y="8.491cm" svg:viewBox="0 0 155 237" draw:points="78,237 0,0 155,0">
        <text:p/>
      </draw:polygon>
      <draw:line text:anchor-type="page" text:anchor-page-number="2" draw:z-index="278" draw:style-name="gr23" svg:x1="14.136cm" svg:y1="8.137cm" svg:x2="14.136cm" svg:y2="8.54cm">
        <text:p/>
      </draw:line>
      <draw:polygon text:anchor-type="page" text:anchor-page-number="2" draw:z-index="279" draw:style-name="gr24" svg:width="0.154cm" svg:height="0.232cm" svg:x="13.862cm" svg:y="7.509cm" svg:viewBox="0 0 155 233" draw:points="77,233 0,0 155,0">
        <text:p/>
      </draw:polygon>
      <draw:line text:anchor-type="page" text:anchor-page-number="2" draw:z-index="280" draw:style-name="gr23" svg:x1="13.939cm" svg:y1="7.349cm" svg:x2="13.939cm" svg:y2="7.553cm">
        <text:p/>
      </draw:line>
      <draw:polygon text:anchor-type="page" text:anchor-page-number="2" draw:z-index="281" draw:style-name="gr24" svg:width="0.246cm" svg:height="0.165cm" svg:x="13.3cm" svg:y="8.758cm" svg:viewBox="0 0 247 166" draw:points="247,166 0,141 63,0">
        <text:p/>
      </draw:polygon>
      <draw:line text:anchor-type="page" text:anchor-page-number="2" draw:z-index="282" draw:style-name="gr23" svg:x1="11.776cm" svg:y1="8.137cm" svg:x2="11.811cm" svg:y2="8.155cm">
        <text:p/>
      </draw:line>
      <draw:line text:anchor-type="page" text:anchor-page-number="2" draw:z-index="283" draw:style-name="gr23" svg:x1="11.847cm" svg:y1="8.17cm" svg:x2="11.886cm" svg:y2="8.188cm">
        <text:p/>
      </draw:line>
      <draw:line text:anchor-type="page" text:anchor-page-number="2" draw:z-index="284" draw:style-name="gr23" svg:x1="11.921cm" svg:y1="8.201cm" svg:x2="11.957cm" svg:y2="8.219cm">
        <text:p/>
      </draw:line>
      <draw:line text:anchor-type="page" text:anchor-page-number="2" draw:z-index="285" draw:style-name="gr23" svg:x1="11.995cm" svg:y1="8.231cm" svg:x2="12.031cm" svg:y2="8.248cm">
        <text:p/>
      </draw:line>
      <draw:line text:anchor-type="page" text:anchor-page-number="2" draw:z-index="286" draw:style-name="gr23" svg:x1="12.066cm" svg:y1="8.264cm" svg:x2="12.101cm" svg:y2="8.282cm">
        <text:p/>
      </draw:line>
      <draw:line text:anchor-type="page" text:anchor-page-number="2" draw:z-index="287" draw:style-name="gr23" svg:x1="12.137cm" svg:y1="8.297cm" svg:x2="12.175cm" svg:y2="8.315cm">
        <text:p/>
      </draw:line>
      <draw:line text:anchor-type="page" text:anchor-page-number="2" draw:z-index="288" draw:style-name="gr23" svg:x1="12.211cm" svg:y1="8.331cm" svg:x2="12.246cm" svg:y2="8.346cm">
        <text:p/>
      </draw:line>
      <draw:line text:anchor-type="page" text:anchor-page-number="2" draw:z-index="289" draw:style-name="gr23" svg:x1="12.281cm" svg:y1="8.364cm" svg:x2="12.317cm" svg:y2="8.378cm">
        <text:p/>
      </draw:line>
      <draw:line text:anchor-type="page" text:anchor-page-number="2" draw:z-index="290" draw:style-name="gr23" svg:x1="12.355cm" svg:y1="8.395cm" svg:x2="12.391cm" svg:y2="8.409cm">
        <text:p/>
      </draw:line>
      <draw:line text:anchor-type="page" text:anchor-page-number="2" draw:z-index="291" draw:style-name="gr23" svg:x1="12.425cm" svg:y1="8.425cm" svg:x2="12.46cm" svg:y2="8.439cm">
        <text:p/>
      </draw:line>
      <draw:line text:anchor-type="page" text:anchor-page-number="2" draw:z-index="292" draw:style-name="gr23" svg:x1="12.5cm" svg:y1="8.458cm" svg:x2="12.535cm" svg:y2="8.473cm">
        <text:p/>
      </draw:line>
      <draw:line text:anchor-type="page" text:anchor-page-number="2" draw:z-index="293" draw:style-name="gr23" svg:x1="12.571cm" svg:y1="8.491cm" svg:x2="12.606cm" svg:y2="8.505cm">
        <text:p/>
      </draw:line>
      <draw:line text:anchor-type="page" text:anchor-page-number="2" draw:z-index="294" draw:style-name="gr23" svg:x1="12.645cm" svg:y1="8.522cm" svg:x2="12.68cm" svg:y2="8.54cm">
        <text:p/>
      </draw:line>
      <draw:line text:anchor-type="page" text:anchor-page-number="2" draw:z-index="295" draw:style-name="gr23" svg:x1="12.715cm" svg:y1="8.552cm" svg:x2="12.75cm" svg:y2="8.569cm">
        <text:p/>
      </draw:line>
      <draw:line text:anchor-type="page" text:anchor-page-number="2" draw:z-index="296" draw:style-name="gr23" svg:x1="12.786cm" svg:y1="8.585cm" svg:x2="12.825cm" svg:y2="8.603cm">
        <text:p/>
      </draw:line>
      <draw:line text:anchor-type="page" text:anchor-page-number="2" draw:z-index="297" draw:style-name="gr23" svg:x1="12.859cm" svg:y1="8.618cm" svg:x2="12.894cm" svg:y2="8.636cm">
        <text:p/>
      </draw:line>
      <draw:line text:anchor-type="page" text:anchor-page-number="2" draw:z-index="298" draw:style-name="gr23" svg:x1="12.93cm" svg:y1="8.649cm" svg:x2="12.966cm" svg:y2="8.667cm">
        <text:p/>
      </draw:line>
      <draw:line text:anchor-type="page" text:anchor-page-number="2" draw:z-index="299" draw:style-name="gr23" svg:x1="13.004cm" svg:y1="8.679cm" svg:x2="13.04cm" svg:y2="8.696cm">
        <text:p/>
      </draw:line>
      <draw:line text:anchor-type="page" text:anchor-page-number="2" draw:z-index="300" draw:style-name="gr23" svg:x1="13.075cm" svg:y1="8.716cm" svg:x2="13.11cm" svg:y2="8.73cm">
        <text:p/>
      </draw:line>
      <draw:line text:anchor-type="page" text:anchor-page-number="2" draw:z-index="301" draw:style-name="gr23" svg:x1="13.149cm" svg:y1="8.746cm" svg:x2="13.184cm" svg:y2="8.76cm">
        <text:p/>
      </draw:line>
      <draw:line text:anchor-type="page" text:anchor-page-number="2" draw:z-index="302" draw:style-name="gr23" svg:x1="13.22cm" svg:y1="8.779cm" svg:x2="13.255cm" svg:y2="8.794cm">
        <text:p/>
      </draw:line>
      <draw:line text:anchor-type="page" text:anchor-page-number="2" draw:z-index="303" draw:style-name="gr23" svg:x1="13.29cm" svg:y1="8.812cm" svg:x2="13.329cm" svg:y2="8.826cm">
        <text:p/>
      </draw:line>
      <draw:line text:anchor-type="page" text:anchor-page-number="2" draw:z-index="304" draw:style-name="gr23" svg:x1="13.364cm" svg:y1="8.843cm" svg:x2="13.375cm" svg:y2="8.847cm">
        <text:p/>
      </draw:line>
      <draw:frame text:anchor-type="page" text:anchor-page-number="2" draw:z-index="305" draw:style-name="gr89" draw:text-style-name="P20" svg:width="0.701cm" svg:height="0.267cm" svg:x="13.852cm" svg:y="7.823cm">
        <draw:text-box>
          <text:p text:style-name="P19"><text:span text:style-name="T12">Hashv.</text:span></text:p>
        </draw:text-box>
      </draw:frame>
      <draw:frame text:anchor-type="page" text:anchor-page-number="2" draw:z-index="306" draw:style-name="gr90" draw:text-style-name="P20" svg:width="0.073cm" svg:height="0.288cm" draw:transform="rotate (-0.404916386463795) translate (12.3966111111111cm 8.25852777777778cm)">
        <draw:text-box>
          <text:p text:style-name="P19"><text:span text:style-name="T28"><text:s/></text:span></text:p>
        </draw:text-box>
      </draw:frame>
      <draw:frame text:anchor-type="page" text:anchor-page-number="2" draw:z-index="307" draw:style-name="gr92" draw:text-style-name="P20" svg:width="0.911cm" svg:height="0.288cm" draw:transform="rotate (-0.409279709593779) translate (12.2766666666667cm 8.05215277777778cm)">
        <draw:text-box>
          <text:p text:style-name="P19"><text:span text:style-name="T28">Verifiera</text:span></text:p>
        </draw:text-box>
      </draw:frame>
      <draw:polygon text:anchor-type="page" text:anchor-page-number="2" draw:z-index="308" draw:style-name="gr12" svg:width="1.77cm" svg:height="0.786cm" svg:x="10.203cm" svg:y="10.3cm" svg:viewBox="0 0 1771 787" draw:points="886,787 0,787 0,0 1771,0 1771,787">
        <text:p/>
      </draw:polygon>
      <draw:frame text:anchor-type="page" text:anchor-page-number="2" draw:z-index="309" draw:style-name="gr85" draw:text-style-name="P20" svg:width="1.05cm" svg:height="0.267cm" svg:x="10.532cm" svg:y="10.444cm">
        <draw:text-box>
          <text:p text:style-name="P19"><text:span text:style-name="T12">Ägare 2 :s</text:span></text:p>
        </draw:text-box>
      </draw:frame>
      <draw:polygon text:anchor-type="page" text:anchor-page-number="2" draw:z-index="310" draw:style-name="gr12" svg:width="1.767cm" svg:height="0.786cm" svg:x="7.06cm" svg:y="10.3cm" svg:viewBox="0 0 1768 787" draw:points="886,787 0,787 0,0 1768,0 1768,787">
        <text:p/>
      </draw:polygon>
      <draw:frame text:anchor-type="page" text:anchor-page-number="2" draw:z-index="311" draw:style-name="gr93" draw:text-style-name="P20" svg:width="1.47cm" svg:height="0.267cm" svg:x="10.319cm" svg:y="10.719cm">
        <draw:text-box>
          <text:p text:style-name="P19"><text:span text:style-name="T12">Privata Nyckel</text:span></text:p>
        </draw:text-box>
      </draw:frame>
      <draw:frame text:anchor-type="page" text:anchor-page-number="2" draw:z-index="312" draw:style-name="gr85" draw:text-style-name="P20" svg:width="1.05cm" svg:height="0.267cm" svg:x="7.4cm" svg:y="10.444cm">
        <draw:text-box>
          <text:p text:style-name="P19"><text:span text:style-name="T12">Ägare 1 :s</text:span></text:p>
        </draw:text-box>
      </draw:frame>
      <draw:polygon text:anchor-type="page" text:anchor-page-number="2" draw:z-index="313" draw:style-name="gr24" svg:width="0.236cm" svg:height="0.203cm" svg:x="13.311cm" svg:y="9.314cm" svg:viewBox="0 0 237 204" draw:points="237,0 92,204 0,81">
        <text:p/>
      </draw:polygon>
      <draw:line text:anchor-type="page" text:anchor-page-number="2" draw:z-index="314" draw:style-name="gr23" svg:x1="11.974cm" svg:y1="10.496cm" svg:x2="12.006cm" svg:y2="10.471cm">
        <text:p/>
      </draw:line>
      <draw:line text:anchor-type="page" text:anchor-page-number="2" draw:z-index="315" draw:style-name="gr23" svg:x1="12.037cm" svg:y1="10.448cm" svg:x2="12.069cm" svg:y2="10.427cm">
        <text:p/>
      </draw:line>
      <draw:line text:anchor-type="page" text:anchor-page-number="2" draw:z-index="316" draw:style-name="gr23" svg:x1="12.101cm" svg:y1="10.398cm" svg:x2="12.133cm" svg:y2="10.374cm">
        <text:p/>
      </draw:line>
      <draw:line text:anchor-type="page" text:anchor-page-number="2" draw:z-index="317" draw:style-name="gr23" svg:x1="12.164cm" svg:y1="10.351cm" svg:x2="12.196cm" svg:y2="10.33cm">
        <text:p/>
      </draw:line>
      <draw:line text:anchor-type="page" text:anchor-page-number="2" draw:z-index="318" draw:style-name="gr23" svg:x1="12.224cm" svg:y1="10.307cm" svg:x2="12.256cm" svg:y2="10.282cm">
        <text:p/>
      </draw:line>
      <draw:line text:anchor-type="page" text:anchor-page-number="2" draw:z-index="319" draw:style-name="gr23" svg:x1="12.288cm" svg:y1="10.261cm" svg:x2="12.32cm" svg:y2="10.236cm">
        <text:p/>
      </draw:line>
      <draw:line text:anchor-type="page" text:anchor-page-number="2" draw:z-index="320" draw:style-name="gr23" svg:x1="12.351cm" svg:y1="10.208cm" svg:x2="12.383cm" svg:y2="10.187cm">
        <text:p/>
      </draw:line>
      <draw:line text:anchor-type="page" text:anchor-page-number="2" draw:z-index="321" draw:style-name="gr23" svg:x1="12.415cm" svg:y1="10.167cm" svg:x2="12.447cm" svg:y2="10.142cm">
        <text:p/>
      </draw:line>
      <draw:line text:anchor-type="page" text:anchor-page-number="2" draw:z-index="322" draw:style-name="gr23" svg:x1="12.478cm" svg:y1="10.117cm" svg:x2="12.51cm" svg:y2="10.095cm">
        <text:p/>
      </draw:line>
      <draw:line text:anchor-type="page" text:anchor-page-number="2" draw:z-index="323" draw:style-name="gr23" svg:x1="12.542cm" svg:y1="10.071cm" svg:x2="12.574cm" svg:y2="10.046cm">
        <text:p/>
      </draw:line>
      <draw:line text:anchor-type="page" text:anchor-page-number="2" draw:z-index="324" draw:style-name="gr23" svg:x1="12.605cm" svg:y1="10.026cm" svg:x2="12.637cm" svg:y2="10.001cm">
        <text:p/>
      </draw:line>
      <draw:line text:anchor-type="page" text:anchor-page-number="2" draw:z-index="325" draw:style-name="gr23" svg:x1="12.669cm" svg:y1="9.973cm" svg:x2="12.701cm" svg:y2="9.949cm">
        <text:p/>
      </draw:line>
      <draw:line text:anchor-type="page" text:anchor-page-number="2" draw:z-index="326" draw:style-name="gr23" svg:x1="12.732cm" svg:y1="9.93cm" svg:x2="12.764cm" svg:y2="9.905cm">
        <text:p/>
      </draw:line>
      <draw:line text:anchor-type="page" text:anchor-page-number="2" draw:z-index="327" draw:style-name="gr23" svg:x1="12.796cm" svg:y1="9.88cm" svg:x2="12.828cm" svg:y2="9.859cm">
        <text:p/>
      </draw:line>
      <draw:line text:anchor-type="page" text:anchor-page-number="2" draw:z-index="328" draw:style-name="gr23" svg:x1="12.856cm" svg:y1="9.83cm" svg:x2="12.888cm" svg:y2="9.806cm">
        <text:p/>
      </draw:line>
      <draw:line text:anchor-type="page" text:anchor-page-number="2" draw:z-index="329" draw:style-name="gr23" svg:x1="12.919cm" svg:y1="9.783cm" svg:x2="12.951cm" svg:y2="9.762cm">
        <text:p/>
      </draw:line>
      <draw:line text:anchor-type="page" text:anchor-page-number="2" draw:z-index="330" draw:style-name="gr23" svg:x1="12.983cm" svg:y1="9.739cm" svg:x2="13.015cm" svg:y2="9.714cm">
        <text:p/>
      </draw:line>
      <draw:line text:anchor-type="page" text:anchor-page-number="2" draw:z-index="331" draw:style-name="gr23" svg:x1="13.046cm" svg:y1="9.693cm" svg:x2="13.078cm" svg:y2="9.668cm">
        <text:p/>
      </draw:line>
      <draw:line text:anchor-type="page" text:anchor-page-number="2" draw:z-index="332" draw:style-name="gr23" svg:x1="13.11cm" svg:y1="9.645cm" svg:x2="13.142cm" svg:y2="9.62cm">
        <text:p/>
      </draw:line>
      <draw:line text:anchor-type="page" text:anchor-page-number="2" draw:z-index="333" draw:style-name="gr23" svg:x1="13.173cm" svg:y1="9.599cm" svg:x2="13.205cm" svg:y2="9.574cm">
        <text:p/>
      </draw:line>
      <draw:line text:anchor-type="page" text:anchor-page-number="2" draw:z-index="334" draw:style-name="gr23" svg:x1="13.237cm" svg:y1="9.549cm" svg:x2="13.269cm" svg:y2="9.524cm">
        <text:p/>
      </draw:line>
      <draw:line text:anchor-type="page" text:anchor-page-number="2" draw:z-index="335" draw:style-name="gr23" svg:x1="13.3cm" svg:y1="9.503cm" svg:x2="13.332cm" svg:y2="9.478cm">
        <text:p/>
      </draw:line>
      <draw:line text:anchor-type="page" text:anchor-page-number="2" draw:z-index="336" draw:style-name="gr23" svg:x1="13.364cm" svg:y1="9.454cm" svg:x2="13.396cm" svg:y2="9.433cm">
        <text:p/>
      </draw:line>
      <draw:frame text:anchor-type="page" text:anchor-page-number="2" draw:z-index="337" draw:style-name="gr93" draw:text-style-name="P21" svg:width="1.47cm" svg:height="0.267cm" svg:x="7.186cm" svg:y="10.719cm">
        <draw:text-box>
          <text:p text:style-name="P19"><text:span text:style-name="T12">Privata Nyckel</text:span></text:p>
        </draw:text-box>
      </draw:frame>
      <draw:frame text:anchor-type="page" text:anchor-page-number="2" draw:z-index="338" draw:style-name="gr90" draw:text-style-name="P20" svg:width="0.073cm" svg:height="0.288cm" draw:transform="rotate (0.647866218340173) translate (12.8358194444444cm 9.67140277777778cm)">
        <draw:text-box>
          <text:p text:style-name="P19"><text:span text:style-name="T28"><text:s/></text:span></text:p>
        </draw:text-box>
      </draw:frame>
      <draw:polygon text:anchor-type="page" text:anchor-page-number="2" draw:z-index="339" draw:style-name="gr24" svg:width="0.235cm" svg:height="0.203cm" svg:x="10.165cm" svg:y="9.314cm" svg:viewBox="0 0 236 204" draw:points="236,0 95,204 0,81">
        <text:p/>
      </draw:polygon>
      <draw:line text:anchor-type="page" text:anchor-page-number="2" draw:z-index="340" draw:style-name="gr23" svg:x1="8.828cm" svg:y1="10.496cm" svg:x2="8.859cm" svg:y2="10.471cm">
        <text:p/>
      </draw:line>
      <draw:line text:anchor-type="page" text:anchor-page-number="2" draw:z-index="341" draw:style-name="gr23" svg:x1="8.891cm" svg:y1="10.448cm" svg:x2="8.923cm" svg:y2="10.427cm">
        <text:p/>
      </draw:line>
      <draw:line text:anchor-type="page" text:anchor-page-number="2" draw:z-index="342" draw:style-name="gr23" svg:x1="8.955cm" svg:y1="10.398cm" svg:x2="8.986cm" svg:y2="10.374cm">
        <text:p/>
      </draw:line>
      <draw:line text:anchor-type="page" text:anchor-page-number="2" draw:z-index="343" draw:style-name="gr23" svg:x1="9.018cm" svg:y1="10.351cm" svg:x2="9.05cm" svg:y2="10.33cm">
        <text:p/>
      </draw:line>
      <draw:line text:anchor-type="page" text:anchor-page-number="2" draw:z-index="344" draw:style-name="gr23" svg:x1="9.082cm" svg:y1="10.307cm" svg:x2="9.113cm" svg:y2="10.282cm">
        <text:p/>
      </draw:line>
      <draw:line text:anchor-type="page" text:anchor-page-number="2" draw:z-index="345" draw:style-name="gr23" svg:x1="9.145cm" svg:y1="10.261cm" svg:x2="9.177cm" svg:y2="10.236cm">
        <text:p/>
      </draw:line>
      <draw:line text:anchor-type="page" text:anchor-page-number="2" draw:z-index="346" draw:style-name="gr23" svg:x1="9.209cm" svg:y1="10.208cm" svg:x2="9.24cm" svg:y2="10.187cm">
        <text:p/>
      </draw:line>
      <draw:line text:anchor-type="page" text:anchor-page-number="2" draw:z-index="347" draw:style-name="gr23" svg:x1="9.272cm" svg:y1="10.167cm" svg:x2="9.304cm" svg:y2="10.142cm">
        <text:p/>
      </draw:line>
      <draw:line text:anchor-type="page" text:anchor-page-number="2" draw:z-index="348" draw:style-name="gr23" svg:x1="9.336cm" svg:y1="10.117cm" svg:x2="9.367cm" svg:y2="10.095cm">
        <text:p/>
      </draw:line>
      <draw:line text:anchor-type="page" text:anchor-page-number="2" draw:z-index="349" draw:style-name="gr23" svg:x1="9.396cm" svg:y1="10.071cm" svg:x2="9.427cm" svg:y2="10.046cm">
        <text:p/>
      </draw:line>
      <draw:line text:anchor-type="page" text:anchor-page-number="2" draw:z-index="350" draw:style-name="gr23" svg:x1="9.459cm" svg:y1="10.026cm" svg:x2="9.491cm" svg:y2="10.001cm">
        <text:p/>
      </draw:line>
      <draw:line text:anchor-type="page" text:anchor-page-number="2" draw:z-index="351" draw:style-name="gr23" svg:x1="9.523cm" svg:y1="9.973cm" svg:x2="9.554cm" svg:y2="9.949cm">
        <text:p/>
      </draw:line>
      <draw:line text:anchor-type="page" text:anchor-page-number="2" draw:z-index="352" draw:style-name="gr23" svg:x1="9.586cm" svg:y1="9.93cm" svg:x2="9.618cm" svg:y2="9.905cm">
        <text:p/>
      </draw:line>
      <draw:line text:anchor-type="page" text:anchor-page-number="2" draw:z-index="353" draw:style-name="gr23" svg:x1="9.65cm" svg:y1="9.88cm" svg:x2="9.681cm" svg:y2="9.859cm">
        <text:p/>
      </draw:line>
      <draw:line text:anchor-type="page" text:anchor-page-number="2" draw:z-index="354" draw:style-name="gr23" svg:x1="9.713cm" svg:y1="9.83cm" svg:x2="9.745cm" svg:y2="9.806cm">
        <text:p/>
      </draw:line>
      <draw:line text:anchor-type="page" text:anchor-page-number="2" draw:z-index="355" draw:style-name="gr23" svg:x1="9.777cm" svg:y1="9.783cm" svg:x2="9.808cm" svg:y2="9.762cm">
        <text:p/>
      </draw:line>
      <draw:line text:anchor-type="page" text:anchor-page-number="2" draw:z-index="356" draw:style-name="gr23" svg:x1="9.84cm" svg:y1="9.739cm" svg:x2="9.872cm" svg:y2="9.714cm">
        <text:p/>
      </draw:line>
      <draw:line text:anchor-type="page" text:anchor-page-number="2" draw:z-index="357" draw:style-name="gr23" svg:x1="9.904cm" svg:y1="9.693cm" svg:x2="9.935cm" svg:y2="9.668cm">
        <text:p/>
      </draw:line>
      <draw:line text:anchor-type="page" text:anchor-page-number="2" draw:z-index="358" draw:style-name="gr23" svg:x1="9.967cm" svg:y1="9.645cm" svg:x2="9.999cm" svg:y2="9.62cm">
        <text:p/>
      </draw:line>
      <draw:line text:anchor-type="page" text:anchor-page-number="2" draw:z-index="359" draw:style-name="gr23" svg:x1="10.027cm" svg:y1="9.599cm" svg:x2="10.059cm" svg:y2="9.574cm">
        <text:p/>
      </draw:line>
      <draw:line text:anchor-type="page" text:anchor-page-number="2" draw:z-index="360" draw:style-name="gr23" svg:x1="10.09cm" svg:y1="9.549cm" svg:x2="10.122cm" svg:y2="9.524cm">
        <text:p/>
      </draw:line>
      <draw:line text:anchor-type="page" text:anchor-page-number="2" draw:z-index="361" draw:style-name="gr23" svg:x1="10.154cm" svg:y1="9.503cm" svg:x2="10.186cm" svg:y2="9.478cm">
        <text:p/>
      </draw:line>
      <draw:line text:anchor-type="page" text:anchor-page-number="2" draw:z-index="362" draw:style-name="gr23" svg:x1="10.217cm" svg:y1="9.454cm" svg:x2="10.249cm" svg:y2="9.433cm">
        <text:p/>
      </draw:line>
      <draw:frame text:anchor-type="page" text:anchor-page-number="2" draw:z-index="363" draw:style-name="gr90" draw:text-style-name="P20" svg:width="0.073cm" svg:height="0.288cm" draw:transform="rotate (0.647866218340173) translate (12.8887361111111cm 9.63083333333333cm)">
        <draw:text-box>
          <text:p text:style-name="P19"><text:span text:style-name="T28"><text:s/></text:span></text:p>
        </draw:text-box>
      </draw:frame>
      <draw:frame text:anchor-type="page" text:anchor-page-number="2" draw:z-index="364" draw:style-name="gr21" draw:text-style-name="P21" svg:width="0.795cm" svg:height="0.267cm" draw:transform="rotate (0.636870644052611) translate (9.02581944444444cm 9.93245833333334cm)">
        <draw:text-box>
          <text:p text:style-name="P19"><text:span text:style-name="T12">Signera</text:span></text:p>
        </draw:text-box>
      </draw:frame>
      <draw:frame text:anchor-type="page" text:anchor-page-number="2" draw:z-index="365" draw:style-name="gr90" draw:text-style-name="P20" svg:width="0.073cm" svg:height="0.288cm" draw:transform="rotate (0.630412925820233) translate (9.68375cm 9.67316666666667cm)">
        <draw:text-box>
          <text:p text:style-name="P19"><text:span text:style-name="T28"><text:s/></text:span></text:p>
        </draw:text-box>
      </draw:frame>
      <draw:polygon text:anchor-type="page" text:anchor-page-number="2" draw:z-index="366" draw:style-name="gr12" svg:width="1.767cm" svg:height="0.786cm" svg:x="13.35cm" svg:y="10.3cm" svg:viewBox="0 0 1768 787" draw:points="886,787 0,787 0,0 1768,0 1768,787">
        <text:p/>
      </draw:polygon>
      <draw:frame text:anchor-type="page" text:anchor-page-number="2" draw:z-index="367" draw:style-name="gr90" draw:text-style-name="P20" svg:width="0.073cm" svg:height="0.288cm" draw:transform="rotate (0.647866218340173) translate (9.74195833333333cm 9.63083333333333cm)">
        <draw:text-box>
          <text:p text:style-name="P19"><text:span text:style-name="T28"><text:s/></text:span></text:p>
        </draw:text-box>
      </draw:frame>
      <draw:frame text:anchor-type="page" text:anchor-page-number="2" draw:z-index="368" draw:style-name="gr85" draw:text-style-name="P20" svg:width="1.05cm" svg:height="0.267cm" svg:x="13.686cm" svg:y="10.444cm">
        <draw:text-box>
          <text:p text:style-name="P19"><text:span text:style-name="T12">Ägare 3 :s</text:span></text:p>
        </draw:text-box>
      </draw:frame>
      <draw:line text:anchor-type="page" text:anchor-page-number="2" draw:z-index="369" draw:style-name="gr15" svg:x1="12.171cm" svg:y1="7.349cm" svg:x2="13.938cm" svg:y2="7.349cm">
        <text:p/>
      </draw:line>
      <draw:polygon text:anchor-type="page" text:anchor-page-number="2" draw:z-index="370" draw:style-name="gr24" svg:width="0.158cm" svg:height="0.232cm" svg:x="10.714cm" svg:y="7.509cm" svg:viewBox="0 0 159 233" draw:points="81,233 0,0 159,0">
        <text:p/>
      </draw:polygon>
      <draw:line text:anchor-type="page" text:anchor-page-number="2" draw:z-index="371" draw:style-name="gr23" svg:x1="10.796cm" svg:y1="7.349cm" svg:x2="10.796cm" svg:y2="7.553cm">
        <text:p/>
      </draw:line>
      <draw:line text:anchor-type="page" text:anchor-page-number="2" draw:z-index="372" draw:style-name="gr15" svg:x1="9.025cm" svg:y1="7.349cm" svg:x2="10.796cm" svg:y2="7.349cm">
        <text:p/>
      </draw:line>
      <draw:polygon text:anchor-type="page" text:anchor-page-number="2" draw:z-index="373" draw:style-name="gr24" svg:width="0.154cm" svg:height="0.232cm" svg:x="7.572cm" svg:y="7.509cm" svg:viewBox="0 0 155 233" draw:points="77,233 0,0 155,0">
        <text:p/>
      </draw:polygon>
      <draw:line text:anchor-type="page" text:anchor-page-number="2" draw:z-index="374" draw:style-name="gr23" svg:x1="7.649cm" svg:y1="7.349cm" svg:x2="7.649cm" svg:y2="7.553cm">
        <text:p/>
      </draw:line>
      <draw:line text:anchor-type="page" text:anchor-page-number="2" draw:z-index="375" draw:style-name="gr15" svg:x1="6.273cm" svg:y1="7.349cm" svg:x2="7.649cm" svg:y2="7.349cm">
        <text:p/>
      </draw:line>
      <draw:frame text:anchor-type="page" text:anchor-page-number="2" draw:z-index="376" draw:style-name="gr93" draw:text-style-name="P20" svg:width="1.47cm" svg:height="0.267cm" svg:x="13.451cm" svg:y="10.71cm">
        <draw:text-box>
          <text:p text:style-name="P19"><text:span text:style-name="T12">Privata Nyckel</text:span></text:p>
        </draw:text-box>
      </draw:frame>
      <draw:frame text:anchor-type="page" text:anchor-page-number="2" draw:z-index="377" draw:style-name="gr92" draw:text-style-name="P20" svg:width="0.911cm" svg:height="0.288cm" draw:transform="rotate (-0.409279709593779) translate (9.14047222222222cm 8.05215277777778cm)">
        <draw:text-box>
          <text:p text:style-name="P19"><text:span text:style-name="T28">Verifiera</text:span></text:p>
        </draw:text-box>
      </draw:frame>
      <draw:frame text:anchor-type="page" text:anchor-page-number="2" draw:z-index="378" draw:style-name="gr21" draw:text-style-name="P20" svg:width="0.795cm" svg:height="0.267cm" draw:transform="rotate (0.636870644052611) translate (12.1725972222222cm 9.91305555555556cm)">
        <draw:text-box>
          <text:p text:style-name="P19"><text:span text:style-name="T12">Signera</text:span></text:p>
        </draw:text-box>
      </draw:frame>
      <draw:polygon text:anchor-type="page" text:anchor-page-number="2" draw:z-index="379" draw:style-name="gr24" svg:width="0.239cm" svg:height="0.161cm" svg:x="7.855cm" svg:y="22.252cm" svg:viewBox="0 0 240 162" draw:points="240,81 0,162 0,0">
        <text:p/>
      </draw:polygon>
      <draw:line text:anchor-type="page" text:anchor-page-number="2" draw:z-index="380" draw:style-name="gr23" svg:x1="6.694cm" svg:y1="22.333cm" svg:x2="7.901cm" svg:y2="22.333cm">
        <text:p/>
      </draw:line>
      <draw:polygon text:anchor-type="page" text:anchor-page-number="2" draw:z-index="381" draw:style-name="gr24" svg:width="0.239cm" svg:height="0.161cm" svg:x="11.654cm" svg:y="22.453cm" svg:viewBox="0 0 240 162" draw:points="240,81 0,162 0,0">
        <text:p/>
      </draw:polygon>
      <draw:line text:anchor-type="page" text:anchor-page-number="2" draw:z-index="382" draw:style-name="gr23" svg:x1="11.294cm" svg:y1="22.534cm" svg:x2="11.704cm" svg:y2="22.534cm">
        <text:p/>
      </draw:line>
      <draw:polygon text:anchor-type="page" text:anchor-page-number="2" draw:z-index="383" draw:style-name="gr24" svg:width="0.239cm" svg:height="0.161cm" svg:x="14.656cm" svg:y="22.252cm" svg:viewBox="0 0 240 162" draw:points="240,81 0,162 0,0">
        <text:p/>
      </draw:polygon>
      <draw:line text:anchor-type="page" text:anchor-page-number="2" draw:z-index="384" draw:style-name="gr23" svg:x1="12.494cm" svg:y1="22.333cm" svg:x2="14.702cm" svg:y2="22.333cm">
        <text:p/>
      </draw:line>
      <draw:polygon text:anchor-type="page" text:anchor-page-number="2" draw:z-index="385" draw:style-name="gr12" svg:width="3.199cm" svg:height="1.22cm" svg:x="7.294cm" svg:y="22.94cm" svg:viewBox="0 0 3200 1221" draw:points="1602,1221 0,1221 0,0 3200,0 3200,1221">
        <text:p/>
      </draw:polygon>
      <draw:polygon text:anchor-type="page" text:anchor-page-number="2" draw:z-index="386" draw:style-name="gr14" svg:width="0.8cm" svg:height="0.405cm" svg:x="7.495cm" svg:y="23.55cm" svg:viewBox="0 0 801 406" draw:points="399,406 0,406 0,0 801,0 801,406">
        <text:p/>
      </draw:polygon>
      <draw:polygon text:anchor-type="page" text:anchor-page-number="2" draw:z-index="387" draw:style-name="gr15" svg:width="0.8cm" svg:height="0.405cm" svg:x="7.495cm" svg:y="23.55cm" svg:viewBox="0 0 801 406" draw:points="399,406 0,406 0,0 801,0 801,406">
        <text:p/>
      </draw:polygon>
      <draw:frame text:anchor-type="page" text:anchor-page-number="2" draw:z-index="388" draw:style-name="gr94" draw:text-style-name="P20" svg:width="0.625cm" svg:height="0.295cm" svg:x="7.484cm" svg:y="23.077cm">
        <draw:text-box>
          <text:p text:style-name="P19"><text:span text:style-name="T11">Block</text:span></text:p>
        </draw:text-box>
      </draw:frame>
      <draw:polygon text:anchor-type="page" text:anchor-page-number="2" draw:z-index="389" draw:style-name="gr14" svg:width="0.8cm" svg:height="0.405cm" svg:x="8.493cm" svg:y="23.55cm" svg:viewBox="0 0 801 406" draw:points="403,406 0,406 0,0 801,0 801,406">
        <text:p/>
      </draw:polygon>
      <draw:polygon text:anchor-type="page" text:anchor-page-number="2" draw:z-index="390" draw:style-name="gr15" svg:width="0.8cm" svg:height="0.405cm" svg:x="8.493cm" svg:y="23.55cm" svg:viewBox="0 0 801 406" draw:points="403,406 0,406 0,0 801,0 801,406">
        <text:p/>
      </draw:polygon>
      <draw:frame text:anchor-type="page" text:anchor-page-number="2" draw:z-index="391" draw:style-name="gr95" draw:text-style-name="P20" svg:width="0.526cm" svg:height="0.295cm" svg:x="7.654cm" svg:y="23.627cm">
        <draw:text-box>
          <text:p text:style-name="P19"><text:span text:style-name="T11">Enh.</text:span></text:p>
        </draw:text-box>
      </draw:frame>
      <draw:polygon text:anchor-type="page" text:anchor-page-number="2" draw:z-index="392" draw:style-name="gr14" svg:width="0.8cm" svg:height="0.405cm" svg:x="9.495cm" svg:y="23.55cm" svg:viewBox="0 0 801 406" draw:points="399,406 0,406 0,0 801,0 801,406">
        <text:p/>
      </draw:polygon>
      <draw:polygon text:anchor-type="page" text:anchor-page-number="2" draw:z-index="393" draw:style-name="gr15" svg:width="0.8cm" svg:height="0.405cm" svg:x="9.495cm" svg:y="23.55cm" svg:viewBox="0 0 801 406" draw:points="399,406 0,406 0,0 801,0 801,406">
        <text:p/>
      </draw:polygon>
      <draw:frame text:anchor-type="page" text:anchor-page-number="2" draw:z-index="394" draw:style-name="gr95" draw:text-style-name="P20" svg:width="0.526cm" svg:height="0.295cm" svg:x="8.652cm" svg:y="23.627cm">
        <draw:text-box>
          <text:p text:style-name="P19"><text:span text:style-name="T11">Enh.</text:span></text:p>
        </draw:text-box>
      </draw:frame>
      <draw:polygon text:anchor-type="page" text:anchor-page-number="2" draw:z-index="395" draw:style-name="gr12" svg:width="0.8cm" svg:height="0.609cm" svg:x="11.894cm" svg:y="22.129cm" svg:viewBox="0 0 801 610" draw:points="402,610 0,610 0,0 801,0 801,610">
        <text:p/>
      </draw:polygon>
      <draw:frame text:anchor-type="page" text:anchor-page-number="2" draw:z-index="396" draw:style-name="gr96" draw:text-style-name="P20" svg:width="0.216cm" svg:height="0.295cm" svg:x="9.798cm" svg:y="23.627cm">
        <draw:text-box>
          <text:p text:style-name="P19"><text:span text:style-name="T11">...</text:span></text:p>
        </draw:text-box>
      </draw:frame>
      <draw:polygon text:anchor-type="page" text:anchor-page-number="2" draw:z-index="397" draw:style-name="gr12" svg:width="3.203cm" svg:height="1.22cm" svg:x="11.093cm" svg:y="22.94cm" svg:viewBox="0 0 3204 1221" draw:points="1602,1221 0,1221 0,0 3204,0 3204,1221">
        <text:p/>
      </draw:polygon>
      <draw:frame text:anchor-type="page" text:anchor-page-number="2" draw:z-index="398" draw:style-name="gr97" draw:text-style-name="P21" svg:width="0.616cm" svg:height="0.532cm" svg:x="12.007cm" svg:y="22.207cm">
        <draw:text-box>
          <text:p text:style-name="P19"><text:span text:style-name="T12">Hash-</text:span><text:span text:style-name="T12"><text:line-break/></text:span><text:span text:style-name="T12">värde</text:span></text:p>
        </draw:text-box>
      </draw:frame>
      <draw:polygon text:anchor-type="page" text:anchor-page-number="2" draw:z-index="399" draw:style-name="gr14" svg:width="0.8cm" svg:height="0.405cm" svg:x="11.294cm" svg:y="23.55cm" svg:viewBox="0 0 801 406" draw:points="403,406 0,406 0,0 801,0 801,406">
        <text:p/>
      </draw:polygon>
      <draw:polygon text:anchor-type="page" text:anchor-page-number="2" draw:z-index="400" draw:style-name="gr15" svg:width="0.8cm" svg:height="0.405cm" svg:x="11.294cm" svg:y="23.55cm" svg:viewBox="0 0 801 406" draw:points="403,406 0,406 0,0 801,0 801,406">
        <text:p/>
      </draw:polygon>
      <draw:frame text:anchor-type="page" text:anchor-page-number="2" draw:z-index="401" draw:style-name="gr94" draw:text-style-name="P20" svg:width="0.625cm" svg:height="0.295cm" svg:x="11.298cm" svg:y="23.077cm">
        <draw:text-box>
          <text:p text:style-name="P19"><text:span text:style-name="T11">Block</text:span></text:p>
        </draw:text-box>
      </draw:frame>
      <draw:polygon text:anchor-type="page" text:anchor-page-number="2" draw:z-index="402" draw:style-name="gr14" svg:width="0.8cm" svg:height="0.405cm" svg:x="12.296cm" svg:y="23.55cm" svg:viewBox="0 0 801 406" draw:points="399,406 0,406 0,0 801,0 801,406">
        <text:p/>
      </draw:polygon>
      <draw:polygon text:anchor-type="page" text:anchor-page-number="2" draw:z-index="403" draw:style-name="gr15" svg:width="0.8cm" svg:height="0.405cm" svg:x="12.296cm" svg:y="23.55cm" svg:viewBox="0 0 801 406" draw:points="399,406 0,406 0,0 801,0 801,406">
        <text:p/>
      </draw:polygon>
      <draw:frame text:anchor-type="page" text:anchor-page-number="2" draw:z-index="404" draw:style-name="gr95" draw:text-style-name="P20" svg:width="0.526cm" svg:height="0.295cm" svg:x="11.446cm" svg:y="23.627cm">
        <draw:text-box>
          <text:p text:style-name="P19"><text:span text:style-name="T11">Enh.</text:span></text:p>
        </draw:text-box>
      </draw:frame>
      <draw:polygon text:anchor-type="page" text:anchor-page-number="2" draw:z-index="405" draw:style-name="gr14" svg:width="0.8cm" svg:height="0.405cm" svg:x="13.294cm" svg:y="23.55cm" svg:viewBox="0 0 801 406" draw:points="402,406 0,406 0,0 801,0 801,406">
        <text:p/>
      </draw:polygon>
      <draw:polygon text:anchor-type="page" text:anchor-page-number="2" draw:z-index="406" draw:style-name="gr15" svg:width="0.8cm" svg:height="0.405cm" svg:x="13.294cm" svg:y="23.55cm" svg:viewBox="0 0 801 406" draw:points="402,406 0,406 0,0 801,0 801,406">
        <text:p/>
      </draw:polygon>
      <draw:frame text:anchor-type="page" text:anchor-page-number="2" draw:z-index="407" draw:style-name="gr95" draw:text-style-name="P20" svg:width="0.526cm" svg:height="0.295cm" svg:x="12.446cm" svg:y="23.627cm">
        <draw:text-box>
          <text:p text:style-name="P19"><text:span text:style-name="T11">Enh.</text:span></text:p>
        </draw:text-box>
      </draw:frame>
      <draw:line text:anchor-type="page" text:anchor-page-number="2" draw:z-index="408" draw:style-name="gr15" svg:x1="11.294cm" svg:y1="22.94cm" svg:x2="11.294cm" svg:y2="22.534cm">
        <text:p/>
      </draw:line>
      <draw:polygon text:anchor-type="page" text:anchor-page-number="2" draw:z-index="409" draw:style-name="gr24" svg:width="0.239cm" svg:height="0.161cm" svg:x="7.855cm" svg:y="22.453cm" svg:viewBox="0 0 240 162" draw:points="240,81 0,162 0,0">
        <text:p/>
      </draw:polygon>
      <draw:line text:anchor-type="page" text:anchor-page-number="2" draw:z-index="410" draw:style-name="gr23" svg:x1="7.495cm" svg:y1="22.534cm" svg:x2="7.901cm" svg:y2="22.534cm">
        <text:p/>
      </draw:line>
      <draw:polygon text:anchor-type="page" text:anchor-page-number="2" draw:z-index="411" draw:style-name="gr24" svg:width="0.239cm" svg:height="0.161cm" svg:x="11.654cm" svg:y="22.252cm" svg:viewBox="0 0 240 162" draw:points="240,81 0,162 0,0">
        <text:p/>
      </draw:polygon>
      <draw:line text:anchor-type="page" text:anchor-page-number="2" draw:z-index="412" draw:style-name="gr23" svg:x1="8.896cm" svg:y1="22.333cm" svg:x2="11.704cm" svg:y2="22.333cm">
        <text:p/>
      </draw:line>
      <draw:polygon text:anchor-type="page" text:anchor-page-number="2" draw:z-index="413" draw:style-name="gr12" svg:width="0.8cm" svg:height="0.609cm" svg:x="8.095cm" svg:y="22.129cm" svg:viewBox="0 0 801 610" draw:points="398,610 0,610 0,0 801,0 801,610">
        <text:p/>
      </draw:polygon>
      <draw:frame text:anchor-type="page" text:anchor-page-number="2" draw:z-index="414" draw:style-name="gr96" draw:text-style-name="P20" svg:width="0.216cm" svg:height="0.295cm" svg:x="13.591cm" svg:y="23.627cm">
        <draw:text-box>
          <text:p text:style-name="P19"><text:span text:style-name="T11">...</text:span></text:p>
        </draw:text-box>
      </draw:frame>
      <draw:line text:anchor-type="page" text:anchor-page-number="2" draw:z-index="415" draw:style-name="gr15" svg:x1="7.495cm" svg:y1="22.94cm" svg:x2="7.495cm" svg:y2="22.534cm">
        <text:p/>
      </draw:line>
      <draw:frame text:anchor-type="page" text:anchor-page-number="2" draw:z-index="417" draw:style-name="gr97" draw:text-style-name="P21" svg:width="0.616cm" svg:height="0.532cm" svg:x="8.204cm" svg:y="22.195cm">
        <draw:text-box>
          <text:p text:style-name="P19"><text:span text:style-name="T12">Hash-</text:span><text:span text:style-name="T12"><text:line-break/></text:span><text:span text:style-name="T12">värde</text:span></text:p>
        </draw:text-box>
      </draw:frame>
      <text:h text:style-name="P16" text:outline-level="1">Bitcoin: Ett peer-to-peer elektroniskt kontantsystem</text:h>
      <text:p text:style-name="P2"/>
      <text:p text:style-name="P2">Satoshi Nakamoto</text:p>
      <text:p text:style-name="P2">satoshin@gmx.com</text:p>
      <text:p text:style-name="P2">www.bitcoin.org</text:p>
      <text:p text:style-name="P2"/>
      <text:p text:style-name="P2">Translated into Swedish from bitcoin.org/bitcoin.pdf</text:p>
      <text:p text:style-name="P2">by @hanspandeya</text:p>
      <text:p text:style-name="P2"/>
      <text:p text:style-name="P11"><text:span text:style-name="T4">Sammanfattning. <text:s/></text:span>En renodlad peer-to-peer version av ett elektroniskt kontant-system skulle möjliggöra direktbetalning från en part till en annan utan att behöva passera genom en bank eller finansiell institution. Digitala signaturer utgör en del av lösningen, men de huvudsakliga fördelarna med direktbetalning går förlorade om en betrodd tredje part alltjämt behövs för att förhindra dubbelbetalning. Vi föreslår en lösning på dubbelbetalningsproblemet som använder ett P2P-nätverk. Nätverket tidsstämplar transaktioner genom<text:span text:style-name="T8"> hashberäkning <text:s/></text:span>i en löpande kedja av hash-baserad proof-of-work och formar en journal som inte kan ändras utan att proof-of-work beräkningsarbetet upprepas om <text:span text:style-name="T8">igen</text:span>. Den längsta kedjan tjänar inte blott som bevis på ordningsföljden av <text:s/>händelser som iakttagits, utan fungerar även som <text:span text:style-name="T8">bevis</text:span> på att kedjan härrör från den största samlingen av CPU-kraft på nätverket. Så länge majoriteten av CPU-kraft styrs av noder som inte samarbetar för att angripa nätverket, kommer den att generera den längsta kedjan och utkonkurrera angripare. Nätverket självt behöver minimal uppbyggnad. Meddelanden är utsända efter bästa förmåga, och noder kan lämna och återansluta till nätverket som de vill, samt godtar att den längsta proof-of-work kedjan är bevis på händelser som inträffar när de är bortkopplade. </text:p>
      <text:h text:style-name="P17" text:outline-level="2"><text:span text:style-name="T3">1. <text:s text:c="3"/>Introduktion</text:span> </text:h>
      <text:p text:style-name="P3">Handel på internet har kommit att förlita sig nästan uteslutande på finansiella institutioner som betjänar som betrodd tredje part vid elektronisk betalning. Medan systemet fungerar <text:span text:style-name="T8">tillräckligt</text:span> bra för de flesta transaktioner, lider det av inneboende svagheter hos betalningsmodellen som <text:s/>är byggd på tillit. Helt oåterkalleliga transaktioner är inte möjliga <text:span text:style-name="T8">eftersom</text:span> finansiella institutioner inte kan komma ifrån medling vid tvister. Medlingskostnader ökar transaktionskostnader; begränsar den minsta möjliga transaktionen; och beskär möjligheten att utföra små tillfälliga transaktioner. Därtill finns en större kostnad<text:span text:style-name="T8"> som en följd av </text:span>förlusten av möjligheten att kunna göra irreversibla betalningar för tjänster som inte är uppsägningsbara. Med möjligheten att återkalla transaktioner ökar behovet av tillit. Handlare måste vara måna om sina kunders säkerhet och besvära dem för mer information än vad annars skulle behövas och en viss procent av bedrägeri <text:s/>godtas som oundvikligt. Dessa kostnader och osäkerheter kan undvikas om betalning görs personligen med en fysisk valuta men det finns ingen mekanism för att göra betalningar över en kommunikationskanal utan inblandning av en betrodd part.</text:p>
      <text:p text:style-name="P3"><text:s text:c="5"/>Vad som behövs är ett elektroniskt betalsystem som bygger på kryptografiska bevis i stället för på tillit och som tillåter två villiga parter att genomföra en transaktion direkt med varandra utan en betrodd tredje parts inblandning. Transaktioner som är beräkningsmässigt opraktiska att återkalla skulle skydda säljare mot bedrägeri, och rutinmässiga depositionsmekanismer kunde enkelt <text:s/>införas för att skydda köpare. I föreliggande artikel, föreslår vi en lösning på dubbelbetalningsproblemet som utnyttjar en P2P-distribuerad tidserver för att generera beräkningsbevis på transaktioners kronologiska ordning. Systemet är säkert så länge tillförlitliga noder har kontrollen över mer CPU-kraft på nätverket än någon annan grupp av sammarbetande angripare har.</text:p>
      <text:h text:style-name="P18" text:outline-level="2"><text:soft-page-break/>2. <text:s text:c="3"/>Transaktioner </text:h>
      <text:p text:style-name="P3">Vi definierar ett elektronisk mynt som en kedja av digitala signaturer. Varje ägare överför ett mynt till nästa ägare genom att digitalt signera föregående transaktionens hashvärde samt nästa ägares publika nyckel och lägga till dessa i slutet av myntet. En betalningsmottagare kan verifiera signaturer och verifiera kedjan av ägare.</text:p>
      <text:p text:style-name="P3"/>
      <text:p text:style-name="P4"/>
      <text:list xml:id="list3668957852736936775" text:style-name="L1">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text:line-break/><text:line-break/>Problemet är givetvis att betalningsmottagaren inte kan kontrollera att en av ägarna inte dubbelbetalt med myntet. En vanlig lösning är att införa ett centralt styrande organ eller en betrodd utgivare som granskar varje transaktion för förekomst av dubbelbetalning. Efter varje transaktion måste således myntet lämnas tilllbaka till utgivaren som får <text:span text:style-name="T8">utge</text:span> ett nytt mynt, och endast mynt som kommer direkt från utgivaren kan förlitas på att inte vara dubbelbetalda. Problemet med denna lösning är att hela penningsystemets öde hänger på företaget som utger mynt och varje transaktion måste<text:span text:style-name="T8"> passera </text:span>genom det, <text:s/>precis som en bank.</text:p>
        </text:list-item>
        <text:list-item>
          <text:p text:style-name="P12"><text:s text:c="5"/>Vi behöver en metod för betalningsmottagaren att veta med säkerhet att föregående <text:span text:style-name="T8">ägare</text:span> inte tidigare signerat några transaktioner. För våra syften, är det den tidigaste transaktionen som räknas. Vi bryr oss inte om senare försök att dubbelbetala. Det enda sättet att säkerställa att en transaktion inte utförts är att ha kännedom om samtliga transaktioner som har ägt rum. I myntmodellen med en central utgivare, hade utgivaren kännedom om <text:span text:style-name="T8">samtliga</text:span> transaktioner och kunde avgöra vilken transaktion som anlänt först. För att åstadkomma motsvarande utan inblandning av en betrodd part måste transaktionerna offentligöras [1], och vi behöver ett sätt för deltagarna att komma överens om transaktionshistorikens ordningsföljd. Betalningsmottagaren behöver bevis på att vid tidpunkten för varje transaktion, var majoriteten överens om att transaktionen var den första.</text:p>
        </text:list-item>
      </text:list>
      <text:h text:style-name="P18" text:outline-level="2">3. <text:s text:c="3"/>Tidserver</text:h>
      <text:p text:style-name="P3">Lösningen vi föreslår börjar med en tidserver. En tidserver fungerar genom att beräkna hashvärdet av ett block av enheter som ska tidstämplas och publicera resultatet vitt utbrett<text:span text:style-name="T8">,</text:span> såsom genom en tidning ett eller Usenet inlägg [2-5]. Tidsstämpeln är bevis på att datan måste ha existerat vid tidpunkten, uppenbart nödvändigt för att inkluderas i hashberäkningen. Varje tidsstämpel inkluderar föregående tidsstämpel i dess hashberäkning, och bildar på så sätt en kedja, där varje tillkommande tidsstämpel bekräftar ytterligare tidigare tidsstämplars giltighet.</text:p>
      <text:p text:style-name="P3"/>
      <text:p text:style-name="P3"/>
      <text:p text:style-name="P4"/>
      <text:h text:style-name="P18" text:outline-level="2"><text:soft-page-break/>4. <text:s text:c="3"/>Proof-of-Work</text:h>
      <text:p text:style-name="P3">För att implementera en distribuerad tidserver i ett P2P-nätverk, kommer vi att behöva använda ett proof-of-work metod liknande Adam Backs Hashcash [6], snarare än tidnings- eller Usenet-inlägg. Proof-of-work bevis på utfört arbete innefattar avsökning efter ett värde som vid hashberäkning, ​​såsom med SHA-256, ger ett hashvärde med en insekvens med ett fixt antal nollor. Genomsnittsarbetet ökar exponentiellt med antalet nollor som erfordras, och att arbetet verkligen utförts kan verifieras genom en enda hashberäkning. <text:s text:c="79"/></text:p>
      <text:p text:style-name="P9">För vårt tidsstämpelnätverk, utför vi proof-of-work genom att stegvist öka nonce-värdet i blocket tills ett värde hittas så att blockets hashvärde har antalet nollor som krävs. När väl <text:s/>CPU-insatsen<text:span text:style-name="T9"> </text:span><text:span text:style-name="T8">för</text:span><text:span text:style-name="T9"> </text:span>att uppfylla proof-of-work investerats, kan inte blocket ändras utan att arbetet görs om. Då efterkommande block länkas efter ett block, kommer arbetet för att ändra ett block innefatta att även göra om arbetet för alla block efter det. <text:s/></text:p>
      <text:p text:style-name="P9"/>
      <text:p text:style-name="P9"/>
      <text:p text:style-name="P9"/>
      <text:p text:style-name="P9"/>
      <text:p text:style-name="P9"/>
      <text:p text:style-name="P9">Proof-of-work löser också problemet med att välja principen för representation av majoritetsbeslut. Om majoriteten bestäms enligt principen en IP-adress - en röst skulle den kunna <text:span text:style-name="T8">överröstas </text:span>av någon som lyckas samla ihop många IP-adresser. Proof-of-work bygger huvudsakligen på principen en CPU - en röst. Majoritetsbeslutet är således representerad av den längsta blockkedjan som den <text:span text:style-name="T8">största arbetsinsatsen för </text:span>proof-of-work investerats i. Om en majoritet av CPU-kraften är styrd av tillförlitliga noder, kommer den tillförlitliga kedjan att växa snabbast och utkonkurrera varje annan konkurrerande kedja. För att modifiera ett <text:span text:style-name="T8">avslutat</text:span> block, skulle en angripare bli <text:span text:style-name="T8">tvungen</text:span> att göra om proof-of-work för blocket och för alla block efter det och därutöver komma ikapp samt överträffa de tillförlitliga noderna. Vi kommer senare att visa att sannolikheten att en långsammare angripare kommer ikapp avtar<text:span text:style-name="T9"> </text:span>exponentiellt med antalet block som tilläggs.</text:p>
      <text:p text:style-name="P9">För att kompensera för utvecklingen av allt snabbare hårdvara och för att intresset för drift av noder varierar över tid, regleras svårighetsgraden av proof-of-work av ett rörligt medelvärde som siktar på ett konstant antal nyskapade block per timme. Om block genereras för snabbt, ökar svårighetsgraden.</text:p>
      <text:h text:style-name="P18" text:outline-level="2">5. <text:s text:c="3"/>Nätverk</text:h>
      <text:p text:style-name="P3">Stegen vid körning av <text:span text:style-name="T8">nätverket</text:span><text:span text:style-name="T9"> </text:span>är som följer:</text:p>
      <text:list xml:id="list167311442180480757" text:style-name="Numbering_20_1">
        <text:list-item>
          <text:p text:style-name="P13">Nya transaktioner sänds ut till alla noder.</text:p>
        </text:list-item>
        <text:list-item>
          <text:p text:style-name="P13">Varje nod samlar ihop nya transaktioner i ett block.</text:p>
        </text:list-item>
        <text:list-item>
          <text:p text:style-name="P13">Varje nod arbetar på att lösa ett svårt proof-of-work problem för sitt block.</text:p>
        </text:list-item>
        <text:list-item>
          <text:p text:style-name="P13">När en nod lyckas hitta ett proof-of-work, utsänder den <text:s/>blocket till alla noder.</text:p>
        </text:list-item>
        <text:list-item>
          <text:p text:style-name="P13">Noder godkänner blocket endast om alla transaktioner i det är giltiga och inte har redan <text:s/>utförts.</text:p>
        </text:list-item>
        <text:list-item>
          <text:p text:style-name="P13">Noder uttrycker sitt godkännande av blocket genom att arbeta på att skapa nästa block i kedjan och använder det godkända blockets hashvärde som föregående hashvärde.</text:p>
        </text:list-item>
      </text:list>
      <text:p text:style-name="P9"/>
      <text:p text:style-name="P9">Noder <text:span text:style-name="T8">betraktar</text:span> alltid den längsta kedjan som den rätta och kommer att fortsätta att arbeta på dess förlängning. Om två noder utsänder olika versioner av nästa blocket samtidigt, kan några noder få den ena eller den andra först. I så fall, arbetar de på den första versionen som mottagits, men sparar den andra grenen <text:span text:style-name="T8">utifall </text:span>den skulle bli längre.  Det oavgjorda läget kommer att brytas när nästa proof-of-work hittas och en gren blir längre; noder som arbetar på den andra grenen kommer då att <text:span text:style-name="T8">övergå </text:span>till att arbeta på den längre. </text:p>
      <text:p text:style-name="P9"><text:soft-page-break/>Sändningar av nya transaktioner behöver inte nödvändigtvis nå alla noder. Så länge de når många noder, kommer de att inkluderas i ett block inom kort. Block-utsändningar är också toleranta mot förlorade meddelanden. Om en nod inte mottagit ett utsänt block, kommer noden att begära det när den mottar nästa block och inser att den missat ett.</text:p>
      <text:h text:style-name="P18" text:outline-level="2">6. <text:s text:c="3"/>Incitament</text:h>
      <text:p text:style-name="P3">Enligt sed är den första transaktionen i ett block en speciell transaktion som skapar ett mynt som ägs av skaparen av blocket. Härigenom stärks incitamentet för noder att stödja nätverket och en väg skapas för att sätta nya mynt i cirkulation eftersom det inte finns någon central utgivare av mynt. Den stadiga tillförseln av ett konstant antal nya mynt är analogt med guldbrytares förbrukning av resurser för att sätta guld i omlopp. I vårt fall är det CPU-tid och el som är resurserna som förbrukas.</text:p>
      <text:p text:style-name="P9">Incitamentet kan också finansieras av transaktionsavgifter. Om utdatavärdet av en transaktion är lägre än dess indatavärdet, är mellanskillnaden en transaktionsavgift som utgör ett tillägg till incitamentet för blocket. När ett förutbestämt antal mynt har trätt i cirkulation, kan incitamentet övergå till att bestå helt av transaktionsavgifter och vara fullständigt inflationsfri. </text:p>
      <text:p text:style-name="P9">Incitamentet kan bidra med att uppmuntra noder att förbli hederliga. Om en girig angripare <text:s/>lyckas samla ihop mer CPU-kraft än samtliga tillförlitliga noder tillsammans, blir han tvungen att välja mellan att använda CPU-kraften för att lura människor genom att stjäla tillbaka gjorda betalningar, eller använda den för att generera nya mynt. Han borde finna det mer lönande att spela enligt reglerna, sådana regler som belönar honom med fler nya mynt än alla andra tillsammans, istället för att underminera systemet och giltigheten av sin egen förmögenhet. <text:s text:c="52"/></text:p>
      <text:h text:style-name="P18" text:outline-level="2">7. <text:s text:c="3"/>Återvinning av diskutrymme</text:h>
      <text:p text:style-name="P3">När den senaste transaktionen med ett mynt väl är begravd under tillräckligt många block, kan <text:s/>transaktioner som utförts tidigare, raderas för att frigöra diskutrymme. För att underlätta detta utan att förstöra blockets hashvärde, hashberäknas transaktioner i ett Merkle-träd [7] [2] [5] med endast roten inkluderad i beräkningen. Gamla block kan därefter göras kompakta genom borttagande av grenar från trädet. Hashvärdena inuti behöver inte lagr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9">Ett blockhuvud utan transaktioner tar upp ca. 80 bytes av minnet. Om vi antar att block genereras var tionde minut, krävs 80 bytes * 6 * 24 * 365 = 4.2MB av lagringsutrymme per år. Då datorsystem <text:s/>vanligtvis säljs med 2 GB RAM i 2008, och Moores lag förutspår att nuvarande tillväxt är 1,2 GB per år, bör lagring inte vara ett problem även om blockhuvudena måste lagras i internminnet. </text:p>
      <text:h text:style-name="P18" text:outline-level="2"><text:soft-page-break/>8. <text:s text:c="3"/>Förenklad betalningsverifikation</text:h>
      <text:p text:style-name="P3">Det är möjligt att verifiera betalningar utan att ha en fullständig nätverksnod igång. En användare behöver endast behålla en kopia av blockhuvudena från den längsta proof-of-work kedjan, villket han kan erhålla genom begäran till nätverksnoder tills han är övertygad om att han har den längsta kedjan, och komma åt Merkle-grenen som länkar transaktionen till blocket den är <text:s/>tidsstämplad i. Han kan inte verifiera transaktionen själv, men genom att länka den till en plats i kedjan, kan han se att en nätverksnod har accepterat den, varvid block som tillfogas efter den, <text:s/>ytterligare bekräftar att nätverket har godkänt transaktionen. </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9">Som sådan, är verifikationen tillförlitlig så länge ärliga noder styr över nätverket, men blir mer osäker om nätverket tas över av en angripare. Medan nätverksnoder kan verifiera betalningar själva, kan den förenklade metoden luras av en angripares fabricerade transaktioner så länge <text:span text:style-name="T8">angriparen har kontrollen över nätverket. </text:span>En strategi för att skydda mot detta skulle vara att acceptera varningsmeddelanden från nätverksnoder när de detekterar ett ogiltigt block, som <text:s/>igångsätter användarens programvaras nedladdning av det fullständiga blocket samt transaktioner som varnats för, så att inkonsistensen kan bekräftas. Företag som ofta mottar betalningar <text:s/>kommer förmodligen ändå vilja ha egna noder i drift för <text:span text:style-name="T8">mer</text:span><text:span text:style-name="T10"> </text:span>säkerhetsoberoende och snabbare verifikation de får i gengäld. </text:p>
      <text:h text:style-name="P18" text:outline-level="2">9. <text:s text:c="3"/>Kombinering och delning av värden</text:h>
      <text:p text:style-name="P6">Trots att det skulle vara möjligt att behandla var mynt för sig, skulle det vara kostsamt och ohanterligt att utföra en separat<text:span text:style-name="T8"> </text:span>transaktion för varenda cent i en överföring. För att möjliggöra delning och kombinering av värden, innehåller transaktioner flera in- och utdata. Normalt kommer det finnas antingen enkel indata från en större föregående transaktion eller flera indata som kombinerar mindre värden, och som högst två utdata: en för betalningen, och en för att lämna tillbaka växel, om något eventuellt blir över, till avsändaren.</text:p>
      <text:p text:style-name="P6"/>
      <text:p text:style-name="P5"/>
      <text:p text:style-name="P5"/>
      <text:p text:style-name="P5"/>
      <text:p text:style-name="P5"/>
      <text:p text:style-name="P5"/>
      <text:p text:style-name="P5"><text:s/></text:p>
      <text:p text:style-name="P10">Det bör noteras att fan-out, där en transaktion är beroende av många transaktioner, vilka i sin tur är beroende av många andra, inte är ett problem här. Det finns aldrig behov av att dra ut en fullständig <text:s text:c="2"/>fristående kopia av transaktionshistoriken. </text:p>
      <text:h text:style-name="P18" text:outline-level="2"><text:soft-page-break/>10. <text:s text:c="3"/>Integritet</text:h>
      <text:p text:style-name="P3">Den traditionella bankmodellen uppnår en viss nivå på integritetsskydd<text:span text:style-name="T8"> genom begränsning av tillgång till information till inblandade </text:span>parter samt betrodd tredje part. Behovet av att offentliggöra alla transaktioner utesluter emellertid ett sådant förfarande, men integritetsskydd kan ändå upprätthållas genom strypning av informationsflödet på ett annat sätt: nämligen genom att hålla publika nycklar anonyma. Allmänheten kan se att någon skickar en summa till någon annan, men inte personuppgifter som kopplar transaktionen till någon. Detta är jämförbart med skyddsnivån på information som släpps av börser, med tid och storlek på enskilda avslut, det s.k. "bandet", utan att avslöja vilka parterna är. </text:p>
      <text:p text:style-name="P3"/>
      <text:p text:style-name="P3"/>
      <text:p text:style-name="P3"/>
      <text:p text:style-name="P3"/>
      <text:p text:style-name="P3"/>
      <text:p text:style-name="P3"/>
      <text:p text:style-name="P3"/>
      <text:p text:style-name="P3"/>
      <text:p text:style-name="P4"/>
      <text:p text:style-name="P3"/>
      <text:p text:style-name="P9">Som en ytterligare brandvägg, bör ett nytt nyckelpar användas för varje transaktion för att undvika att nyckelpar förknippas med en gemensam ägare. Viss koppling är emellertid oundviklig vid flerindata-transaktioner, som av nödvändighet avslöjar att deras indata tillhörde en och samma ägare. Risken är att om innehavaren av en nyckel avslöjas, kan kopplingen avslöja andra transaktioner som tillhör innehavaren. </text:p>
      <text:h text:style-name="P18" text:outline-level="2">11. <text:s text:c="3"/>Beräkningar</text:h>
      <text:p text:style-name="P3">Vi betraktar scenariot med en angripare som försöker att generera en alternativ kedja snabbare än den tillförlitliga kedjan. Även om detta uppnås, slås inte systemet upp och blottar det för godtyckliga ändringar, såsom värdeskapande ur tomma luften eller uttagande av pengar som aldrig tillhört angriparen. Noder kommer nämligen inte att godkänna en ogiltig transaktion som betalning, och tillförlitliga noder kommer aldrig att godkänna ett block som innehåller sådana transaktioner. En angripare kan endast försöka ändra en av sina egna transaktioner för att få tillbaka pengar han nyligen använt.</text:p>
      <text:p text:style-name="P9">Kapplöpningen mellan den tillförlitliga kedjan och en angripares kedja kan modelleras av en <text:s text:c="2"/><text:span text:style-name="T6">Binomial slumpvandring</text:span>.  <text:s/>Det lyckade utfallet är att den tillförlitliga kedjan blir förlängd med ett block, och ökar dess försprång med +1, medan det misslyckade utfallet är att angriparens kedja blir förlängd med ett block, och minskar gapet med -1.</text:p>
      <text:p text:style-name="P9">Sannolikheten att en angripare kommer ikapp från ett givet underläge är analogt med <text:s/><text:span text:style-name="T6">Spelarens ruinproblemet</text:span>. Antag att en spelare med obegränsad kredit startar med ett underskott och spelar potentiellt ett oändligt antal spelomgånger för att försöka nå break-even. Vi kan beräkna sannolikheten att han någonsin når break-even, eller att en angripare kommer ikapp den tillförlitliga kedjan, enligt följande [8]:</text:p>
      <text:p text:style-name="P3"/>
      <text:p text:style-name="P8"><text:span text:style-name="T7">p</text:span> = sannolikheten att en tillförlitlig nod hittar nästa block</text:p>
      <text:p text:style-name="P8"><text:span text:style-name="T6">q </text:span>= sannolikheten att angriparen hittar nästa block</text:p>
      <text:p text:style-name="P8"><text:span text:style-name="T6">q</text:span><text:span text:style-name="T5">z</text:span> = sannolikheten att angriparen någonsin kommer ikapp från att ligga z block efter. </text:p>
      <text:p text:style-name="P3"/>
      <text:p text:style-name="P8"><draw:g text:anchor-type="as-char" draw:z-index="202" draw:style-name="gr52"><draw:frame draw:style-name="gr53" draw:text-style-name="P20" svg:width="0.198cm" svg:height="0.449cm" svg:x="0cm" svg:y="0.43cm"><draw:text-box><text:p text:style-name="P19"><text:span text:style-name="T18">q</text:span></text:p></draw:text-box></draw:frame><draw:frame draw:style-name="gr54" draw:text-style-name="P20" svg:width="0.094cm" svg:height="0.272cm" svg:x="0.24cm" svg:y="0.651cm"><draw:text-box><text:p text:style-name="P19"><text:span text:style-name="T19">z</text:span></text:p></draw:text-box></draw:frame><draw:frame draw:style-name="gr55" draw:text-style-name="P20" svg:width="0.313cm" svg:height="0.481cm" svg:x="0.346cm" svg:y="0.467cm"><draw:text-box><text:p text:style-name="P19"><text:span text:style-name="T20">=</text:span></text:p></draw:text-box></draw:frame><draw:frame draw:style-name="gr56" draw:text-style-name="P20" svg:width="0.406cm" svg:height="1.301cm" svg:x="0.635cm" svg:y="0cm"><draw:text-box><text:p text:style-name="P19"><text:span text:style-name="T21">{</text:span></text:p></draw:text-box></draw:frame><draw:frame draw:style-name="gr53" draw:text-style-name="P20" svg:width="0.198cm" svg:height="0.449cm" svg:x="1.304cm" svg:y="0.307cm"><draw:text-box><text:p text:style-name="P19"><text:span text:style-name="T22">1</text:span></text:p></draw:text-box></draw:frame><draw:frame draw:style-name="gr57" draw:text-style-name="P20" svg:width="0.219cm" svg:height="0.449cm" svg:x="2.26cm" svg:y="0.27cm"><draw:text-box><text:p text:style-name="P19"><text:span text:style-name="T18">if</text:span></text:p></draw:text-box></draw:frame><draw:frame draw:style-name="gr53" draw:text-style-name="P20" svg:width="0.198cm" svg:height="0.449cm" svg:x="2.655cm" svg:y="0.27cm"><draw:text-box><text:p text:style-name="P19"><text:span text:style-name="T18">p</text:span></text:p></draw:text-box></draw:frame><draw:frame draw:style-name="gr55" draw:text-style-name="P20" svg:width="0.313cm" svg:height="0.481cm" svg:x="2.866cm" svg:y="0.226cm"><draw:text-box><text:p text:style-name="P19"><text:span text:style-name="T20">≤</text:span></text:p></draw:text-box></draw:frame><draw:frame draw:style-name="gr53" draw:text-style-name="P20" svg:width="0.198cm" svg:height="0.449cm" svg:x="3.209cm" svg:y="0.27cm"><draw:text-box><text:p text:style-name="P19"><text:span text:style-name="T18">q</text:span></text:p></draw:text-box></draw:frame><draw:frame draw:style-name="gr58" draw:text-style-name="P20" svg:width="0.126cm" svg:height="0.481cm" svg:x="0.88cm" svg:y="0.755cm"><draw:text-box><text:p text:style-name="P19"><text:span text:style-name="T20"></text:span></text:p></draw:text-box></draw:frame><draw:frame draw:style-name="gr53" draw:text-style-name="P20" svg:width="0.198cm" svg:height="0.449cm" svg:x="1.014cm" svg:y="0.787cm"><draw:text-box><text:p text:style-name="P19"><text:span text:style-name="T18">q</text:span></text:p></draw:text-box></draw:frame><draw:frame draw:style-name="gr59" draw:text-style-name="P20" svg:width="0.112cm" svg:height="0.481cm" svg:x="1.251cm" svg:y="0.755cm"><draw:text-box><text:p text:style-name="P19"><text:span text:style-name="T20">/</text:span></text:p></draw:text-box></draw:frame><draw:frame draw:style-name="gr53" draw:text-style-name="P20" svg:width="0.198cm" svg:height="0.449cm" svg:x="1.462cm" svg:y="0.787cm"><draw:text-box><text:p text:style-name="P19"><text:span text:style-name="T18">p</text:span></text:p></draw:text-box></draw:frame><draw:frame draw:style-name="gr58" draw:text-style-name="P20" svg:width="0.126cm" svg:height="0.481cm" svg:x="1.677cm" svg:y="0.755cm"><draw:text-box><text:p text:style-name="P19"><text:span text:style-name="T20"></text:span></text:p></draw:text-box></draw:frame><draw:frame draw:style-name="gr54" draw:text-style-name="P20" svg:width="0.094cm" svg:height="0.272cm" svg:x="1.808cm" svg:y="0.693cm"><draw:text-box><text:p text:style-name="P19"><text:span text:style-name="T19">z</text:span></text:p></draw:text-box></draw:frame><draw:frame draw:style-name="gr57" draw:text-style-name="P20" svg:width="0.219cm" svg:height="0.449cm" svg:x="2.26cm" svg:y="0.799cm"><draw:text-box><text:p text:style-name="P19"><text:span text:style-name="T18">if</text:span></text:p></draw:text-box></draw:frame><draw:frame draw:style-name="gr53" draw:text-style-name="P20" svg:width="0.198cm" svg:height="0.449cm" svg:x="2.655cm" svg:y="0.799cm"><draw:text-box><text:p text:style-name="P19"><text:span text:style-name="T18">p</text:span></text:p></draw:text-box></draw:frame><draw:frame draw:style-name="gr55" draw:text-style-name="P20" svg:width="0.313cm" svg:height="0.481cm" svg:x="2.866cm" svg:y="0.755cm"><draw:text-box><text:p text:style-name="P19"><text:span text:style-name="T20"></text:span></text:p></draw:text-box></draw:frame><draw:frame draw:style-name="gr53" draw:text-style-name="P20" svg:width="0.198cm" svg:height="0.449cm" svg:x="3.209cm" svg:y="0.799cm"><draw:text-box><text:p text:style-name="P19"><text:span text:style-name="T18">q</text:span></text:p></draw:text-box></draw:frame><draw:frame draw:style-name="gr56" draw:text-style-name="P20" svg:width="0.406cm" svg:height="1.301cm" svg:x="3.358cm" svg:y="0cm"><draw:text-box><text:p text:style-name="P19"><text:span text:style-name="T21">}</text:span></text:p></draw:text-box></draw:frame></draw:g></text:p>
      <text:p text:style-name="P3"><text:soft-page-break/>Givet vårt antagande att p &gt; q, faller sannolikheten exponentiellt när antalet block som angriparen måste komma ikapp ökar. Med oddsen mot sig, om inte angriparen har tur och gör ett lyckat språng framåt i ett tidigt skede, blir hans chanser försvinnande små allteftersom han hamnar alltmer på efterkälken. Vi betraktar nu hur länge mottagaren av en betalning måste vänta innan han är tillräckligt säker på att avsändaren inte kan ändra betalningen. Vi antar att avsändaren är en angripare som vill få mottagaren att tro ett tag att han betalt honom, och efter en stund återkallar betalningen för att betala tillbaka till sig själv. Mottagaren kommer att varnas när detta sker, men avsändaren hoppas att det kommer att vara för sent.</text:p>
      <text:p text:style-name="P3"><text:s text:c="5"/>Mottagaren genererar ett nytt nyckelpar och ger den publika nyckeln till avsändaren strax innan signering. Härigenom förhindras avsändaren från att förbereda en kedja av block i förväg genom att arbeta oavbrutet på det tills han har tur nog att få ett tillräckligt försprång, och utför sedan transaktionen i det ögonblicket. När betalningen väl har skickats, påbörjar den ohederliga avsändaren <text:span text:style-name="T8">arbeta </text:span>i hemlighet på en parallell kedja innehållande en alternativ version av <text:s/>transaktionen. </text:p>
      <text:p text:style-name="P3"><text:s text:c="5"/>Mottagaren väntar tills transaktionen har blivit inkluderat i ett block och z block har blivit länkade efter det.  Han vet inte exakt hur stora framsteg angriparen har gjort, men<text:span text:style-name="T10"> </text:span>antagandet att sammanlänkning av de hederliga blocken tagit den förväntade genomsnittstiden per block, ger att angriparens möjliga framsteg kommer att vara en Poissonfördelning med väntevärde: </text:p>
      <text:p text:style-name="P3"/>
      <text:p text:style-name="P8"><draw:g text:anchor-type="as-char" svg:y="-1.139cm" draw:z-index="203" draw:style-name="gr60"><draw:frame draw:style-name="gr61" draw:text-style-name="P20" svg:width="0.521cm" svg:height="0.481cm" svg:x="0cm" svg:y="0.247cm"><draw:text-box><text:p text:style-name="P19"><text:span text:style-name="T20"></text:span><text:span text:style-name="T20">=</text:span></text:p></draw:text-box></draw:frame><draw:frame draw:style-name="gr62" draw:text-style-name="P20" svg:width="0.156cm" svg:height="0.449cm" svg:x="0.554cm" svg:y="0.28cm"><draw:text-box><text:p text:style-name="P19"><text:span text:style-name="T18">z</text:span></text:p></draw:text-box></draw:frame><draw:polygon draw:style-name="gr9" svg:width="0.302cm" svg:height="0.017cm" svg:x="0.794cm" svg:y="0.499cm" svg:viewBox="0 0 303 18" draw:points="0,18 303,18 303,0 0,0"><text:p/></draw:polygon><draw:frame draw:style-name="gr53" draw:text-style-name="P20" svg:width="0.198cm" svg:height="0.449cm" svg:x="0.847cm" svg:y="0cm"><draw:text-box><text:p text:style-name="P19"><text:span text:style-name="T18">q</text:span></text:p></draw:text-box></draw:frame><draw:frame draw:style-name="gr53" draw:text-style-name="P20" svg:width="0.198cm" svg:height="0.449cm" svg:x="0.875cm" svg:y="0.476cm"><draw:text-box><text:p text:style-name="P19"><text:span text:style-name="T18">p</text:span></text:p></draw:text-box></draw:frame></draw:g></text:p>
      <text:p text:style-name="P3"/>
      <text:p text:style-name="P3">För att erhålla sannolikheten att angriparen fortfarande kan komma ikapp nu, multiplicerar vi <text:s/>Poissonfördelningens täthetsfunktion för varje framsteg han har gjort med sannolikheten att han kan komma ikapp från den punkten:</text:p>
      <text:p text:style-name="P3"/>
      <text:p text:style-name="P8"><draw:g text:anchor-type="as-char" draw:z-index="204" draw:style-name="gr52"><draw:frame draw:style-name="gr63" draw:text-style-name="P20" svg:width="0.452cm" svg:height="0.698cm" svg:x="0cm" svg:y="0.358cm"><draw:text-box><text:p text:style-name="P19"><text:span text:style-name="T23">∑</text:span></text:p></draw:text-box></draw:frame><draw:frame draw:style-name="gr64" draw:text-style-name="P20" svg:width="0.108cm" svg:height="0.272cm" svg:x="0cm" svg:y="0.984cm"><draw:text-box><text:p text:style-name="P19"><text:span text:style-name="T19">k</text:span></text:p></draw:text-box></draw:frame><draw:frame draw:style-name="gr65" draw:text-style-name="P20" svg:width="0.19cm" svg:height="0.29cm" svg:x="0.131cm" svg:y="0.967cm"><draw:text-box><text:p text:style-name="P19"><text:span text:style-name="T24">=</text:span></text:p></draw:text-box></draw:frame><draw:frame draw:style-name="gr66" draw:text-style-name="P20" svg:width="0.121cm" svg:height="0.272cm" svg:x="0.318cm" svg:y="0.984cm"><draw:text-box><text:p text:style-name="P19"><text:span text:style-name="T25">0</text:span></text:p></draw:text-box></draw:frame><draw:frame draw:style-name="gr67" draw:text-style-name="P20" svg:width="0.179cm" svg:height="0.29cm" svg:x="0.131cm" svg:y="0.247cm"><draw:text-box><text:p text:style-name="P19"><text:span text:style-name="T24">∞</text:span></text:p></draw:text-box></draw:frame><draw:frame draw:style-name="gr68" draw:text-style-name="P20" svg:width="0.212cm" svg:height="0.481cm" svg:x="0.554cm" svg:y="0.272cm"><draw:text-box><text:p text:style-name="P19"><text:span text:style-name="T20"></text:span></text:p></draw:text-box></draw:frame><draw:frame draw:style-name="gr64" draw:text-style-name="P20" svg:width="0.108cm" svg:height="0.272cm" svg:x="0.794cm" svg:y="0.235cm"><draw:text-box><text:p text:style-name="P19"><text:span text:style-name="T19">k</text:span></text:p></draw:text-box></draw:frame><draw:frame draw:style-name="gr69" draw:text-style-name="P20" svg:width="0.177cm" svg:height="0.449cm" svg:x="0.953cm" svg:y="0.307cm"><draw:text-box><text:p text:style-name="P19"><text:span text:style-name="T18">e</text:span></text:p></draw:text-box></draw:frame><draw:polygon draw:style-name="gr9" svg:width="0.923cm" svg:height="0.017cm" svg:x="0.555cm" svg:y="0.75cm" svg:viewBox="0 0 924 18" draw:points="0,18 924,18 924,0 0,0"><text:p/></draw:polygon><draw:frame draw:style-name="gr70" draw:text-style-name="P20" svg:width="0.315cm" svg:height="0.29cm" svg:x="1.139cm" svg:y="0.22cm"><draw:text-box><text:p text:style-name="P19"><text:span text:style-name="T24">−</text:span></text:p></draw:text-box></draw:frame><draw:frame draw:style-name="gr69" draw:text-style-name="P20" svg:width="0.177cm" svg:height="0.449cm" svg:x="0.847cm" svg:y="0.78cm"><draw:text-box><text:p text:style-name="P19"><text:span text:style-name="T18">k</text:span></text:p></draw:text-box></draw:frame><draw:frame draw:style-name="gr71" draw:text-style-name="P20" svg:width="0.119cm" svg:height="0.481cm" svg:x="1.058cm" svg:y="0.744cm"><draw:text-box><text:p text:style-name="P19"><text:span text:style-name="T20">!</text:span></text:p></draw:text-box></draw:frame><draw:frame draw:style-name="gr72" draw:text-style-name="P20" svg:width="0.228cm" svg:height="0.481cm" svg:x="1.453cm" svg:y="0.48cm"><draw:text-box><text:p text:style-name="P19"><text:span text:style-name="T20">⋅</text:span></text:p></draw:text-box></draw:frame><draw:frame draw:style-name="gr56" draw:text-style-name="P20" svg:width="0.406cm" svg:height="1.301cm" svg:x="1.616cm" svg:y="0cm"><draw:text-box><text:p text:style-name="P19"><text:span text:style-name="T21">{</text:span></text:p></draw:text-box></draw:frame><draw:frame draw:style-name="gr58" draw:text-style-name="P20" svg:width="0.126cm" svg:height="0.481cm" svg:x="1.834cm" svg:y="0.314cm"><draw:text-box><text:p text:style-name="P19"><text:span text:style-name="T20"></text:span></text:p></draw:text-box></draw:frame><draw:frame draw:style-name="gr53" draw:text-style-name="P20" svg:width="0.198cm" svg:height="0.449cm" svg:x="1.96cm" svg:y="0.346cm"><draw:text-box><text:p text:style-name="P19"><text:span text:style-name="T18">q</text:span></text:p></draw:text-box></draw:frame><draw:frame draw:style-name="gr59" draw:text-style-name="P20" svg:width="0.112cm" svg:height="0.481cm" svg:x="2.205cm" svg:y="0.314cm"><draw:text-box><text:p text:style-name="P19"><text:span text:style-name="T20">/</text:span></text:p></draw:text-box></draw:frame><draw:frame draw:style-name="gr53" draw:text-style-name="P20" svg:width="0.198cm" svg:height="0.449cm" svg:x="2.411cm" svg:y="0.346cm"><draw:text-box><text:p text:style-name="P19"><text:span text:style-name="T18">p</text:span></text:p></draw:text-box></draw:frame><draw:frame draw:style-name="gr58" draw:text-style-name="P20" svg:width="0.126cm" svg:height="0.481cm" svg:x="2.625cm" svg:y="0.314cm"><draw:text-box><text:p text:style-name="P19"><text:span text:style-name="T20"></text:span></text:p></draw:text-box></draw:frame><draw:frame draw:style-name="gr73" draw:text-style-name="P20" svg:width="0.077cm" svg:height="0.29cm" svg:x="2.731cm" svg:y="0.25cm"><draw:text-box><text:p text:style-name="P19"><text:span text:style-name="T24"></text:span></text:p></draw:text-box></draw:frame><draw:frame draw:style-name="gr54" draw:text-style-name="P20" svg:width="0.094cm" svg:height="0.272cm" svg:x="2.84cm" svg:y="0.265cm"><draw:text-box><text:p text:style-name="P19"><text:span text:style-name="T19">z</text:span></text:p></draw:text-box></draw:frame><draw:frame draw:style-name="gr65" draw:text-style-name="P20" svg:width="0.19cm" svg:height="0.29cm" svg:x="2.946cm" svg:y="0.25cm"><draw:text-box><text:p text:style-name="P19"><text:span text:style-name="T24">−</text:span></text:p></draw:text-box></draw:frame><draw:frame draw:style-name="gr64" draw:text-style-name="P20" svg:width="0.108cm" svg:height="0.272cm" svg:x="3.154cm" svg:y="0.265cm"><draw:text-box><text:p text:style-name="P19"><text:span text:style-name="T19">k</text:span></text:p></draw:text-box></draw:frame><draw:frame draw:style-name="gr73" draw:text-style-name="P20" svg:width="0.077cm" svg:height="0.29cm" svg:x="3.288cm" svg:y="0.25cm"><draw:text-box><text:p text:style-name="P19"><text:span text:style-name="T24"></text:span></text:p></draw:text-box></draw:frame><draw:frame draw:style-name="gr74" draw:text-style-name="P20" svg:width="0.489cm" svg:height="0.449cm" svg:x="3.711cm" svg:y="0.277cm"><draw:text-box><text:p text:style-name="P19"><text:span text:style-name="T18">if k</text:span></text:p></draw:text-box></draw:frame><draw:frame draw:style-name="gr55" draw:text-style-name="P20" svg:width="0.313cm" svg:height="0.481cm" svg:x="4.269cm" svg:y="0.242cm"><draw:text-box><text:p text:style-name="P19"><text:span text:style-name="T20">≤</text:span></text:p></draw:text-box></draw:frame><draw:frame draw:style-name="gr62" draw:text-style-name="P20" svg:width="0.156cm" svg:height="0.449cm" svg:x="4.636cm" svg:y="0.277cm"><draw:text-box><text:p text:style-name="P19"><text:span text:style-name="T18">z</text:span></text:p></draw:text-box></draw:frame><draw:frame draw:style-name="gr53" draw:text-style-name="P20" svg:width="0.198cm" svg:height="0.449cm" svg:x="2.494cm" svg:y="0.794cm"><draw:text-box><text:p text:style-name="P19"><text:span text:style-name="T22">1</text:span></text:p></draw:text-box></draw:frame><draw:frame draw:style-name="gr74" draw:text-style-name="P20" svg:width="0.489cm" svg:height="0.449cm" svg:x="3.711cm" svg:y="0.75cm"><draw:text-box><text:p text:style-name="P19"><text:span text:style-name="T18">if k</text:span></text:p></draw:text-box></draw:frame><draw:frame draw:style-name="gr55" draw:text-style-name="P20" svg:width="0.313cm" svg:height="0.481cm" svg:x="4.269cm" svg:y="0.714cm"><draw:text-box><text:p text:style-name="P19"><text:span text:style-name="T20"></text:span></text:p></draw:text-box></draw:frame><draw:frame draw:style-name="gr62" draw:text-style-name="P20" svg:width="0.156cm" svg:height="0.449cm" svg:x="4.636cm" svg:y="0.75cm"><draw:text-box><text:p text:style-name="P19"><text:span text:style-name="T18">z</text:span></text:p></draw:text-box></draw:frame><draw:frame draw:style-name="gr56" draw:text-style-name="P20" svg:width="0.406cm" svg:height="1.301cm" svg:x="4.763cm" svg:y="0cm"><draw:text-box><text:p text:style-name="P19"><text:span text:style-name="T21">}</text:span></text:p></draw:text-box></draw:frame></draw:g></text:p>
      <text:p text:style-name="P3"/>
      <text:p text:style-name="P3">Skriver om för att undvika att summera fördelningens oändliga svans ...</text:p>
      <text:p text:style-name="P3"/>
      <text:p text:style-name="P8"><draw:g text:anchor-type="as-char" draw:z-index="205" draw:style-name="gr52"><draw:frame draw:style-name="gr53" draw:text-style-name="P20" svg:width="0.198cm" svg:height="0.449cm" svg:x="0cm" svg:y="0.268cm"><draw:text-box><text:p text:style-name="P19"><text:span text:style-name="T22">1</text:span></text:p></draw:text-box></draw:frame><draw:frame draw:style-name="gr55" draw:text-style-name="P20" svg:width="0.313cm" svg:height="0.481cm" svg:x="0.183cm" svg:y="0.236cm"><draw:text-box><text:p text:style-name="P19"><text:span text:style-name="T20">−</text:span></text:p></draw:text-box></draw:frame><draw:frame draw:style-name="gr63" draw:text-style-name="P20" svg:width="0.452cm" svg:height="0.698cm" svg:x="0.501cm" svg:y="0.148cm"><draw:text-box><text:p text:style-name="P19"><text:span text:style-name="T23">∑</text:span></text:p></draw:text-box></draw:frame><draw:frame draw:style-name="gr64" draw:text-style-name="P20" svg:width="0.108cm" svg:height="0.272cm" svg:x="0.529cm" svg:y="0.79cm"><draw:text-box><text:p text:style-name="P19"><text:span text:style-name="T19">k</text:span></text:p></draw:text-box></draw:frame><draw:frame draw:style-name="gr65" draw:text-style-name="P20" svg:width="0.19cm" svg:height="0.29cm" svg:x="0.66cm" svg:y="0.773cm"><draw:text-box><text:p text:style-name="P19"><text:span text:style-name="T24">=</text:span></text:p></draw:text-box></draw:frame><draw:frame draw:style-name="gr66" draw:text-style-name="P20" svg:width="0.121cm" svg:height="0.272cm" svg:x="0.847cm" svg:y="0.79cm"><draw:text-box><text:p text:style-name="P19"><text:span text:style-name="T25">0</text:span></text:p></draw:text-box></draw:frame><draw:frame draw:style-name="gr54" draw:text-style-name="P20" svg:width="0.094cm" svg:height="0.272cm" svg:x="0.693cm" svg:y="0cm"><draw:text-box><text:p text:style-name="P19"><text:span text:style-name="T19">z</text:span></text:p></draw:text-box></draw:frame><draw:frame draw:style-name="gr68" draw:text-style-name="P20" svg:width="0.212cm" svg:height="0.481cm" svg:x="1.076cm" svg:y="0.044cm"><draw:text-box><text:p text:style-name="P19"><text:span text:style-name="T20"></text:span></text:p></draw:text-box></draw:frame><draw:frame draw:style-name="gr64" draw:text-style-name="P20" svg:width="0.108cm" svg:height="0.272cm" svg:x="1.288cm" svg:y="0.044cm"><draw:text-box><text:p text:style-name="P19"><text:span text:style-name="T19">k</text:span></text:p></draw:text-box></draw:frame><draw:frame draw:style-name="gr69" draw:text-style-name="P20" svg:width="0.177cm" svg:height="0.449cm" svg:x="1.475cm" svg:y="0.093cm"><draw:text-box><text:p text:style-name="P19"><text:span text:style-name="T18">e</text:span></text:p></draw:text-box></draw:frame><draw:polygon draw:style-name="gr9" svg:width="0.923cm" svg:height="0.017cm" svg:x="1.052cm" svg:y="0.546cm" svg:viewBox="0 0 924 18" draw:points="0,18 924,18 924,0 0,0"><text:p/></draw:polygon><draw:frame draw:style-name="gr70" draw:text-style-name="P20" svg:width="0.315cm" svg:height="0.29cm" svg:x="1.651cm" svg:y="0.025cm"><draw:text-box><text:p text:style-name="P19"><text:span text:style-name="T24">−</text:span></text:p></draw:text-box></draw:frame><draw:frame draw:style-name="gr69" draw:text-style-name="P20" svg:width="0.177cm" svg:height="0.449cm" svg:x="1.369cm" svg:y="0.594cm"><draw:text-box><text:p text:style-name="P19"><text:span text:style-name="T18">k</text:span></text:p></draw:text-box></draw:frame><draw:frame draw:style-name="gr71" draw:text-style-name="P20" svg:width="0.119cm" svg:height="0.481cm" svg:x="1.577cm" svg:y="0.547cm"><draw:text-box><text:p text:style-name="P19"><text:span text:style-name="T20">!</text:span></text:p></draw:text-box></draw:frame><draw:frame draw:style-name="gr75" draw:text-style-name="P20" svg:width="0.165cm" svg:height="0.638cm" svg:x="2.028cm" svg:y="0.134cm"><draw:text-box><text:p text:style-name="P19"><text:span text:style-name="T26"></text:span></text:p></draw:text-box></draw:frame><draw:frame draw:style-name="gr53" draw:text-style-name="P20" svg:width="0.198cm" svg:height="0.449cm" svg:x="2.155cm" svg:y="0.268cm"><draw:text-box><text:p text:style-name="P19"><text:span text:style-name="T22">1</text:span></text:p></draw:text-box></draw:frame><draw:frame draw:style-name="gr76" draw:text-style-name="P20" svg:width="0.433cm" svg:height="0.481cm" svg:x="2.353cm" svg:y="0.236cm"><draw:text-box><text:p text:style-name="P19"><text:span text:style-name="T20">−</text:span></text:p></draw:text-box></draw:frame><draw:frame draw:style-name="gr53" draw:text-style-name="P20" svg:width="0.198cm" svg:height="0.449cm" svg:x="2.815cm" svg:y="0.268cm"><draw:text-box><text:p text:style-name="P19"><text:span text:style-name="T18">q</text:span></text:p></draw:text-box></draw:frame><draw:frame draw:style-name="gr59" draw:text-style-name="P20" svg:width="0.112cm" svg:height="0.481cm" svg:x="3.037cm" svg:y="0.236cm"><draw:text-box><text:p text:style-name="P19"><text:span text:style-name="T20">/</text:span></text:p></draw:text-box></draw:frame><draw:frame draw:style-name="gr53" draw:text-style-name="P20" svg:width="0.198cm" svg:height="0.449cm" svg:x="3.263cm" svg:y="0.268cm"><draw:text-box><text:p text:style-name="P19"><text:span text:style-name="T18">p</text:span></text:p></draw:text-box></draw:frame><draw:frame draw:style-name="gr58" draw:text-style-name="P20" svg:width="0.126cm" svg:height="0.481cm" svg:x="3.461cm" svg:y="0.236cm"><draw:text-box><text:p text:style-name="P19"><text:span text:style-name="T20"></text:span></text:p></draw:text-box></draw:frame><draw:frame draw:style-name="gr73" draw:text-style-name="P20" svg:width="0.077cm" svg:height="0.29cm" svg:x="3.567cm" svg:y="0.189cm"><draw:text-box><text:p text:style-name="P19"><text:span text:style-name="T24"></text:span></text:p></draw:text-box></draw:frame><draw:frame draw:style-name="gr54" draw:text-style-name="P20" svg:width="0.094cm" svg:height="0.272cm" svg:x="3.672cm" svg:y="0.199cm"><draw:text-box><text:p text:style-name="P19"><text:span text:style-name="T19">z</text:span></text:p></draw:text-box></draw:frame><draw:frame draw:style-name="gr65" draw:text-style-name="P20" svg:width="0.19cm" svg:height="0.29cm" svg:x="3.778cm" svg:y="0.189cm"><draw:text-box><text:p text:style-name="P19"><text:span text:style-name="T24">−</text:span></text:p></draw:text-box></draw:frame><draw:frame draw:style-name="gr64" draw:text-style-name="P20" svg:width="0.108cm" svg:height="0.272cm" svg:x="3.99cm" svg:y="0.199cm"><draw:text-box><text:p text:style-name="P19"><text:span text:style-name="T19">k</text:span></text:p></draw:text-box></draw:frame><draw:frame draw:style-name="gr73" draw:text-style-name="P20" svg:width="0.077cm" svg:height="0.29cm" svg:x="4.12cm" svg:y="0.189cm"><draw:text-box><text:p text:style-name="P19"><text:span text:style-name="T24"></text:span></text:p></draw:text-box></draw:frame><draw:frame draw:style-name="gr75" draw:text-style-name="P20" svg:width="0.165cm" svg:height="0.638cm" svg:x="4.202cm" svg:y="0.134cm"><draw:text-box><text:p text:style-name="P19"><text:span text:style-name="T26"></text:span></text:p></draw:text-box></draw:frame></draw:g></text:p>
      <text:p text:style-name="P3"/>
      <text:p text:style-name="P3">Implementerar med C-kod...</text:p>
      <text:p text:style-name="P3"/>
      <text:p text:style-name="P8"><draw:g text:anchor-type="as-char" draw:z-index="416" draw:style-name="gr77"><draw:frame draw:style-name="gr98" draw:text-style-name="P20" svg:width="2.883cm" svg:height="0.322cm" svg:x="0cm" svg:y="0cm"><draw:text-box><text:p text:style-name="P19"><text:span text:style-name="T27">#include &lt;math.h&gt;</text:span></text:p></draw:text-box></draw:frame><draw:frame draw:style-name="gr99" draw:text-style-name="P20" svg:width="8.471cm" svg:height="0.322cm" svg:x="0cm" svg:y="0.321cm"><draw:text-box><text:p text:style-name="P19"><text:span text:style-name="T27">double AttackerSuccessProbability(double q, int z)</text:span></text:p></draw:text-box></draw:frame><draw:frame draw:style-name="gr100" draw:text-style-name="P20" svg:width="0.174cm" svg:height="0.322cm" svg:x="0cm" svg:y="0.639cm"><draw:text-box><text:p text:style-name="P19"><text:span text:style-name="T27">{</text:span></text:p></draw:text-box></draw:frame><draw:frame draw:style-name="gr101" draw:text-style-name="P20" svg:width="3.899cm" svg:height="0.322cm" svg:x="0cm" svg:y="0.96cm"><draw:text-box><text:p text:style-name="P19"><text:span text:style-name="T27"><text:s text:c="4"/></text:span><text:span text:style-name="T27">double p = 1.0 - q;</text:span></text:p></draw:text-box></draw:frame><draw:frame draw:style-name="gr102" draw:text-style-name="P20" svg:width="5.423cm" svg:height="0.322cm" svg:x="0cm" svg:y="1.277cm"><draw:text-box><text:p text:style-name="P19"><text:span text:style-name="T27"><text:s text:c="4"/></text:span><text:span text:style-name="T27">double lambda = z * (q / p);</text:span></text:p></draw:text-box></draw:frame><draw:frame draw:style-name="gr103" draw:text-style-name="P20" svg:width="3.56cm" svg:height="0.322cm" svg:x="0cm" svg:y="1.598cm"><draw:text-box><text:p text:style-name="P19"><text:span text:style-name="T27"><text:s text:c="4"/></text:span><text:span text:style-name="T27">double sum = 1.0;</text:span></text:p></draw:text-box></draw:frame><draw:frame draw:style-name="gr82" draw:text-style-name="P20" svg:width="2.206cm" svg:height="0.322cm" svg:x="0cm" svg:y="1.916cm"><draw:text-box><text:p text:style-name="P19"><text:span text:style-name="T27"><text:s text:c="4"/></text:span><text:span text:style-name="T27">int i, k;</text:span></text:p></draw:text-box></draw:frame><draw:frame draw:style-name="gr104" draw:text-style-name="P20" svg:width="4.746cm" svg:height="0.322cm" svg:x="0cm" svg:y="2.237cm"><draw:text-box><text:p text:style-name="P19"><text:span text:style-name="T27"><text:s text:c="4"/></text:span><text:span text:style-name="T27">for (k = 0; k &lt;= z; k++)</text:span></text:p></draw:text-box></draw:frame><draw:frame draw:style-name="gr78" draw:text-style-name="P20" svg:width="0.851cm" svg:height="0.322cm" svg:x="0cm" svg:y="2.554cm"><draw:text-box><text:p text:style-name="P19"><text:span text:style-name="T27"><text:s text:c="4"/></text:span><text:span text:style-name="T27">{</text:span></text:p></draw:text-box></draw:frame><draw:frame draw:style-name="gr105" draw:text-style-name="P20" svg:width="6.439cm" svg:height="0.322cm" svg:x="0cm" svg:y="2.875cm"><draw:text-box><text:p text:style-name="P19"><text:span text:style-name="T27"><text:s text:c="8"/></text:span><text:span text:style-name="T27">double poisson = exp(-lambda);</text:span></text:p></draw:text-box></draw:frame><draw:frame draw:style-name="gr102" draw:text-style-name="P20" svg:width="5.423cm" svg:height="0.322cm" svg:x="0cm" svg:y="3.193cm"><draw:text-box><text:p text:style-name="P19"><text:span text:style-name="T27"><text:s text:c="8"/></text:span><text:span text:style-name="T27">for (i = 1; i &lt;= k; i++)</text:span></text:p></draw:text-box></draw:frame><draw:frame draw:style-name="gr106" draw:text-style-name="P20" svg:width="5.762cm" svg:height="0.322cm" svg:x="0cm" svg:y="3.514cm"><draw:text-box><text:p text:style-name="P19"><text:span text:style-name="T27"><text:s text:c="12"/></text:span><text:span text:style-name="T27">poisson *= lambda / i;</text:span></text:p></draw:text-box></draw:frame><draw:frame draw:style-name="gr107" draw:text-style-name="P20" svg:width="8.302cm" svg:height="0.322cm" svg:x="0cm" svg:y="3.831cm"><draw:text-box><text:p text:style-name="P19"><text:span text:style-name="T27"><text:s text:c="8"/></text:span><text:span text:style-name="T27">sum -= poisson * (1 - pow(q / p, z - k));</text:span></text:p></draw:text-box></draw:frame><draw:frame draw:style-name="gr78" draw:text-style-name="P20" svg:width="0.851cm" svg:height="0.322cm" svg:x="0cm" svg:y="4.152cm"><draw:text-box><text:p text:style-name="P19"><text:span text:style-name="T27"><text:s text:c="4"/></text:span><text:span text:style-name="T27">}</text:span></text:p></draw:text-box></draw:frame><draw:frame draw:style-name="gr108" draw:text-style-name="P20" svg:width="2.544cm" svg:height="0.322cm" svg:x="0cm" svg:y="4.47cm"><draw:text-box><text:p text:style-name="P19"><text:span text:style-name="T27"><text:s text:c="4"/></text:span><text:span text:style-name="T27">return sum;</text:span></text:p></draw:text-box></draw:frame><draw:frame draw:style-name="gr100" draw:text-style-name="P20" svg:width="0.174cm" svg:height="0.322cm" svg:x="0cm" svg:y="4.791cm"><draw:text-box><text:p text:style-name="P19"><text:span text:style-name="T27">}</text:span></text:p></draw:text-box></draw:frame></draw:g></text:p>
      <text:p text:style-name="P7">Vid testkörning av ett antal resultat, ser vi att sannolikheten faller exponentiellt med z.</text:p>
      <text:p text:style-name="P3"/>
      <text:p text:style-name="P8"><draw:g text:anchor-type="as-char" draw:z-index="206" draw:style-name="gr77"><draw:frame draw:style-name="gr78" draw:text-style-name="P20" svg:width="0.851cm" svg:height="0.322cm" svg:x="0cm" svg:y="0cm"><draw:text-box><text:p text:style-name="P19"><text:span text:style-name="T27">q=0.1</text:span></text:p></draw:text-box></draw:frame><draw:frame draw:style-name="gr79" draw:text-style-name="P20" svg:width="3.052cm" svg:height="0.322cm" svg:x="0cm" svg:y="0.318cm"><draw:text-box><text:p text:style-name="P19"><text:span text:style-name="T27">z=0 <text:s text:c="3"/>P=1.0000000</text:span></text:p></draw:text-box></draw:frame><draw:frame draw:style-name="gr79" draw:text-style-name="P20" svg:width="3.052cm" svg:height="0.322cm" svg:x="0cm" svg:y="0.639cm"><draw:text-box><text:p text:style-name="P19"><text:span text:style-name="T27">z=1 <text:s text:c="3"/>P=0.2045873</text:span></text:p></draw:text-box></draw:frame><draw:frame draw:style-name="gr79" draw:text-style-name="P20" svg:width="3.052cm" svg:height="0.322cm" svg:x="0cm" svg:y="0.956cm"><draw:text-box><text:p text:style-name="P19"><text:span text:style-name="T27">z=2 <text:s text:c="3"/>P=0.0509779</text:span></text:p></draw:text-box></draw:frame><draw:frame draw:style-name="gr79" draw:text-style-name="P20" svg:width="3.052cm" svg:height="0.322cm" svg:x="0cm" svg:y="1.277cm"><draw:text-box><text:p text:style-name="P19"><text:span text:style-name="T27">z=3 <text:s text:c="3"/>P=0.0131722</text:span></text:p></draw:text-box></draw:frame><draw:frame draw:style-name="gr79" draw:text-style-name="P20" svg:width="3.052cm" svg:height="0.322cm" svg:x="0cm" svg:y="1.595cm"><draw:text-box><text:p text:style-name="P19"><text:span text:style-name="T27">z=4 <text:s text:c="3"/>P=0.0034552</text:span></text:p></draw:text-box></draw:frame><draw:frame draw:style-name="gr79" draw:text-style-name="P20" svg:width="3.052cm" svg:height="0.322cm" svg:x="0cm" svg:y="1.916cm"><draw:text-box><text:p text:style-name="P19"><text:span text:style-name="T27">z=5 <text:s text:c="3"/>P=0.0009137</text:span></text:p></draw:text-box></draw:frame><draw:frame draw:style-name="gr79" draw:text-style-name="P20" svg:width="3.052cm" svg:height="0.322cm" svg:x="0cm" svg:y="2.233cm"><draw:text-box><text:p text:style-name="P19"><text:span text:style-name="T27">z=6 <text:s text:c="3"/>P=0.0002428</text:span></text:p></draw:text-box></draw:frame><draw:frame draw:style-name="gr79" draw:text-style-name="P20" svg:width="3.052cm" svg:height="0.322cm" svg:x="0cm" svg:y="2.554cm"><draw:text-box><text:p text:style-name="P19"><text:span text:style-name="T27">z=7 <text:s text:c="3"/>P=0.0000647</text:span></text:p></draw:text-box></draw:frame><draw:frame draw:style-name="gr79" draw:text-style-name="P20" svg:width="3.052cm" svg:height="0.322cm" svg:x="0cm" svg:y="2.872cm"><draw:text-box><text:p text:style-name="P19"><text:span text:style-name="T27">z=8 <text:s text:c="3"/>P=0.0000173</text:span></text:p></draw:text-box></draw:frame><draw:frame draw:style-name="gr79" draw:text-style-name="P20" svg:width="3.052cm" svg:height="0.322cm" svg:x="0cm" svg:y="3.193cm"><draw:text-box><text:p text:style-name="P19"><text:span text:style-name="T27">z=9 <text:s text:c="3"/>P=0.0000046</text:span></text:p></draw:text-box></draw:frame><draw:frame draw:style-name="gr79" draw:text-style-name="P20" svg:width="3.052cm" svg:height="0.322cm" svg:x="0cm" svg:y="3.51cm"><draw:text-box><text:p text:style-name="P19"><text:span text:style-name="T27">z=10 <text:s text:c="2"/>P=0.0000012</text:span></text:p></draw:text-box></draw:frame><draw:frame draw:style-name="gr78" draw:text-style-name="P20" svg:width="0.851cm" svg:height="0.322cm" svg:x="0cm" svg:y="4.187cm"><draw:text-box><text:p text:style-name="P19"><text:span text:style-name="T27">q=0.3</text:span></text:p></draw:text-box></draw:frame><draw:frame draw:style-name="gr79" draw:text-style-name="P20" svg:width="3.052cm" svg:height="0.322cm" svg:x="0cm" svg:y="4.505cm"><draw:text-box><text:p text:style-name="P19"><text:span text:style-name="T27">z=0 <text:s text:c="3"/>P=1.0000000</text:span></text:p></draw:text-box></draw:frame><draw:frame draw:style-name="gr79" draw:text-style-name="P20" svg:width="3.052cm" svg:height="0.322cm" svg:x="0cm" svg:y="4.826cm"><draw:text-box><text:p text:style-name="P19"><text:span text:style-name="T27">z=5 <text:s text:c="3"/>P=0.1773523</text:span></text:p></draw:text-box></draw:frame><draw:frame draw:style-name="gr79" draw:text-style-name="P20" svg:width="3.052cm" svg:height="0.322cm" svg:x="0cm" svg:y="5.144cm"><draw:text-box><text:p text:style-name="P19"><text:span text:style-name="T27">z=10 <text:s text:c="2"/>P=0.0416605</text:span></text:p></draw:text-box></draw:frame><draw:frame draw:style-name="gr79" draw:text-style-name="P20" svg:width="3.052cm" svg:height="0.322cm" svg:x="0cm" svg:y="5.465cm"><draw:text-box><text:p text:style-name="P19"><text:span text:style-name="T27">z=15 <text:s text:c="2"/>P=0.0101008</text:span></text:p></draw:text-box></draw:frame><draw:frame draw:style-name="gr79" draw:text-style-name="P20" svg:width="3.052cm" svg:height="0.322cm" svg:x="0cm" svg:y="5.782cm"><draw:text-box><text:p text:style-name="P19"><text:span text:style-name="T27">z=20 <text:s text:c="2"/>P=0.0024804</text:span></text:p></draw:text-box></draw:frame><draw:frame draw:style-name="gr79" draw:text-style-name="P20" svg:width="3.052cm" svg:height="0.322cm" svg:x="0cm" svg:y="6.103cm"><draw:text-box><text:p text:style-name="P19"><text:span text:style-name="T27">z=25 <text:s text:c="2"/>P=0.0006132</text:span></text:p></draw:text-box></draw:frame><draw:frame draw:style-name="gr79" draw:text-style-name="P20" svg:width="3.052cm" svg:height="0.322cm" svg:x="0cm" svg:y="6.421cm"><draw:text-box><text:p text:style-name="P19"><text:span text:style-name="T27">z=30 <text:s text:c="2"/>P=0.0001522</text:span></text:p></draw:text-box></draw:frame><draw:frame draw:style-name="gr79" draw:text-style-name="P20" svg:width="3.052cm" svg:height="0.322cm" svg:x="0cm" svg:y="6.742cm"><draw:text-box><text:p text:style-name="P19"><text:span text:style-name="T27">z=35 <text:s text:c="2"/>P=0.0000379</text:span></text:p></draw:text-box></draw:frame><draw:frame draw:style-name="gr79" draw:text-style-name="P20" svg:width="3.052cm" svg:height="0.322cm" svg:x="0cm" svg:y="7.059cm"><draw:text-box><text:p text:style-name="P19"><text:span text:style-name="T27">z=40 <text:s text:c="2"/>P=0.0000095</text:span></text:p></draw:text-box></draw:frame><draw:frame draw:style-name="gr79" draw:text-style-name="P20" svg:width="3.052cm" svg:height="0.322cm" svg:x="0cm" svg:y="7.38cm"><draw:text-box><text:p text:style-name="P19"><text:span text:style-name="T27">z=45 <text:s text:c="2"/>P=0.0000024</text:span></text:p></draw:text-box></draw:frame><draw:frame draw:style-name="gr79" draw:text-style-name="P20" svg:width="3.052cm" svg:height="0.322cm" svg:x="0cm" svg:y="7.698cm"><draw:text-box><text:p text:style-name="P19"><text:span text:style-name="T27">z=50 <text:s text:c="2"/>P=0.0000006</text:span></text:p></draw:text-box></draw:frame></draw:g></text:p>
      <text:p text:style-name="P3"/>
      <text:p text:style-name="P3">Vi löser för P mindre än 0.1%...</text:p>
      <text:p text:style-name="P3"/>
      <text:p text:style-name="P8"><draw:g text:anchor-type="as-char" draw:z-index="207" draw:style-name="gr77"><draw:frame draw:style-name="gr80" draw:text-style-name="P20" svg:width="1.528cm" svg:height="0.322cm" svg:x="0cm" svg:y="0cm"><draw:text-box><text:p text:style-name="P19"><text:span text:style-name="T27">P &lt; 0.001</text:span></text:p></draw:text-box></draw:frame><draw:frame draw:style-name="gr81" draw:text-style-name="P20" svg:width="2.036cm" svg:height="0.322cm" svg:x="0cm" svg:y="0.321cm"><draw:text-box><text:p text:style-name="P19"><text:span text:style-name="T27">q=0.10 <text:s text:c="2"/>z=5</text:span></text:p></draw:text-box></draw:frame><draw:frame draw:style-name="gr81" draw:text-style-name="P20" svg:width="2.036cm" svg:height="0.322cm" svg:x="0cm" svg:y="0.639cm"><draw:text-box><text:p text:style-name="P19"><text:span text:style-name="T27">q=0.15 <text:s text:c="2"/>z=8</text:span></text:p></draw:text-box></draw:frame><draw:frame draw:style-name="gr82" draw:text-style-name="P20" svg:width="2.206cm" svg:height="0.322cm" svg:x="0cm" svg:y="0.96cm"><draw:text-box><text:p text:style-name="P19"><text:span text:style-name="T27">q=0.20 <text:s text:c="2"/>z=11</text:span></text:p></draw:text-box></draw:frame><draw:frame draw:style-name="gr82" draw:text-style-name="P20" svg:width="2.206cm" svg:height="0.322cm" svg:x="0cm" svg:y="1.277cm"><draw:text-box><text:p text:style-name="P19"><text:span text:style-name="T27">q=0.25 <text:s text:c="2"/>z=15</text:span></text:p></draw:text-box></draw:frame><draw:frame draw:style-name="gr82" draw:text-style-name="P20" svg:width="2.206cm" svg:height="0.322cm" svg:x="0cm" svg:y="1.598cm"><draw:text-box><text:p text:style-name="P19"><text:span text:style-name="T27">q=0.30 <text:s text:c="2"/>z=24</text:span></text:p></draw:text-box></draw:frame><draw:frame draw:style-name="gr82" draw:text-style-name="P20" svg:width="2.206cm" svg:height="0.322cm" svg:x="0cm" svg:y="1.916cm"><draw:text-box><text:p text:style-name="P19"><text:span text:style-name="T27">q=0.35 <text:s text:c="2"/>z=41</text:span></text:p></draw:text-box></draw:frame><draw:frame draw:style-name="gr82" draw:text-style-name="P20" svg:width="2.206cm" svg:height="0.322cm" svg:x="0cm" svg:y="2.237cm"><draw:text-box><text:p text:style-name="P19"><text:span text:style-name="T27">q=0.40 <text:s text:c="2"/>z=89</text:span></text:p></draw:text-box></draw:frame><draw:frame draw:style-name="gr83" draw:text-style-name="P20" svg:width="2.375cm" svg:height="0.322cm" svg:x="0cm" svg:y="2.554cm"><draw:text-box><text:p text:style-name="P19"><text:span text:style-name="T27">q=0.45 <text:s text:c="2"/>z=340</text:span></text:p></draw:text-box></draw:frame></draw:g></text:p>
      <text:h text:style-name="P18" text:outline-level="2">12. <text:s text:c="3"/>Slutsats</text:h>
      <text:p text:style-name="P3">Vi har föreslagit ett system för elektroniska transaktioner som inte är avhängig av tillit. Vi började med det vanliga ramverket för mynt som skapas med digitala signaturer, vilket ger stark kontroll över ägandet men är alltjämnt ofullständigt, utan någon mekanism som förhindrar dubbelbetalning. För att lösa problemet, föreslog vi ett P2P-nätverk som använder proof-of-work för att skapa en historik över transaktionerna som är offentlig och som snabbt blir beräkningmässigt opraktiskt för en angripare att ändra, om tillförlitliga noder styr över majoriteten av CPU-kraft i nätverket. Nätverket är robust i sin ostrukturerad enkelhet. Noder arbetar alla samtidigt med lite samordning. De behöver inte vara identifierade, eftersom meddelanden inte vidarebefordras till någon särskild plats utan behöver endast levereras efter bästa förmåga. Noder kan lämna och återansluta till nätverket som de vill, samt accepterar proof-of-work kedjan som bevis för händelser som inträffar när de är bortkopplade. De röstar med sin CPU-kraft, och uttrycker sitt godkännande av giltiga block genom att arbeta på att förlänga dem, och sitt avvisande genom sin vägran att arbeta på dem.  Nödvändiga regler och incitament kan genomföras med denna konsensusmekanism.</text:p>
      <text:p text:style-name="P3"/>
      <text:p text:style-name="P3"/>
      <text:p text:style-name="P3"/>
      <text:h text:style-name="P18" text:outline-level="2"><text:soft-page-break/>Referenser</text:h>
      <text:list xml:id="list8291822098264905955" text:style-name="Numbering_20_2">
        <text:list-item>
          <text:p text:style-name="P14">W. Dai, "b-money," http://www.weidai.com/bmoney.txt, 1998. </text:p>
        </text:list-item>
        <text:list-item>
          <text:p text:style-name="P15"><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5"><text:span text:style-name="T1">S. Haber, W.S. Stornetta, "How to time-stamp a digital document," In </text:span><text:span text:style-name="T2">Journal of Cryptology</text:span><text:span text:style-name="T1">, vol 3, no 2, pages 99-111, 1991. </text:span></text:p>
        </text:list-item>
        <text:list-item>
          <text:p text:style-name="P15"><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5"><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4">A. Back, "Hashcash - a denial of service counter-measure," <text:line-break/>http://www.hashcash.org/papers/hashcash.pdf, 2002. </text:p>
        </text:list-item>
        <text:list-item>
          <text:p text:style-name="P15"><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4">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5-07-18T21:59:12.23</dc:date>
    <meta:editing-duration>P11DT2H33M46S</meta:editing-duration>
    <meta:editing-cycles>556</meta:editing-cycles>
    <meta:generator>OpenOffice/4.1.1$Win32 OpenOffice.org_project/411m6$Build-9775</meta:generator>
    <meta:document-statistic meta:table-count="0" meta:image-count="0" meta:object-count="0" meta:page-count="9" meta:paragraph-count="82" meta:word-count="3139" meta:character-count="21484"/>
  </office:meta>
</office:document-meta>
</file>